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2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eso</text:p>
          </table:table-cell>
          <table:table-cell table:style-name="Default" office:value-type="string" calcext:value-type="string">
            <text:p>NW</text:p>
          </table:table-cell>
          <table:table-cell office:value-type="string" calcext:value-type="string">
            <text:p>pesoFinal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knapPI_16_500_1000_1</text:p>
          </table:table-cell>
          <table:table-cell office:value-type="float" office:value="500" calcext:value-type="float">
            <text:p>500</text:p>
          </table:table-cell>
          <table:table-cell office:value-type="float" office:value="2446" calcext:value-type="float">
            <text:p>2446</text:p>
          </table:table-cell>
          <table:table-cell table:formula="of:=[.C2]*[.B2]" office:value-type="float" office:value="1223000" calcext:value-type="float">
            <text:p>1.223E+06</text:p>
          </table:table-cell>
          <table:table-cell office:value-type="float" office:value="13145" calcext:value-type="float">
            <text:p>13145</text:p>
          </table:table-cell>
          <table:table-cell office:value-type="float" office:value="5.44652" calcext:value-type="float">
            <text:p>5.44652</text:p>
          </table:table-cell>
        </table:table-row>
        <table:table-row table:style-name="ro1">
          <table:table-cell office:value-type="string" calcext:value-type="string">
            <text:p>knapPI_16_500_1000_2</text:p>
          </table:table-cell>
          <table:table-cell office:value-type="float" office:value="500" calcext:value-type="float">
            <text:p>500</text:p>
          </table:table-cell>
          <table:table-cell office:value-type="float" office:value="4948" calcext:value-type="float">
            <text:p>4948</text:p>
          </table:table-cell>
          <table:table-cell table:formula="of:=[.C3]*[.B3]" office:value-type="float" office:value="2474000" calcext:value-type="float">
            <text:p>2.474E+06</text:p>
          </table:table-cell>
          <table:table-cell office:value-type="float" office:value="22574" calcext:value-type="float">
            <text:p>22574</text:p>
          </table:table-cell>
          <table:table-cell office:value-type="float" office:value="11.023" calcext:value-type="float">
            <text:p>11.023</text:p>
          </table:table-cell>
        </table:table-row>
        <table:table-row table:style-name="ro1">
          <table:table-cell office:value-type="string" calcext:value-type="string">
            <text:p>knapPI_16_500_1000_3</text:p>
          </table:table-cell>
          <table:table-cell office:value-type="float" office:value="500" calcext:value-type="float">
            <text:p>500</text:p>
          </table:table-cell>
          <table:table-cell office:value-type="float" office:value="7377" calcext:value-type="float">
            <text:p>7377</text:p>
          </table:table-cell>
          <table:table-cell table:formula="of:=[.C4]*[.B4]" office:value-type="float" office:value="3688500" calcext:value-type="float">
            <text:p>3.689E+06</text:p>
          </table:table-cell>
          <table:table-cell office:value-type="float" office:value="31941" calcext:value-type="float">
            <text:p>31941</text:p>
          </table:table-cell>
          <table:table-cell office:value-type="float" office:value="16.4011" calcext:value-type="float">
            <text:p>16.4011</text:p>
          </table:table-cell>
        </table:table-row>
        <table:table-row table:style-name="ro1">
          <table:table-cell office:value-type="string" calcext:value-type="string">
            <text:p>knapPI_16_500_1000_4</text:p>
          </table:table-cell>
          <table:table-cell office:value-type="float" office:value="500" calcext:value-type="float">
            <text:p>500</text:p>
          </table:table-cell>
          <table:table-cell office:value-type="float" office:value="9997" calcext:value-type="float">
            <text:p>9997</text:p>
          </table:table-cell>
          <table:table-cell table:formula="of:=[.C5]*[.B5]" office:value-type="float" office:value="4998500" calcext:value-type="float">
            <text:p>4.999E+06</text:p>
          </table:table-cell>
          <table:table-cell office:value-type="float" office:value="38303" calcext:value-type="float">
            <text:p>38303</text:p>
          </table:table-cell>
          <table:table-cell office:value-type="float" office:value="22.5015" calcext:value-type="float">
            <text:p>22.5015</text:p>
          </table:table-cell>
        </table:table-row>
        <table:table-row table:style-name="ro1">
          <table:table-cell office:value-type="string" calcext:value-type="string">
            <text:p>knapPI_16_500_1000_5</text:p>
          </table:table-cell>
          <table:table-cell office:value-type="float" office:value="500" calcext:value-type="float">
            <text:p>500</text:p>
          </table:table-cell>
          <table:table-cell office:value-type="float" office:value="12778" calcext:value-type="float">
            <text:p>12778</text:p>
          </table:table-cell>
          <table:table-cell table:formula="of:=[.C6]*[.B6]" office:value-type="float" office:value="6389000" calcext:value-type="float">
            <text:p>6.389E+06</text:p>
          </table:table-cell>
          <table:table-cell office:value-type="float" office:value="45921" calcext:value-type="float">
            <text:p>45921</text:p>
          </table:table-cell>
          <table:table-cell office:value-type="float" office:value="28.3236" calcext:value-type="float">
            <text:p>28.3236</text:p>
          </table:table-cell>
        </table:table-row>
        <table:table-row table:style-name="ro1">
          <table:table-cell office:value-type="string" calcext:value-type="string">
            <text:p>knapPI_16_500_1000_6</text:p>
          </table:table-cell>
          <table:table-cell office:value-type="float" office:value="500" calcext:value-type="float">
            <text:p>500</text:p>
          </table:table-cell>
          <table:table-cell office:value-type="float" office:value="15408" calcext:value-type="float">
            <text:p>15408</text:p>
          </table:table-cell>
          <table:table-cell table:formula="of:=[.C7]*[.B7]" office:value-type="float" office:value="7704000" calcext:value-type="float">
            <text:p>7.704E+06</text:p>
          </table:table-cell>
          <table:table-cell office:value-type="float" office:value="51399" calcext:value-type="float">
            <text:p>51399</text:p>
          </table:table-cell>
          <table:table-cell office:value-type="float" office:value="34.4608" calcext:value-type="float">
            <text:p>34.4608</text:p>
          </table:table-cell>
        </table:table-row>
        <table:table-row table:style-name="ro1">
          <table:table-cell office:value-type="string" calcext:value-type="string">
            <text:p>knapPI_16_500_1000_7</text:p>
          </table:table-cell>
          <table:table-cell office:value-type="float" office:value="500" calcext:value-type="float">
            <text:p>500</text:p>
          </table:table-cell>
          <table:table-cell office:value-type="float" office:value="16424" calcext:value-type="float">
            <text:p>16424</text:p>
          </table:table-cell>
          <table:table-cell table:formula="of:=[.C8]*[.B8]" office:value-type="float" office:value="8212000" calcext:value-type="float">
            <text:p>8.212E+06</text:p>
          </table:table-cell>
          <table:table-cell office:value-type="float" office:value="58505" calcext:value-type="float">
            <text:p>58505</text:p>
          </table:table-cell>
          <table:table-cell office:value-type="float" office:value="36.2065" calcext:value-type="float">
            <text:p>36.2065</text:p>
          </table:table-cell>
        </table:table-row>
        <table:table-row table:style-name="ro1">
          <table:table-cell office:value-type="string" calcext:value-type="string">
            <text:p>knapPI_16_500_1000_8</text:p>
          </table:table-cell>
          <table:table-cell office:value-type="float" office:value="500" calcext:value-type="float">
            <text:p>500</text:p>
          </table:table-cell>
          <table:table-cell office:value-type="float" office:value="19845" calcext:value-type="float">
            <text:p>19845</text:p>
          </table:table-cell>
          <table:table-cell table:formula="of:=[.C9]*[.B9]" office:value-type="float" office:value="9922500" calcext:value-type="float">
            <text:p>9.923E+06</text:p>
          </table:table-cell>
          <table:table-cell office:value-type="float" office:value="63705" calcext:value-type="float">
            <text:p>63705</text:p>
          </table:table-cell>
          <table:table-cell office:value-type="float" office:value="42.1924" calcext:value-type="float">
            <text:p>42.1924</text:p>
          </table:table-cell>
        </table:table-row>
        <table:table-row table:style-name="ro1">
          <table:table-cell office:value-type="string" calcext:value-type="string">
            <text:p>knapPI_16_500_1000_9</text:p>
          </table:table-cell>
          <table:table-cell office:value-type="float" office:value="500" calcext:value-type="float">
            <text:p>500</text:p>
          </table:table-cell>
          <table:table-cell office:value-type="float" office:value="20970" calcext:value-type="float">
            <text:p>20970</text:p>
          </table:table-cell>
          <table:table-cell table:formula="of:=[.C10]*[.B10]" office:value-type="float" office:value="10485000" calcext:value-type="float">
            <text:p>1.049E+07</text:p>
          </table:table-cell>
          <table:table-cell office:value-type="float" office:value="70047" calcext:value-type="float">
            <text:p>70047</text:p>
          </table:table-cell>
          <table:table-cell office:value-type="float" office:value="45.2303" calcext:value-type="float">
            <text:p>45.2303</text:p>
          </table:table-cell>
        </table:table-row>
        <table:table-row table:style-name="ro1">
          <table:table-cell office:value-type="string" calcext:value-type="string">
            <text:p>knapPI_16_500_1000_10</text:p>
          </table:table-cell>
          <table:table-cell office:value-type="float" office:value="500" calcext:value-type="float">
            <text:p>500</text:p>
          </table:table-cell>
          <table:table-cell office:value-type="float" office:value="25831" calcext:value-type="float">
            <text:p>25831</text:p>
          </table:table-cell>
          <table:table-cell table:formula="of:=[.C11]*[.B11]" office:value-type="float" office:value="12915500" calcext:value-type="float">
            <text:p>1.292E+07</text:p>
          </table:table-cell>
          <table:table-cell office:value-type="float" office:value="76153" calcext:value-type="float">
            <text:p>76153</text:p>
          </table:table-cell>
          <table:table-cell office:value-type="float" office:value="54.7282" calcext:value-type="float">
            <text:p>54.7282</text:p>
          </table:table-cell>
        </table:table-row>
        <table:table-row table:style-name="ro1">
          <table:table-cell office:value-type="string" calcext:value-type="string">
            <text:p>knapPI_16_500_1000_11</text:p>
          </table:table-cell>
          <table:table-cell office:value-type="float" office:value="500" calcext:value-type="float">
            <text:p>500</text:p>
          </table:table-cell>
          <table:table-cell office:value-type="float" office:value="27015" calcext:value-type="float">
            <text:p>27015</text:p>
          </table:table-cell>
          <table:table-cell table:formula="of:=[.C12]*[.B12]" office:value-type="float" office:value="13507500" calcext:value-type="float">
            <text:p>1.351E+07</text:p>
          </table:table-cell>
          <table:table-cell office:value-type="float" office:value="81127" calcext:value-type="float">
            <text:p>81127</text:p>
          </table:table-cell>
          <table:table-cell office:value-type="float" office:value="58.2654" calcext:value-type="float">
            <text:p>58.2654</text:p>
          </table:table-cell>
        </table:table-row>
        <table:table-row table:style-name="ro1">
          <table:table-cell office:value-type="string" calcext:value-type="string">
            <text:p>knapPI_16_500_1000_12</text:p>
          </table:table-cell>
          <table:table-cell office:value-type="float" office:value="500" calcext:value-type="float">
            <text:p>500</text:p>
          </table:table-cell>
          <table:table-cell office:value-type="float" office:value="29892" calcext:value-type="float">
            <text:p>29892</text:p>
          </table:table-cell>
          <table:table-cell table:formula="of:=[.C13]*[.B13]" office:value-type="float" office:value="14946000" calcext:value-type="float">
            <text:p>1.495E+07</text:p>
          </table:table-cell>
          <table:table-cell office:value-type="float" office:value="88170" calcext:value-type="float">
            <text:p>88170</text:p>
          </table:table-cell>
          <table:table-cell office:value-type="float" office:value="63.5086" calcext:value-type="float">
            <text:p>63.5086</text:p>
          </table:table-cell>
        </table:table-row>
        <table:table-row table:style-name="ro1">
          <table:table-cell office:value-type="string" calcext:value-type="string">
            <text:p>knapPI_16_500_1000_13</text:p>
          </table:table-cell>
          <table:table-cell office:value-type="float" office:value="500" calcext:value-type="float">
            <text:p>500</text:p>
          </table:table-cell>
          <table:table-cell office:value-type="float" office:value="32410" calcext:value-type="float">
            <text:p>32410</text:p>
          </table:table-cell>
          <table:table-cell table:formula="of:=[.C14]*[.B14]" office:value-type="float" office:value="16205000" calcext:value-type="float">
            <text:p>1.621E+07</text:p>
          </table:table-cell>
          <table:table-cell office:value-type="float" office:value="93916" calcext:value-type="float">
            <text:p>93916</text:p>
          </table:table-cell>
          <table:table-cell office:value-type="float" office:value="70.3319" calcext:value-type="float">
            <text:p>70.3319</text:p>
          </table:table-cell>
        </table:table-row>
        <table:table-row table:style-name="ro1">
          <table:table-cell office:value-type="string" calcext:value-type="string">
            <text:p>knapPI_16_500_1000_14</text:p>
          </table:table-cell>
          <table:table-cell office:value-type="float" office:value="500" calcext:value-type="float">
            <text:p>500</text:p>
          </table:table-cell>
          <table:table-cell office:value-type="float" office:value="33577" calcext:value-type="float">
            <text:p>33577</text:p>
          </table:table-cell>
          <table:table-cell table:formula="of:=[.C15]*[.B15]" office:value-type="float" office:value="16788500" calcext:value-type="float">
            <text:p>1.679E+07</text:p>
          </table:table-cell>
          <table:table-cell office:value-type="float" office:value="96659" calcext:value-type="float">
            <text:p>96659</text:p>
          </table:table-cell>
          <table:table-cell office:value-type="float" office:value="71.3614" calcext:value-type="float">
            <text:p>71.3614</text:p>
          </table:table-cell>
        </table:table-row>
        <table:table-row table:style-name="ro1">
          <table:table-cell office:value-type="string" calcext:value-type="string">
            <text:p>knapPI_16_500_1000_15</text:p>
          </table:table-cell>
          <table:table-cell office:value-type="float" office:value="500" calcext:value-type="float">
            <text:p>500</text:p>
          </table:table-cell>
          <table:table-cell office:value-type="float" office:value="37789" calcext:value-type="float">
            <text:p>37789</text:p>
          </table:table-cell>
          <table:table-cell table:formula="of:=[.C16]*[.B16]" office:value-type="float" office:value="18894500" calcext:value-type="float">
            <text:p>1.889E+07</text:p>
          </table:table-cell>
          <table:table-cell office:value-type="float" office:value="102838" calcext:value-type="float">
            <text:p>102838</text:p>
          </table:table-cell>
          <table:table-cell office:value-type="float" office:value="81.2324" calcext:value-type="float">
            <text:p>81.2324</text:p>
          </table:table-cell>
        </table:table-row>
        <table:table-row table:style-name="ro1">
          <table:table-cell office:value-type="string" calcext:value-type="string">
            <text:p>knapPI_16_500_1000_16</text:p>
          </table:table-cell>
          <table:table-cell office:value-type="float" office:value="500" calcext:value-type="float">
            <text:p>500</text:p>
          </table:table-cell>
          <table:table-cell office:value-type="float" office:value="37851" calcext:value-type="float">
            <text:p>37851</text:p>
          </table:table-cell>
          <table:table-cell table:formula="of:=[.C17]*[.B17]" office:value-type="float" office:value="18925500" calcext:value-type="float">
            <text:p>1.893E+07</text:p>
          </table:table-cell>
          <table:table-cell office:value-type="float" office:value="106787" calcext:value-type="float">
            <text:p>106787</text:p>
          </table:table-cell>
          <table:table-cell office:value-type="float" office:value="79.8032" calcext:value-type="float">
            <text:p>79.8032</text:p>
          </table:table-cell>
        </table:table-row>
        <table:table-row table:style-name="ro1">
          <table:table-cell office:value-type="string" calcext:value-type="string">
            <text:p>knapPI_16_500_1000_17</text:p>
          </table:table-cell>
          <table:table-cell office:value-type="float" office:value="500" calcext:value-type="float">
            <text:p>500</text:p>
          </table:table-cell>
          <table:table-cell office:value-type="float" office:value="40433" calcext:value-type="float">
            <text:p>40433</text:p>
          </table:table-cell>
          <table:table-cell table:formula="of:=[.C18]*[.B18]" office:value-type="float" office:value="20216500" calcext:value-type="float">
            <text:p>2.022E+07</text:p>
          </table:table-cell>
          <table:table-cell office:value-type="float" office:value="111244" calcext:value-type="float">
            <text:p>111244</text:p>
          </table:table-cell>
          <table:table-cell office:value-type="float" office:value="87.6143" calcext:value-type="float">
            <text:p>87.6143</text:p>
          </table:table-cell>
        </table:table-row>
        <table:table-row table:style-name="ro1">
          <table:table-cell office:value-type="string" calcext:value-type="string">
            <text:p>knapPI_16_500_1000_18</text:p>
          </table:table-cell>
          <table:table-cell office:value-type="float" office:value="500" calcext:value-type="float">
            <text:p>500</text:p>
          </table:table-cell>
          <table:table-cell office:value-type="float" office:value="44427" calcext:value-type="float">
            <text:p>44427</text:p>
          </table:table-cell>
          <table:table-cell table:formula="of:=[.C19]*[.B19]" office:value-type="float" office:value="22213500" calcext:value-type="float">
            <text:p>2.221E+07</text:p>
          </table:table-cell>
          <table:table-cell office:value-type="float" office:value="118458" calcext:value-type="float">
            <text:p>118458</text:p>
          </table:table-cell>
          <table:table-cell office:value-type="float" office:value="93.2293" calcext:value-type="float">
            <text:p>93.2293</text:p>
          </table:table-cell>
        </table:table-row>
        <table:table-row table:style-name="ro1">
          <table:table-cell office:value-type="string" calcext:value-type="string">
            <text:p>knapPI_16_500_1000_19</text:p>
          </table:table-cell>
          <table:table-cell office:value-type="float" office:value="500" calcext:value-type="float">
            <text:p>500</text:p>
          </table:table-cell>
          <table:table-cell office:value-type="float" office:value="47113" calcext:value-type="float">
            <text:p>47113</text:p>
          </table:table-cell>
          <table:table-cell table:formula="of:=[.C20]*[.B20]" office:value-type="float" office:value="23556500" calcext:value-type="float">
            <text:p>2.356E+07</text:p>
          </table:table-cell>
          <table:table-cell office:value-type="float" office:value="121390" calcext:value-type="float">
            <text:p>121390</text:p>
          </table:table-cell>
          <table:table-cell office:value-type="float" office:value="102.137" calcext:value-type="float">
            <text:p>102.137</text:p>
          </table:table-cell>
        </table:table-row>
        <table:table-row table:style-name="ro1">
          <table:table-cell office:value-type="string" calcext:value-type="string">
            <text:p>knapPI_16_500_1000_20</text:p>
          </table:table-cell>
          <table:table-cell office:value-type="float" office:value="500" calcext:value-type="float">
            <text:p>500</text:p>
          </table:table-cell>
          <table:table-cell office:value-type="float" office:value="51354" calcext:value-type="float">
            <text:p>51354</text:p>
          </table:table-cell>
          <table:table-cell table:formula="of:=[.C21]*[.B21]" office:value-type="float" office:value="25677000" calcext:value-type="float">
            <text:p>2.568E+07</text:p>
          </table:table-cell>
          <table:table-cell office:value-type="float" office:value="127732" calcext:value-type="float">
            <text:p>127732</text:p>
          </table:table-cell>
          <table:table-cell office:value-type="float" office:value="108.691" calcext:value-type="float">
            <text:p>108.691</text:p>
          </table:table-cell>
        </table:table-row>
        <table:table-row table:style-name="ro1">
          <table:table-cell office:value-type="string" calcext:value-type="string">
            <text:p>knapPI_16_500_1000_21</text:p>
          </table:table-cell>
          <table:table-cell office:value-type="float" office:value="500" calcext:value-type="float">
            <text:p>500</text:p>
          </table:table-cell>
          <table:table-cell office:value-type="float" office:value="53904" calcext:value-type="float">
            <text:p>53904</text:p>
          </table:table-cell>
          <table:table-cell table:formula="of:=[.C22]*[.B22]" office:value-type="float" office:value="26952000" calcext:value-type="float">
            <text:p>2.695E+07</text:p>
          </table:table-cell>
          <table:table-cell office:value-type="float" office:value="133167" calcext:value-type="float">
            <text:p>133167</text:p>
          </table:table-cell>
          <table:table-cell office:value-type="float" office:value="115.515" calcext:value-type="float">
            <text:p>115.515</text:p>
          </table:table-cell>
        </table:table-row>
        <table:table-row table:style-name="ro1">
          <table:table-cell office:value-type="string" calcext:value-type="string">
            <text:p>knapPI_16_500_1000_22</text:p>
          </table:table-cell>
          <table:table-cell office:value-type="float" office:value="500" calcext:value-type="float">
            <text:p>500</text:p>
          </table:table-cell>
          <table:table-cell office:value-type="float" office:value="54749" calcext:value-type="float">
            <text:p>54749</text:p>
          </table:table-cell>
          <table:table-cell table:formula="of:=[.C23]*[.B23]" office:value-type="float" office:value="27374500" calcext:value-type="float">
            <text:p>2.737E+07</text:p>
          </table:table-cell>
          <table:table-cell office:value-type="float" office:value="137121" calcext:value-type="float">
            <text:p>137121</text:p>
          </table:table-cell>
          <table:table-cell office:value-type="float" office:value="115.367" calcext:value-type="float">
            <text:p>115.367</text:p>
          </table:table-cell>
        </table:table-row>
        <table:table-row table:style-name="ro1">
          <table:table-cell office:value-type="string" calcext:value-type="string">
            <text:p>knapPI_16_500_1000_23</text:p>
          </table:table-cell>
          <table:table-cell office:value-type="float" office:value="500" calcext:value-type="float">
            <text:p>500</text:p>
          </table:table-cell>
          <table:table-cell office:value-type="float" office:value="57472" calcext:value-type="float">
            <text:p>57472</text:p>
          </table:table-cell>
          <table:table-cell table:formula="of:=[.C24]*[.B24]" office:value-type="float" office:value="28736000" calcext:value-type="float">
            <text:p>2.874E+07</text:p>
          </table:table-cell>
          <table:table-cell office:value-type="float" office:value="141017" calcext:value-type="float">
            <text:p>141017</text:p>
          </table:table-cell>
          <table:table-cell office:value-type="float" office:value="124.206" calcext:value-type="float">
            <text:p>124.206</text:p>
          </table:table-cell>
        </table:table-row>
        <table:table-row table:style-name="ro1">
          <table:table-cell office:value-type="string" calcext:value-type="string">
            <text:p>knapPI_16_500_1000_24</text:p>
          </table:table-cell>
          <table:table-cell office:value-type="float" office:value="500" calcext:value-type="float">
            <text:p>500</text:p>
          </table:table-cell>
          <table:table-cell office:value-type="float" office:value="62014" calcext:value-type="float">
            <text:p>62014</text:p>
          </table:table-cell>
          <table:table-cell table:formula="of:=[.C25]*[.B25]" office:value-type="float" office:value="31007000" calcext:value-type="float">
            <text:p>3.101E+07</text:p>
          </table:table-cell>
          <table:table-cell office:value-type="float" office:value="145621" calcext:value-type="float">
            <text:p>145621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string" calcext:value-type="string">
            <text:p>knapPI_16_500_1000_25</text:p>
          </table:table-cell>
          <table:table-cell office:value-type="float" office:value="500" calcext:value-type="float">
            <text:p>500</text:p>
          </table:table-cell>
          <table:table-cell office:value-type="float" office:value="63688" calcext:value-type="float">
            <text:p>63688</text:p>
          </table:table-cell>
          <table:table-cell table:formula="of:=[.C26]*[.B26]" office:value-type="float" office:value="31844000" calcext:value-type="float">
            <text:p>3.184E+07</text:p>
          </table:table-cell>
          <table:table-cell office:value-type="float" office:value="150935" calcext:value-type="float">
            <text:p>150935</text:p>
          </table:table-cell>
          <table:table-cell office:value-type="float" office:value="138.383" calcext:value-type="float">
            <text:p>138.383</text:p>
          </table:table-cell>
        </table:table-row>
        <table:table-row table:style-name="ro1">
          <table:table-cell office:value-type="string" calcext:value-type="string">
            <text:p>knapPI_16_500_1000_26</text:p>
          </table:table-cell>
          <table:table-cell office:value-type="float" office:value="500" calcext:value-type="float">
            <text:p>500</text:p>
          </table:table-cell>
          <table:table-cell office:value-type="float" office:value="64693" calcext:value-type="float">
            <text:p>64693</text:p>
          </table:table-cell>
          <table:table-cell table:formula="of:=[.C27]*[.B27]" office:value-type="float" office:value="32346500" calcext:value-type="float">
            <text:p>3.235E+07</text:p>
          </table:table-cell>
          <table:table-cell office:value-type="float" office:value="153630" calcext:value-type="float">
            <text:p>153630</text:p>
          </table:table-cell>
          <table:table-cell office:value-type="float" office:value="137.245" calcext:value-type="float">
            <text:p>137.245</text:p>
          </table:table-cell>
        </table:table-row>
        <table:table-row table:style-name="ro1">
          <table:table-cell office:value-type="string" calcext:value-type="string">
            <text:p>knapPI_16_500_1000_27</text:p>
          </table:table-cell>
          <table:table-cell office:value-type="float" office:value="500" calcext:value-type="float">
            <text:p>500</text:p>
          </table:table-cell>
          <table:table-cell office:value-type="float" office:value="69020" calcext:value-type="float">
            <text:p>69020</text:p>
          </table:table-cell>
          <table:table-cell table:formula="of:=[.C28]*[.B28]" office:value-type="float" office:value="34510000" calcext:value-type="float">
            <text:p>3.451E+07</text:p>
          </table:table-cell>
          <table:table-cell office:value-type="float" office:value="159247" calcext:value-type="float">
            <text:p>159247</text:p>
          </table:table-cell>
          <table:table-cell office:value-type="float" office:value="149.018" calcext:value-type="float">
            <text:p>149.018</text:p>
          </table:table-cell>
        </table:table-row>
        <table:table-row table:style-name="ro1">
          <table:table-cell office:value-type="string" calcext:value-type="string">
            <text:p>knapPI_16_500_1000_28</text:p>
          </table:table-cell>
          <table:table-cell office:value-type="float" office:value="500" calcext:value-type="float">
            <text:p>500</text:p>
          </table:table-cell>
          <table:table-cell office:value-type="float" office:value="66834" calcext:value-type="float">
            <text:p>66834</text:p>
          </table:table-cell>
          <table:table-cell table:formula="of:=[.C29]*[.B29]" office:value-type="float" office:value="33417000" calcext:value-type="float">
            <text:p>3.342E+07</text:p>
          </table:table-cell>
          <table:table-cell office:value-type="float" office:value="160805" calcext:value-type="float">
            <text:p>160805</text:p>
          </table:table-cell>
          <table:table-cell office:value-type="float" office:value="140.978" calcext:value-type="float">
            <text:p>140.978</text:p>
          </table:table-cell>
        </table:table-row>
        <table:table-row table:style-name="ro1">
          <table:table-cell office:value-type="string" calcext:value-type="string">
            <text:p>knapPI_16_500_1000_29</text:p>
          </table:table-cell>
          <table:table-cell office:value-type="float" office:value="500" calcext:value-type="float">
            <text:p>500</text:p>
          </table:table-cell>
          <table:table-cell office:value-type="float" office:value="69739" calcext:value-type="float">
            <text:p>69739</text:p>
          </table:table-cell>
          <table:table-cell table:formula="of:=[.C30]*[.B30]" office:value-type="float" office:value="34869500" calcext:value-type="float">
            <text:p>3.487E+07</text:p>
          </table:table-cell>
          <table:table-cell office:value-type="float" office:value="166089" calcext:value-type="float">
            <text:p>166089</text:p>
          </table:table-cell>
          <table:table-cell office:value-type="float" office:value="149.286" calcext:value-type="float">
            <text:p>149.286</text:p>
          </table:table-cell>
        </table:table-row>
        <table:table-row table:style-name="ro1">
          <table:table-cell office:value-type="string" calcext:value-type="string">
            <text:p>knapPI_16_500_1000_30</text:p>
          </table:table-cell>
          <table:table-cell office:value-type="float" office:value="500" calcext:value-type="float">
            <text:p>500</text:p>
          </table:table-cell>
          <table:table-cell office:value-type="float" office:value="73879" calcext:value-type="float">
            <text:p>73879</text:p>
          </table:table-cell>
          <table:table-cell table:formula="of:=[.C31]*[.B31]" office:value-type="float" office:value="36939500" calcext:value-type="float">
            <text:p>3.694E+07</text:p>
          </table:table-cell>
          <table:table-cell office:value-type="float" office:value="171224" calcext:value-type="float">
            <text:p>171224</text:p>
          </table:table-cell>
          <table:table-cell office:value-type="float" office:value="156.05" calcext:value-type="float">
            <text:p>156.05</text:p>
          </table:table-cell>
        </table:table-row>
        <table:table-row table:style-name="ro1">
          <table:table-cell office:value-type="string" calcext:value-type="string">
            <text:p>knapPI_16_500_1000_31</text:p>
          </table:table-cell>
          <table:table-cell office:value-type="float" office:value="500" calcext:value-type="float">
            <text:p>500</text:p>
          </table:table-cell>
          <table:table-cell office:value-type="float" office:value="76009" calcext:value-type="float">
            <text:p>76009</text:p>
          </table:table-cell>
          <table:table-cell table:formula="of:=[.C32]*[.B32]" office:value-type="float" office:value="38004500" calcext:value-type="float">
            <text:p>3.800E+07</text:p>
          </table:table-cell>
          <table:table-cell office:value-type="float" office:value="173978" calcext:value-type="float">
            <text:p>173978</text:p>
          </table:table-cell>
          <table:table-cell office:value-type="float" office:value="165.117" calcext:value-type="float">
            <text:p>165.117</text:p>
          </table:table-cell>
        </table:table-row>
        <table:table-row table:style-name="ro1">
          <table:table-cell office:value-type="string" calcext:value-type="string">
            <text:p>knapPI_16_500_1000_32</text:p>
          </table:table-cell>
          <table:table-cell office:value-type="float" office:value="500" calcext:value-type="float">
            <text:p>500</text:p>
          </table:table-cell>
          <table:table-cell office:value-type="float" office:value="78914" calcext:value-type="float">
            <text:p>78914</text:p>
          </table:table-cell>
          <table:table-cell table:formula="of:=[.C33]*[.B33]" office:value-type="float" office:value="39457000" calcext:value-type="float">
            <text:p>3.946E+07</text:p>
          </table:table-cell>
          <table:table-cell office:value-type="float" office:value="177117" calcext:value-type="float">
            <text:p>177117</text:p>
          </table:table-cell>
          <table:table-cell office:value-type="float" office:value="165.016" calcext:value-type="float">
            <text:p>165.016</text:p>
          </table:table-cell>
        </table:table-row>
        <table:table-row table:style-name="ro1">
          <table:table-cell office:value-type="string" calcext:value-type="string">
            <text:p>knapPI_16_500_1000_33</text:p>
          </table:table-cell>
          <table:table-cell office:value-type="float" office:value="500" calcext:value-type="float">
            <text:p>500</text:p>
          </table:table-cell>
          <table:table-cell office:value-type="float" office:value="83507" calcext:value-type="float">
            <text:p>83507</text:p>
          </table:table-cell>
          <table:table-cell table:formula="of:=[.C34]*[.B34]" office:value-type="float" office:value="41753500" calcext:value-type="float">
            <text:p>4.175E+07</text:p>
          </table:table-cell>
          <table:table-cell office:value-type="float" office:value="185597" calcext:value-type="float">
            <text:p>185597</text:p>
          </table:table-cell>
          <table:table-cell office:value-type="float" office:value="180.154" calcext:value-type="float">
            <text:p>180.154</text:p>
          </table:table-cell>
        </table:table-row>
        <table:table-row table:style-name="ro1">
          <table:table-cell office:value-type="string" calcext:value-type="string">
            <text:p>knapPI_16_500_1000_34</text:p>
          </table:table-cell>
          <table:table-cell office:value-type="float" office:value="500" calcext:value-type="float">
            <text:p>500</text:p>
          </table:table-cell>
          <table:table-cell office:value-type="float" office:value="87884" calcext:value-type="float">
            <text:p>87884</text:p>
          </table:table-cell>
          <table:table-cell table:formula="of:=[.C35]*[.B35]" office:value-type="float" office:value="43942000" calcext:value-type="float">
            <text:p>4.394E+07</text:p>
          </table:table-cell>
          <table:table-cell office:value-type="float" office:value="189766" calcext:value-type="float">
            <text:p>189766</text:p>
          </table:table-cell>
          <table:table-cell office:value-type="float" office:value="185.249" calcext:value-type="float">
            <text:p>185.249</text:p>
          </table:table-cell>
        </table:table-row>
        <table:table-row table:style-name="ro1">
          <table:table-cell office:value-type="string" calcext:value-type="string">
            <text:p>knapPI_16_500_1000_35</text:p>
          </table:table-cell>
          <table:table-cell office:value-type="float" office:value="500" calcext:value-type="float">
            <text:p>500</text:p>
          </table:table-cell>
          <table:table-cell office:value-type="float" office:value="86160" calcext:value-type="float">
            <text:p>86160</text:p>
          </table:table-cell>
          <table:table-cell table:formula="of:=[.C36]*[.B36]" office:value-type="float" office:value="43080000" calcext:value-type="float">
            <text:p>4.308E+07</text:p>
          </table:table-cell>
          <table:table-cell office:value-type="float" office:value="191302" calcext:value-type="float">
            <text:p>191302</text:p>
          </table:table-cell>
          <table:table-cell office:value-type="float" office:value="184.523" calcext:value-type="float">
            <text:p>184.523</text:p>
          </table:table-cell>
        </table:table-row>
        <table:table-row table:style-name="ro1">
          <table:table-cell office:value-type="string" calcext:value-type="string">
            <text:p>knapPI_16_500_1000_36</text:p>
          </table:table-cell>
          <table:table-cell office:value-type="float" office:value="500" calcext:value-type="float">
            <text:p>500</text:p>
          </table:table-cell>
          <table:table-cell office:value-type="float" office:value="82907" calcext:value-type="float">
            <text:p>82907</text:p>
          </table:table-cell>
          <table:table-cell table:formula="of:=[.C37]*[.B37]" office:value-type="float" office:value="41453500" calcext:value-type="float">
            <text:p>4.145E+07</text:p>
          </table:table-cell>
          <table:table-cell office:value-type="float" office:value="191149" calcext:value-type="float">
            <text:p>191149</text:p>
          </table:table-cell>
          <table:table-cell office:value-type="float" office:value="175.723" calcext:value-type="float">
            <text:p>175.723</text:p>
          </table:table-cell>
        </table:table-row>
        <table:table-row table:style-name="ro1">
          <table:table-cell office:value-type="string" calcext:value-type="string">
            <text:p>knapPI_16_500_1000_37</text:p>
          </table:table-cell>
          <table:table-cell office:value-type="float" office:value="500" calcext:value-type="float">
            <text:p>500</text:p>
          </table:table-cell>
          <table:table-cell office:value-type="float" office:value="88708" calcext:value-type="float">
            <text:p>88708</text:p>
          </table:table-cell>
          <table:table-cell table:formula="of:=[.C38]*[.B38]" office:value-type="float" office:value="44354000" calcext:value-type="float">
            <text:p>4.435E+07</text:p>
          </table:table-cell>
          <table:table-cell office:value-type="float" office:value="195811" calcext:value-type="float">
            <text:p>195811</text:p>
          </table:table-cell>
          <table:table-cell office:value-type="float" office:value="192.852" calcext:value-type="float">
            <text:p>192.852</text:p>
          </table:table-cell>
        </table:table-row>
        <table:table-row table:style-name="ro1">
          <table:table-cell office:value-type="string" calcext:value-type="string">
            <text:p>knapPI_16_500_1000_38</text:p>
          </table:table-cell>
          <table:table-cell office:value-type="float" office:value="500" calcext:value-type="float">
            <text:p>500</text:p>
          </table:table-cell>
          <table:table-cell office:value-type="float" office:value="94793" calcext:value-type="float">
            <text:p>94793</text:p>
          </table:table-cell>
          <table:table-cell table:formula="of:=[.C39]*[.B39]" office:value-type="float" office:value="47396500" calcext:value-type="float">
            <text:p>4.740E+07</text:p>
          </table:table-cell>
          <table:table-cell office:value-type="float" office:value="201251" calcext:value-type="float">
            <text:p>201251</text:p>
          </table:table-cell>
          <table:table-cell office:value-type="float" office:value="198.084" calcext:value-type="float">
            <text:p>198.084</text:p>
          </table:table-cell>
        </table:table-row>
        <table:table-row table:style-name="ro1">
          <table:table-cell office:value-type="string" calcext:value-type="string">
            <text:p>knapPI_16_500_1000_39</text:p>
          </table:table-cell>
          <table:table-cell office:value-type="float" office:value="500" calcext:value-type="float">
            <text:p>500</text:p>
          </table:table-cell>
          <table:table-cell office:value-type="float" office:value="97669" calcext:value-type="float">
            <text:p>97669</text:p>
          </table:table-cell>
          <table:table-cell table:formula="of:=[.C40]*[.B40]" office:value-type="float" office:value="48834500" calcext:value-type="float">
            <text:p>4.883E+07</text:p>
          </table:table-cell>
          <table:table-cell office:value-type="float" office:value="206941" calcext:value-type="float">
            <text:p>206941</text:p>
          </table:table-cell>
          <table:table-cell office:value-type="float" office:value="212.867" calcext:value-type="float">
            <text:p>212.867</text:p>
          </table:table-cell>
        </table:table-row>
        <table:table-row table:style-name="ro1">
          <table:table-cell office:value-type="string" calcext:value-type="string">
            <text:p>knapPI_16_500_1000_40</text:p>
          </table:table-cell>
          <table:table-cell office:value-type="float" office:value="500" calcext:value-type="float">
            <text:p>500</text:p>
          </table:table-cell>
          <table:table-cell office:value-type="float" office:value="100940" calcext:value-type="float">
            <text:p>100940</text:p>
          </table:table-cell>
          <table:table-cell table:formula="of:=[.C41]*[.B41]" office:value-type="float" office:value="50470000" calcext:value-type="float">
            <text:p>5.047E+07</text:p>
          </table:table-cell>
          <table:table-cell office:value-type="float" office:value="212501" calcext:value-type="float">
            <text:p>212501</text:p>
          </table:table-cell>
          <table:table-cell office:value-type="float" office:value="212.465" calcext:value-type="float">
            <text:p>212.465</text:p>
          </table:table-cell>
        </table:table-row>
        <table:table-row table:style-name="ro1">
          <table:table-cell office:value-type="string" calcext:value-type="string">
            <text:p>knapPI_16_500_1000_41</text:p>
          </table:table-cell>
          <table:table-cell office:value-type="float" office:value="500" calcext:value-type="float">
            <text:p>500</text:p>
          </table:table-cell>
          <table:table-cell office:value-type="float" office:value="102790" calcext:value-type="float">
            <text:p>102790</text:p>
          </table:table-cell>
          <table:table-cell table:formula="of:=[.C42]*[.B42]" office:value-type="float" office:value="51395000" calcext:value-type="float">
            <text:p>5.140E+07</text:p>
          </table:table-cell>
          <table:table-cell office:value-type="float" office:value="215367" calcext:value-type="float">
            <text:p>215367</text:p>
          </table:table-cell>
          <table:table-cell office:value-type="float" office:value="220.863" calcext:value-type="float">
            <text:p>220.863</text:p>
          </table:table-cell>
        </table:table-row>
        <table:table-row table:style-name="ro1">
          <table:table-cell office:value-type="string" calcext:value-type="string">
            <text:p>knapPI_16_500_1000_42</text:p>
          </table:table-cell>
          <table:table-cell office:value-type="float" office:value="500" calcext:value-type="float">
            <text:p>500</text:p>
          </table:table-cell>
          <table:table-cell office:value-type="float" office:value="104076" calcext:value-type="float">
            <text:p>104076</text:p>
          </table:table-cell>
          <table:table-cell table:formula="of:=[.C43]*[.B43]" office:value-type="float" office:value="52038000" calcext:value-type="float">
            <text:p>5.204E+07</text:p>
          </table:table-cell>
          <table:table-cell office:value-type="float" office:value="219145" calcext:value-type="float">
            <text:p>219145</text:p>
          </table:table-cell>
          <table:table-cell office:value-type="float" office:value="220.135" calcext:value-type="float">
            <text:p>220.135</text:p>
          </table:table-cell>
        </table:table-row>
        <table:table-row table:style-name="ro1">
          <table:table-cell office:value-type="string" calcext:value-type="string">
            <text:p>knapPI_16_500_1000_43</text:p>
          </table:table-cell>
          <table:table-cell office:value-type="float" office:value="500" calcext:value-type="float">
            <text:p>500</text:p>
          </table:table-cell>
          <table:table-cell office:value-type="float" office:value="104270" calcext:value-type="float">
            <text:p>104270</text:p>
          </table:table-cell>
          <table:table-cell table:formula="of:=[.C44]*[.B44]" office:value-type="float" office:value="52135000" calcext:value-type="float">
            <text:p>5.214E+07</text:p>
          </table:table-cell>
          <table:table-cell office:value-type="float" office:value="220981" calcext:value-type="float">
            <text:p>220981</text:p>
          </table:table-cell>
          <table:table-cell office:value-type="float" office:value="225.246" calcext:value-type="float">
            <text:p>225.246</text:p>
          </table:table-cell>
        </table:table-row>
        <table:table-row table:style-name="ro1">
          <table:table-cell office:value-type="string" calcext:value-type="string">
            <text:p>knapPI_16_500_1000_44</text:p>
          </table:table-cell>
          <table:table-cell office:value-type="float" office:value="500" calcext:value-type="float">
            <text:p>500</text:p>
          </table:table-cell>
          <table:table-cell office:value-type="float" office:value="113111" calcext:value-type="float">
            <text:p>113111</text:p>
          </table:table-cell>
          <table:table-cell table:formula="of:=[.C45]*[.B45]" office:value-type="float" office:value="56555500" calcext:value-type="float">
            <text:p>5.656E+07</text:p>
          </table:table-cell>
          <table:table-cell office:value-type="float" office:value="228204" calcext:value-type="float">
            <text:p>228204</text:p>
          </table:table-cell>
          <table:table-cell office:value-type="float" office:value="237.012" calcext:value-type="float">
            <text:p>237.012</text:p>
          </table:table-cell>
        </table:table-row>
        <table:table-row table:style-name="ro1">
          <table:table-cell office:value-type="string" calcext:value-type="string">
            <text:p>knapPI_16_500_1000_45</text:p>
          </table:table-cell>
          <table:table-cell office:value-type="float" office:value="500" calcext:value-type="float">
            <text:p>500</text:p>
          </table:table-cell>
          <table:table-cell office:value-type="float" office:value="111089" calcext:value-type="float">
            <text:p>111089</text:p>
          </table:table-cell>
          <table:table-cell table:formula="of:=[.C46]*[.B46]" office:value-type="float" office:value="55544500" calcext:value-type="float">
            <text:p>5.554E+07</text:p>
          </table:table-cell>
          <table:table-cell office:value-type="float" office:value="228541" calcext:value-type="float">
            <text:p>228541</text:p>
          </table:table-cell>
          <table:table-cell office:value-type="float" office:value="239.257" calcext:value-type="float">
            <text:p>239.257</text:p>
          </table:table-cell>
        </table:table-row>
        <table:table-row table:style-name="ro1">
          <table:table-cell office:value-type="string" calcext:value-type="string">
            <text:p>knapPI_16_500_1000_46</text:p>
          </table:table-cell>
          <table:table-cell office:value-type="float" office:value="500" calcext:value-type="float">
            <text:p>500</text:p>
          </table:table-cell>
          <table:table-cell office:value-type="float" office:value="116800" calcext:value-type="float">
            <text:p>116800</text:p>
          </table:table-cell>
          <table:table-cell table:formula="of:=[.C47]*[.B47]" office:value-type="float" office:value="58400000" calcext:value-type="float">
            <text:p>5.840E+07</text:p>
          </table:table-cell>
          <table:table-cell office:value-type="float" office:value="235606" calcext:value-type="float">
            <text:p>235606</text:p>
          </table:table-cell>
          <table:table-cell office:value-type="float" office:value="245.128" calcext:value-type="float">
            <text:p>245.128</text:p>
          </table:table-cell>
        </table:table-row>
        <table:table-row table:style-name="ro1">
          <table:table-cell office:value-type="string" calcext:value-type="string">
            <text:p>knapPI_16_500_1000_47</text:p>
          </table:table-cell>
          <table:table-cell office:value-type="float" office:value="500" calcext:value-type="float">
            <text:p>500</text:p>
          </table:table-cell>
          <table:table-cell office:value-type="float" office:value="113475" calcext:value-type="float">
            <text:p>113475</text:p>
          </table:table-cell>
          <table:table-cell table:formula="of:=[.C48]*[.B48]" office:value-type="float" office:value="56737500" calcext:value-type="float">
            <text:p>5.674E+07</text:p>
          </table:table-cell>
          <table:table-cell office:value-type="float" office:value="235228" calcext:value-type="float">
            <text:p>235228</text:p>
          </table:table-cell>
          <table:table-cell office:value-type="float" office:value="244.57" calcext:value-type="float">
            <text:p>244.57</text:p>
          </table:table-cell>
        </table:table-row>
        <table:table-row table:style-name="ro1">
          <table:table-cell office:value-type="string" calcext:value-type="string">
            <text:p>knapPI_16_500_1000_48</text:p>
          </table:table-cell>
          <table:table-cell office:value-type="float" office:value="500" calcext:value-type="float">
            <text:p>500</text:p>
          </table:table-cell>
          <table:table-cell office:value-type="float" office:value="123162" calcext:value-type="float">
            <text:p>123162</text:p>
          </table:table-cell>
          <table:table-cell table:formula="of:=[.C49]*[.B49]" office:value-type="float" office:value="61581000" calcext:value-type="float">
            <text:p>6.158E+07</text:p>
          </table:table-cell>
          <table:table-cell office:value-type="float" office:value="245871" calcext:value-type="float">
            <text:p>245871</text:p>
          </table:table-cell>
          <table:table-cell office:value-type="float" office:value="260.475" calcext:value-type="float">
            <text:p>260.475</text:p>
          </table:table-cell>
        </table:table-row>
        <table:table-row table:style-name="ro1">
          <table:table-cell office:value-type="string" calcext:value-type="string">
            <text:p>knapPI_16_500_1000_49</text:p>
          </table:table-cell>
          <table:table-cell office:value-type="float" office:value="500" calcext:value-type="float">
            <text:p>500</text:p>
          </table:table-cell>
          <table:table-cell office:value-type="float" office:value="124465" calcext:value-type="float">
            <text:p>124465</text:p>
          </table:table-cell>
          <table:table-cell table:formula="of:=[.C50]*[.B50]" office:value-type="float" office:value="62232500" calcext:value-type="float">
            <text:p>6.223E+07</text:p>
          </table:table-cell>
          <table:table-cell office:value-type="float" office:value="245373" calcext:value-type="float">
            <text:p>245373</text:p>
          </table:table-cell>
          <table:table-cell office:value-type="float" office:value="267.647" calcext:value-type="float">
            <text:p>267.647</text:p>
          </table:table-cell>
        </table:table-row>
        <table:table-row table:style-name="ro1">
          <table:table-cell office:value-type="string" calcext:value-type="string">
            <text:p>knapPI_16_500_1000_50</text:p>
          </table:table-cell>
          <table:table-cell office:value-type="float" office:value="500" calcext:value-type="float">
            <text:p>500</text:p>
          </table:table-cell>
          <table:table-cell office:value-type="float" office:value="124157" calcext:value-type="float">
            <text:p>124157</text:p>
          </table:table-cell>
          <table:table-cell table:formula="of:=[.C51]*[.B51]" office:value-type="float" office:value="62078500" calcext:value-type="float">
            <text:p>6.208E+07</text:p>
          </table:table-cell>
          <table:table-cell office:value-type="float" office:value="248278" calcext:value-type="float">
            <text:p>248278</text:p>
          </table:table-cell>
          <table:table-cell office:value-type="float" office:value="261.231" calcext:value-type="float">
            <text:p>261.231</text:p>
          </table:table-cell>
        </table:table-row>
        <table:table-row table:style-name="ro1">
          <table:table-cell office:value-type="string" calcext:value-type="string">
            <text:p>knapPI_16_500_1000_51</text:p>
          </table:table-cell>
          <table:table-cell office:value-type="float" office:value="500" calcext:value-type="float">
            <text:p>500</text:p>
          </table:table-cell>
          <table:table-cell office:value-type="float" office:value="126925" calcext:value-type="float">
            <text:p>126925</text:p>
          </table:table-cell>
          <table:table-cell table:formula="of:=[.C52]*[.B52]" office:value-type="float" office:value="63462500" calcext:value-type="float">
            <text:p>6.346E+07</text:p>
          </table:table-cell>
          <table:table-cell office:value-type="float" office:value="250797" calcext:value-type="float">
            <text:p>250797</text:p>
          </table:table-cell>
          <table:table-cell office:value-type="float" office:value="274.371" calcext:value-type="float">
            <text:p>274.371</text:p>
          </table:table-cell>
        </table:table-row>
        <table:table-row table:style-name="ro1">
          <table:table-cell office:value-type="string" calcext:value-type="string">
            <text:p>knapPI_16_500_1000_52</text:p>
          </table:table-cell>
          <table:table-cell office:value-type="float" office:value="500" calcext:value-type="float">
            <text:p>500</text:p>
          </table:table-cell>
          <table:table-cell office:value-type="float" office:value="130666" calcext:value-type="float">
            <text:p>130666</text:p>
          </table:table-cell>
          <table:table-cell table:formula="of:=[.C53]*[.B53]" office:value-type="float" office:value="65333000" calcext:value-type="float">
            <text:p>6.533E+07</text:p>
          </table:table-cell>
          <table:table-cell office:value-type="float" office:value="254742" calcext:value-type="float">
            <text:p>254742</text:p>
          </table:table-cell>
          <table:table-cell office:value-type="float" office:value="275.813" calcext:value-type="float">
            <text:p>275.813</text:p>
          </table:table-cell>
        </table:table-row>
        <table:table-row table:style-name="ro1">
          <table:table-cell office:value-type="string" calcext:value-type="string">
            <text:p>knapPI_16_500_1000_53</text:p>
          </table:table-cell>
          <table:table-cell office:value-type="float" office:value="500" calcext:value-type="float">
            <text:p>500</text:p>
          </table:table-cell>
          <table:table-cell office:value-type="float" office:value="130142" calcext:value-type="float">
            <text:p>130142</text:p>
          </table:table-cell>
          <table:table-cell table:formula="of:=[.C54]*[.B54]" office:value-type="float" office:value="65071000" calcext:value-type="float">
            <text:p>6.507E+07</text:p>
          </table:table-cell>
          <table:table-cell office:value-type="float" office:value="256714" calcext:value-type="float">
            <text:p>256714</text:p>
          </table:table-cell>
          <table:table-cell office:value-type="float" office:value="281.462" calcext:value-type="float">
            <text:p>281.462</text:p>
          </table:table-cell>
        </table:table-row>
        <table:table-row table:style-name="ro1">
          <table:table-cell office:value-type="string" calcext:value-type="string">
            <text:p>knapPI_16_500_1000_54</text:p>
          </table:table-cell>
          <table:table-cell office:value-type="float" office:value="500" calcext:value-type="float">
            <text:p>500</text:p>
          </table:table-cell>
          <table:table-cell office:value-type="float" office:value="134303" calcext:value-type="float">
            <text:p>134303</text:p>
          </table:table-cell>
          <table:table-cell table:formula="of:=[.C55]*[.B55]" office:value-type="float" office:value="67151500" calcext:value-type="float">
            <text:p>6.715E+07</text:p>
          </table:table-cell>
          <table:table-cell office:value-type="float" office:value="262500" calcext:value-type="float">
            <text:p>262500</text:p>
          </table:table-cell>
          <table:table-cell office:value-type="float" office:value="284.393" calcext:value-type="float">
            <text:p>284.393</text:p>
          </table:table-cell>
        </table:table-row>
        <table:table-row table:style-name="ro1">
          <table:table-cell office:value-type="string" calcext:value-type="string">
            <text:p>knapPI_16_500_1000_55</text:p>
          </table:table-cell>
          <table:table-cell office:value-type="float" office:value="500" calcext:value-type="float">
            <text:p>500</text:p>
          </table:table-cell>
          <table:table-cell office:value-type="float" office:value="143855" calcext:value-type="float">
            <text:p>143855</text:p>
          </table:table-cell>
          <table:table-cell table:formula="of:=[.C56]*[.B56]" office:value-type="float" office:value="71927500" calcext:value-type="float">
            <text:p>7.193E+07</text:p>
          </table:table-cell>
          <table:table-cell office:value-type="float" office:value="272924" calcext:value-type="float">
            <text:p>272924</text:p>
          </table:table-cell>
          <table:table-cell office:value-type="float" office:value="308.145" calcext:value-type="float">
            <text:p>308.145</text:p>
          </table:table-cell>
        </table:table-row>
        <table:table-row table:style-name="ro1">
          <table:table-cell office:value-type="string" calcext:value-type="string">
            <text:p>knapPI_16_500_1000_56</text:p>
          </table:table-cell>
          <table:table-cell office:value-type="float" office:value="500" calcext:value-type="float">
            <text:p>500</text:p>
          </table:table-cell>
          <table:table-cell office:value-type="float" office:value="138104" calcext:value-type="float">
            <text:p>138104</text:p>
          </table:table-cell>
          <table:table-cell table:formula="of:=[.C57]*[.B57]" office:value-type="float" office:value="69052000" calcext:value-type="float">
            <text:p>6.905E+07</text:p>
          </table:table-cell>
          <table:table-cell office:value-type="float" office:value="268642" calcext:value-type="float">
            <text:p>268642</text:p>
          </table:table-cell>
          <table:table-cell office:value-type="float" office:value="291.008" calcext:value-type="float">
            <text:p>291.008</text:p>
          </table:table-cell>
        </table:table-row>
        <table:table-row table:style-name="ro1">
          <table:table-cell office:value-type="string" calcext:value-type="string">
            <text:p>knapPI_16_500_1000_57</text:p>
          </table:table-cell>
          <table:table-cell office:value-type="float" office:value="500" calcext:value-type="float">
            <text:p>500</text:p>
          </table:table-cell>
          <table:table-cell office:value-type="float" office:value="142677" calcext:value-type="float">
            <text:p>142677</text:p>
          </table:table-cell>
          <table:table-cell table:formula="of:=[.C58]*[.B58]" office:value-type="float" office:value="71338500" calcext:value-type="float">
            <text:p>7.134E+07</text:p>
          </table:table-cell>
          <table:table-cell office:value-type="float" office:value="271669" calcext:value-type="float">
            <text:p>271669</text:p>
          </table:table-cell>
          <table:table-cell office:value-type="float" office:value="308.164" calcext:value-type="float">
            <text:p>308.164</text:p>
          </table:table-cell>
        </table:table-row>
        <table:table-row table:style-name="ro1">
          <table:table-cell office:value-type="string" calcext:value-type="string">
            <text:p>knapPI_16_500_1000_58</text:p>
          </table:table-cell>
          <table:table-cell office:value-type="float" office:value="500" calcext:value-type="float">
            <text:p>500</text:p>
          </table:table-cell>
          <table:table-cell office:value-type="float" office:value="142152" calcext:value-type="float">
            <text:p>142152</text:p>
          </table:table-cell>
          <table:table-cell table:formula="of:=[.C59]*[.B59]" office:value-type="float" office:value="71076000" calcext:value-type="float">
            <text:p>7.108E+07</text:p>
          </table:table-cell>
          <table:table-cell office:value-type="float" office:value="274770" calcext:value-type="float">
            <text:p>274770</text:p>
          </table:table-cell>
          <table:table-cell office:value-type="float" office:value="297.703" calcext:value-type="float">
            <text:p>297.703</text:p>
          </table:table-cell>
        </table:table-row>
        <table:table-row table:style-name="ro1">
          <table:table-cell office:value-type="string" calcext:value-type="string">
            <text:p>knapPI_16_500_1000_59</text:p>
          </table:table-cell>
          <table:table-cell office:value-type="float" office:value="500" calcext:value-type="float">
            <text:p>500</text:p>
          </table:table-cell>
          <table:table-cell office:value-type="float" office:value="152635" calcext:value-type="float">
            <text:p>152635</text:p>
          </table:table-cell>
          <table:table-cell table:formula="of:=[.C60]*[.B60]" office:value-type="float" office:value="76317500" calcext:value-type="float">
            <text:p>7.632E+07</text:p>
          </table:table-cell>
          <table:table-cell office:value-type="float" office:value="284845" calcext:value-type="float">
            <text:p>284845</text:p>
          </table:table-cell>
          <table:table-cell office:value-type="float" office:value="331.01" calcext:value-type="float">
            <text:p>331.01</text:p>
          </table:table-cell>
        </table:table-row>
        <table:table-row table:style-name="ro1">
          <table:table-cell office:value-type="string" calcext:value-type="string">
            <text:p>knapPI_16_500_1000_60</text:p>
          </table:table-cell>
          <table:table-cell office:value-type="float" office:value="500" calcext:value-type="float">
            <text:p>500</text:p>
          </table:table-cell>
          <table:table-cell office:value-type="float" office:value="150925" calcext:value-type="float">
            <text:p>150925</text:p>
          </table:table-cell>
          <table:table-cell table:formula="of:=[.C61]*[.B61]" office:value-type="float" office:value="75462500" calcext:value-type="float">
            <text:p>7.546E+07</text:p>
          </table:table-cell>
          <table:table-cell office:value-type="float" office:value="284783" calcext:value-type="float">
            <text:p>284783</text:p>
          </table:table-cell>
          <table:table-cell office:value-type="float" office:value="319.461" calcext:value-type="float">
            <text:p>319.461</text:p>
          </table:table-cell>
        </table:table-row>
        <table:table-row table:style-name="ro1">
          <table:table-cell office:value-type="string" calcext:value-type="string">
            <text:p>knapPI_16_500_1000_61</text:p>
          </table:table-cell>
          <table:table-cell office:value-type="float" office:value="500" calcext:value-type="float">
            <text:p>500</text:p>
          </table:table-cell>
          <table:table-cell office:value-type="float" office:value="152651" calcext:value-type="float">
            <text:p>152651</text:p>
          </table:table-cell>
          <table:table-cell table:formula="of:=[.C62]*[.B62]" office:value-type="float" office:value="76325500" calcext:value-type="float">
            <text:p>7.633E+07</text:p>
          </table:table-cell>
          <table:table-cell office:value-type="float" office:value="288146" calcext:value-type="float">
            <text:p>288146</text:p>
          </table:table-cell>
          <table:table-cell office:value-type="float" office:value="326.547" calcext:value-type="float">
            <text:p>326.547</text:p>
          </table:table-cell>
        </table:table-row>
        <table:table-row table:style-name="ro1">
          <table:table-cell office:value-type="string" calcext:value-type="string">
            <text:p>knapPI_16_500_1000_62</text:p>
          </table:table-cell>
          <table:table-cell office:value-type="float" office:value="500" calcext:value-type="float">
            <text:p>500</text:p>
          </table:table-cell>
          <table:table-cell office:value-type="float" office:value="156214" calcext:value-type="float">
            <text:p>156214</text:p>
          </table:table-cell>
          <table:table-cell table:formula="of:=[.C63]*[.B63]" office:value-type="float" office:value="78107000" calcext:value-type="float">
            <text:p>7.811E+07</text:p>
          </table:table-cell>
          <table:table-cell office:value-type="float" office:value="290133" calcext:value-type="float">
            <text:p>290133</text:p>
          </table:table-cell>
          <table:table-cell office:value-type="float" office:value="328.679" calcext:value-type="float">
            <text:p>328.679</text:p>
          </table:table-cell>
        </table:table-row>
        <table:table-row table:style-name="ro1">
          <table:table-cell office:value-type="string" calcext:value-type="string">
            <text:p>knapPI_16_500_1000_63</text:p>
          </table:table-cell>
          <table:table-cell office:value-type="float" office:value="500" calcext:value-type="float">
            <text:p>500</text:p>
          </table:table-cell>
          <table:table-cell office:value-type="float" office:value="160149" calcext:value-type="float">
            <text:p>160149</text:p>
          </table:table-cell>
          <table:table-cell table:formula="of:=[.C64]*[.B64]" office:value-type="float" office:value="80074500" calcext:value-type="float">
            <text:p>8.007E+07</text:p>
          </table:table-cell>
          <table:table-cell office:value-type="float" office:value="295864" calcext:value-type="float">
            <text:p>295864</text:p>
          </table:table-cell>
          <table:table-cell office:value-type="float" office:value="345.132" calcext:value-type="float">
            <text:p>345.132</text:p>
          </table:table-cell>
        </table:table-row>
        <table:table-row table:style-name="ro1">
          <table:table-cell office:value-type="string" calcext:value-type="string">
            <text:p>knapPI_16_500_1000_64</text:p>
          </table:table-cell>
          <table:table-cell office:value-type="float" office:value="500" calcext:value-type="float">
            <text:p>500</text:p>
          </table:table-cell>
          <table:table-cell office:value-type="float" office:value="167552" calcext:value-type="float">
            <text:p>167552</text:p>
          </table:table-cell>
          <table:table-cell table:formula="of:=[.C65]*[.B65]" office:value-type="float" office:value="83776000" calcext:value-type="float">
            <text:p>8.378E+07</text:p>
          </table:table-cell>
          <table:table-cell office:value-type="float" office:value="302919" calcext:value-type="float">
            <text:p>302919</text:p>
          </table:table-cell>
          <table:table-cell office:value-type="float" office:value="351.426" calcext:value-type="float">
            <text:p>351.426</text:p>
          </table:table-cell>
        </table:table-row>
        <table:table-row table:style-name="ro1">
          <table:table-cell office:value-type="string" calcext:value-type="string">
            <text:p>knapPI_16_500_1000_65</text:p>
          </table:table-cell>
          <table:table-cell office:value-type="float" office:value="500" calcext:value-type="float">
            <text:p>500</text:p>
          </table:table-cell>
          <table:table-cell office:value-type="float" office:value="155206" calcext:value-type="float">
            <text:p>155206</text:p>
          </table:table-cell>
          <table:table-cell table:formula="of:=[.C66]*[.B66]" office:value-type="float" office:value="77603000" calcext:value-type="float">
            <text:p>7.760E+07</text:p>
          </table:table-cell>
          <table:table-cell office:value-type="float" office:value="293044" calcext:value-type="float">
            <text:p>293044</text:p>
          </table:table-cell>
          <table:table-cell office:value-type="float" office:value="335.444" calcext:value-type="float">
            <text:p>335.444</text:p>
          </table:table-cell>
        </table:table-row>
        <table:table-row table:style-name="ro1">
          <table:table-cell office:value-type="string" calcext:value-type="string">
            <text:p>knapPI_16_500_1000_66</text:p>
          </table:table-cell>
          <table:table-cell office:value-type="float" office:value="500" calcext:value-type="float">
            <text:p>500</text:p>
          </table:table-cell>
          <table:table-cell office:value-type="float" office:value="163710" calcext:value-type="float">
            <text:p>163710</text:p>
          </table:table-cell>
          <table:table-cell table:formula="of:=[.C67]*[.B67]" office:value-type="float" office:value="81855000" calcext:value-type="float">
            <text:p>8.186E+07</text:p>
          </table:table-cell>
          <table:table-cell office:value-type="float" office:value="301472" calcext:value-type="float">
            <text:p>301472</text:p>
          </table:table-cell>
          <table:table-cell office:value-type="float" office:value="346.055" calcext:value-type="float">
            <text:p>346.055</text:p>
          </table:table-cell>
        </table:table-row>
        <table:table-row table:style-name="ro1">
          <table:table-cell office:value-type="string" calcext:value-type="string">
            <text:p>knapPI_16_500_1000_67</text:p>
          </table:table-cell>
          <table:table-cell office:value-type="float" office:value="500" calcext:value-type="float">
            <text:p>500</text:p>
          </table:table-cell>
          <table:table-cell office:value-type="float" office:value="163014" calcext:value-type="float">
            <text:p>163014</text:p>
          </table:table-cell>
          <table:table-cell table:formula="of:=[.C68]*[.B68]" office:value-type="float" office:value="81507000" calcext:value-type="float">
            <text:p>8.151E+07</text:p>
          </table:table-cell>
          <table:table-cell office:value-type="float" office:value="299792" calcext:value-type="float">
            <text:p>299792</text:p>
          </table:table-cell>
          <table:table-cell office:value-type="float" office:value="348.882" calcext:value-type="float">
            <text:p>348.882</text:p>
          </table:table-cell>
        </table:table-row>
        <table:table-row table:style-name="ro1">
          <table:table-cell office:value-type="string" calcext:value-type="string">
            <text:p>knapPI_16_500_1000_68</text:p>
          </table:table-cell>
          <table:table-cell office:value-type="float" office:value="500" calcext:value-type="float">
            <text:p>500</text:p>
          </table:table-cell>
          <table:table-cell office:value-type="float" office:value="163756" calcext:value-type="float">
            <text:p>163756</text:p>
          </table:table-cell>
          <table:table-cell table:formula="of:=[.C69]*[.B69]" office:value-type="float" office:value="81878000" calcext:value-type="float">
            <text:p>8.188E+07</text:p>
          </table:table-cell>
          <table:table-cell office:value-type="float" office:value="305725" calcext:value-type="float">
            <text:p>305725</text:p>
          </table:table-cell>
          <table:table-cell office:value-type="float" office:value="345.426" calcext:value-type="float">
            <text:p>345.426</text:p>
          </table:table-cell>
        </table:table-row>
        <table:table-row table:style-name="ro1">
          <table:table-cell office:value-type="string" calcext:value-type="string">
            <text:p>knapPI_16_500_1000_69</text:p>
          </table:table-cell>
          <table:table-cell office:value-type="float" office:value="500" calcext:value-type="float">
            <text:p>500</text:p>
          </table:table-cell>
          <table:table-cell office:value-type="float" office:value="171091" calcext:value-type="float">
            <text:p>171091</text:p>
          </table:table-cell>
          <table:table-cell table:formula="of:=[.C70]*[.B70]" office:value-type="float" office:value="85545500" calcext:value-type="float">
            <text:p>8.555E+07</text:p>
          </table:table-cell>
          <table:table-cell office:value-type="float" office:value="312840" calcext:value-type="float">
            <text:p>312840</text:p>
          </table:table-cell>
          <table:table-cell office:value-type="float" office:value="369.519" calcext:value-type="float">
            <text:p>369.519</text:p>
          </table:table-cell>
        </table:table-row>
        <table:table-row table:style-name="ro1">
          <table:table-cell office:value-type="string" calcext:value-type="string">
            <text:p>knapPI_16_500_1000_70</text:p>
          </table:table-cell>
          <table:table-cell office:value-type="float" office:value="500" calcext:value-type="float">
            <text:p>500</text:p>
          </table:table-cell>
          <table:table-cell office:value-type="float" office:value="170610" calcext:value-type="float">
            <text:p>170610</text:p>
          </table:table-cell>
          <table:table-cell table:formula="of:=[.C71]*[.B71]" office:value-type="float" office:value="85305000" calcext:value-type="float">
            <text:p>8.531E+07</text:p>
          </table:table-cell>
          <table:table-cell office:value-type="float" office:value="312931" calcext:value-type="float">
            <text:p>312931</text:p>
          </table:table-cell>
          <table:table-cell office:value-type="float" office:value="358.094" calcext:value-type="float">
            <text:p>358.094</text:p>
          </table:table-cell>
        </table:table-row>
        <table:table-row table:style-name="ro1">
          <table:table-cell office:value-type="string" calcext:value-type="string">
            <text:p>knapPI_16_500_1000_71</text:p>
          </table:table-cell>
          <table:table-cell office:value-type="float" office:value="500" calcext:value-type="float">
            <text:p>500</text:p>
          </table:table-cell>
          <table:table-cell office:value-type="float" office:value="172207" calcext:value-type="float">
            <text:p>172207</text:p>
          </table:table-cell>
          <table:table-cell table:formula="of:=[.C72]*[.B72]" office:value-type="float" office:value="86103500" calcext:value-type="float">
            <text:p>8.610E+07</text:p>
          </table:table-cell>
          <table:table-cell office:value-type="float" office:value="316473" calcext:value-type="float">
            <text:p>316473</text:p>
          </table:table-cell>
          <table:table-cell office:value-type="float" office:value="373.888" calcext:value-type="float">
            <text:p>373.888</text:p>
          </table:table-cell>
        </table:table-row>
        <table:table-row table:style-name="ro1">
          <table:table-cell office:value-type="string" calcext:value-type="string">
            <text:p>knapPI_16_500_1000_72</text:p>
          </table:table-cell>
          <table:table-cell office:value-type="float" office:value="500" calcext:value-type="float">
            <text:p>500</text:p>
          </table:table-cell>
          <table:table-cell office:value-type="float" office:value="185171" calcext:value-type="float">
            <text:p>185171</text:p>
          </table:table-cell>
          <table:table-cell table:formula="of:=[.C73]*[.B73]" office:value-type="float" office:value="92585500" calcext:value-type="float">
            <text:p>9.259E+07</text:p>
          </table:table-cell>
          <table:table-cell office:value-type="float" office:value="327368" calcext:value-type="float">
            <text:p>327368</text:p>
          </table:table-cell>
          <table:table-cell office:value-type="float" office:value="390.09" calcext:value-type="float">
            <text:p>390.09</text:p>
          </table:table-cell>
        </table:table-row>
        <table:table-row table:style-name="ro1">
          <table:table-cell office:value-type="string" calcext:value-type="string">
            <text:p>knapPI_16_500_1000_73</text:p>
          </table:table-cell>
          <table:table-cell office:value-type="float" office:value="500" calcext:value-type="float">
            <text:p>500</text:p>
          </table:table-cell>
          <table:table-cell office:value-type="float" office:value="178194" calcext:value-type="float">
            <text:p>178194</text:p>
          </table:table-cell>
          <table:table-cell table:formula="of:=[.C74]*[.B74]" office:value-type="float" office:value="89097000" calcext:value-type="float">
            <text:p>8.910E+07</text:p>
          </table:table-cell>
          <table:table-cell office:value-type="float" office:value="322291" calcext:value-type="float">
            <text:p>322291</text:p>
          </table:table-cell>
          <table:table-cell office:value-type="float" office:value="381.911" calcext:value-type="float">
            <text:p>381.911</text:p>
          </table:table-cell>
        </table:table-row>
        <table:table-row table:style-name="ro1">
          <table:table-cell office:value-type="string" calcext:value-type="string">
            <text:p>knapPI_16_500_1000_74</text:p>
          </table:table-cell>
          <table:table-cell office:value-type="float" office:value="500" calcext:value-type="float">
            <text:p>500</text:p>
          </table:table-cell>
          <table:table-cell office:value-type="float" office:value="184614" calcext:value-type="float">
            <text:p>184614</text:p>
          </table:table-cell>
          <table:table-cell table:formula="of:=[.C75]*[.B75]" office:value-type="float" office:value="92307000" calcext:value-type="float">
            <text:p>9.231E+07</text:p>
          </table:table-cell>
          <table:table-cell office:value-type="float" office:value="330376" calcext:value-type="float">
            <text:p>330376</text:p>
          </table:table-cell>
          <table:table-cell office:value-type="float" office:value="389.352" calcext:value-type="float">
            <text:p>389.352</text:p>
          </table:table-cell>
        </table:table-row>
        <table:table-row table:style-name="ro1">
          <table:table-cell office:value-type="string" calcext:value-type="string">
            <text:p>knapPI_16_500_1000_75</text:p>
          </table:table-cell>
          <table:table-cell office:value-type="float" office:value="500" calcext:value-type="float">
            <text:p>500</text:p>
          </table:table-cell>
          <table:table-cell office:value-type="float" office:value="184778" calcext:value-type="float">
            <text:p>184778</text:p>
          </table:table-cell>
          <table:table-cell table:formula="of:=[.C76]*[.B76]" office:value-type="float" office:value="92389000" calcext:value-type="float">
            <text:p>9.239E+07</text:p>
          </table:table-cell>
          <table:table-cell office:value-type="float" office:value="329070" calcext:value-type="float">
            <text:p>329070</text:p>
          </table:table-cell>
          <table:table-cell office:value-type="float" office:value="398.243" calcext:value-type="float">
            <text:p>398.243</text:p>
          </table:table-cell>
        </table:table-row>
        <table:table-row table:style-name="ro1">
          <table:table-cell office:value-type="string" calcext:value-type="string">
            <text:p>knapPI_16_500_1000_76</text:p>
          </table:table-cell>
          <table:table-cell office:value-type="float" office:value="500" calcext:value-type="float">
            <text:p>500</text:p>
          </table:table-cell>
          <table:table-cell office:value-type="float" office:value="184249" calcext:value-type="float">
            <text:p>184249</text:p>
          </table:table-cell>
          <table:table-cell table:formula="of:=[.C77]*[.B77]" office:value-type="float" office:value="92124500" calcext:value-type="float">
            <text:p>9.212E+07</text:p>
          </table:table-cell>
          <table:table-cell office:value-type="float" office:value="332563" calcext:value-type="float">
            <text:p>332563</text:p>
          </table:table-cell>
          <table:table-cell office:value-type="float" office:value="386.411" calcext:value-type="float">
            <text:p>386.411</text:p>
          </table:table-cell>
        </table:table-row>
        <table:table-row table:style-name="ro1">
          <table:table-cell office:value-type="string" calcext:value-type="string">
            <text:p>knapPI_16_500_1000_77</text:p>
          </table:table-cell>
          <table:table-cell office:value-type="float" office:value="500" calcext:value-type="float">
            <text:p>500</text:p>
          </table:table-cell>
          <table:table-cell office:value-type="float" office:value="182121" calcext:value-type="float">
            <text:p>182121</text:p>
          </table:table-cell>
          <table:table-cell table:formula="of:=[.C78]*[.B78]" office:value-type="float" office:value="91060500" calcext:value-type="float">
            <text:p>9.106E+07</text:p>
          </table:table-cell>
          <table:table-cell office:value-type="float" office:value="331453" calcext:value-type="float">
            <text:p>331453</text:p>
          </table:table-cell>
          <table:table-cell office:value-type="float" office:value="393.992" calcext:value-type="float">
            <text:p>393.992</text:p>
          </table:table-cell>
        </table:table-row>
        <table:table-row table:style-name="ro1">
          <table:table-cell office:value-type="string" calcext:value-type="string">
            <text:p>knapPI_16_500_1000_78</text:p>
          </table:table-cell>
          <table:table-cell office:value-type="float" office:value="500" calcext:value-type="float">
            <text:p>500</text:p>
          </table:table-cell>
          <table:table-cell office:value-type="float" office:value="188322" calcext:value-type="float">
            <text:p>188322</text:p>
          </table:table-cell>
          <table:table-cell table:formula="of:=[.C79]*[.B79]" office:value-type="float" office:value="94161000" calcext:value-type="float">
            <text:p>9.416E+07</text:p>
          </table:table-cell>
          <table:table-cell office:value-type="float" office:value="337275" calcext:value-type="float">
            <text:p>337275</text:p>
          </table:table-cell>
          <table:table-cell office:value-type="float" office:value="396.321" calcext:value-type="float">
            <text:p>396.321</text:p>
          </table:table-cell>
        </table:table-row>
        <table:table-row table:style-name="ro1">
          <table:table-cell office:value-type="string" calcext:value-type="string">
            <text:p>knapPI_16_500_1000_79</text:p>
          </table:table-cell>
          <table:table-cell office:value-type="float" office:value="500" calcext:value-type="float">
            <text:p>500</text:p>
          </table:table-cell>
          <table:table-cell office:value-type="float" office:value="191266" calcext:value-type="float">
            <text:p>191266</text:p>
          </table:table-cell>
          <table:table-cell table:formula="of:=[.C80]*[.B80]" office:value-type="float" office:value="95633000" calcext:value-type="float">
            <text:p>9.563E+07</text:p>
          </table:table-cell>
          <table:table-cell office:value-type="float" office:value="339555" calcext:value-type="float">
            <text:p>339555</text:p>
          </table:table-cell>
          <table:table-cell office:value-type="float" office:value="410.453" calcext:value-type="float">
            <text:p>410.453</text:p>
          </table:table-cell>
        </table:table-row>
        <table:table-row table:style-name="ro1">
          <table:table-cell office:value-type="string" calcext:value-type="string">
            <text:p>knapPI_16_500_1000_80</text:p>
          </table:table-cell>
          <table:table-cell office:value-type="float" office:value="500" calcext:value-type="float">
            <text:p>500</text:p>
          </table:table-cell>
          <table:table-cell office:value-type="float" office:value="194586" calcext:value-type="float">
            <text:p>194586</text:p>
          </table:table-cell>
          <table:table-cell table:formula="of:=[.C81]*[.B81]" office:value-type="float" office:value="97293000" calcext:value-type="float">
            <text:p>9.729E+07</text:p>
          </table:table-cell>
          <table:table-cell office:value-type="float" office:value="342059" calcext:value-type="float">
            <text:p>342059</text:p>
          </table:table-cell>
          <table:table-cell office:value-type="float" office:value="408.639" calcext:value-type="float">
            <text:p>408.639</text:p>
          </table:table-cell>
        </table:table-row>
        <table:table-row table:style-name="ro1">
          <table:table-cell office:value-type="string" calcext:value-type="string">
            <text:p>knapPI_16_500_1000_81</text:p>
          </table:table-cell>
          <table:table-cell office:value-type="float" office:value="500" calcext:value-type="float">
            <text:p>500</text:p>
          </table:table-cell>
          <table:table-cell office:value-type="float" office:value="199223" calcext:value-type="float">
            <text:p>199223</text:p>
          </table:table-cell>
          <table:table-cell table:formula="of:=[.C82]*[.B82]" office:value-type="float" office:value="99611500" calcext:value-type="float">
            <text:p>9.961E+07</text:p>
          </table:table-cell>
          <table:table-cell office:value-type="float" office:value="348656" calcext:value-type="float">
            <text:p>348656</text:p>
          </table:table-cell>
          <table:table-cell office:value-type="float" office:value="430.142" calcext:value-type="float">
            <text:p>430.142</text:p>
          </table:table-cell>
        </table:table-row>
        <table:table-row table:style-name="ro1">
          <table:table-cell office:value-type="string" calcext:value-type="string">
            <text:p>knapPI_16_500_1000_82</text:p>
          </table:table-cell>
          <table:table-cell office:value-type="float" office:value="500" calcext:value-type="float">
            <text:p>500</text:p>
          </table:table-cell>
          <table:table-cell office:value-type="float" office:value="204124" calcext:value-type="float">
            <text:p>204124</text:p>
          </table:table-cell>
          <table:table-cell table:formula="of:=[.C83]*[.B83]" office:value-type="float" office:value="102062000" calcext:value-type="float">
            <text:p>1.021E+08</text:p>
          </table:table-cell>
          <table:table-cell office:value-type="float" office:value="354528" calcext:value-type="float">
            <text:p>354528</text:p>
          </table:table-cell>
          <table:table-cell office:value-type="float" office:value="427.212" calcext:value-type="float">
            <text:p>427.212</text:p>
          </table:table-cell>
        </table:table-row>
        <table:table-row table:style-name="ro1">
          <table:table-cell office:value-type="string" calcext:value-type="string">
            <text:p>knapPI_16_500_1000_83</text:p>
          </table:table-cell>
          <table:table-cell office:value-type="float" office:value="500" calcext:value-type="float">
            <text:p>500</text:p>
          </table:table-cell>
          <table:table-cell office:value-type="float" office:value="210760" calcext:value-type="float">
            <text:p>210760</text:p>
          </table:table-cell>
          <table:table-cell table:formula="of:=[.C84]*[.B84]" office:value-type="float" office:value="105380000" calcext:value-type="float">
            <text:p>1.054E+08</text:p>
          </table:table-cell>
          <table:table-cell office:value-type="float" office:value="362312" calcext:value-type="float">
            <text:p>362312</text:p>
          </table:table-cell>
          <table:table-cell office:value-type="float" office:value="457.432" calcext:value-type="float">
            <text:p>457.432</text:p>
          </table:table-cell>
        </table:table-row>
        <table:table-row table:style-name="ro1">
          <table:table-cell office:value-type="string" calcext:value-type="string">
            <text:p>knapPI_16_500_1000_84</text:p>
          </table:table-cell>
          <table:table-cell office:value-type="float" office:value="500" calcext:value-type="float">
            <text:p>500</text:p>
          </table:table-cell>
          <table:table-cell office:value-type="float" office:value="207988" calcext:value-type="float">
            <text:p>207988</text:p>
          </table:table-cell>
          <table:table-cell table:formula="of:=[.C85]*[.B85]" office:value-type="float" office:value="103994000" calcext:value-type="float">
            <text:p>1.040E+08</text:p>
          </table:table-cell>
          <table:table-cell office:value-type="float" office:value="359847" calcext:value-type="float">
            <text:p>359847</text:p>
          </table:table-cell>
          <table:table-cell office:value-type="float" office:value="438.888" calcext:value-type="float">
            <text:p>438.888</text:p>
          </table:table-cell>
        </table:table-row>
        <table:table-row table:style-name="ro1">
          <table:table-cell office:value-type="string" calcext:value-type="string">
            <text:p>knapPI_16_500_1000_85</text:p>
          </table:table-cell>
          <table:table-cell office:value-type="float" office:value="500" calcext:value-type="float">
            <text:p>500</text:p>
          </table:table-cell>
          <table:table-cell office:value-type="float" office:value="202666" calcext:value-type="float">
            <text:p>202666</text:p>
          </table:table-cell>
          <table:table-cell table:formula="of:=[.C86]*[.B86]" office:value-type="float" office:value="101333000" calcext:value-type="float">
            <text:p>1.013E+08</text:p>
          </table:table-cell>
          <table:table-cell office:value-type="float" office:value="353774" calcext:value-type="float">
            <text:p>353774</text:p>
          </table:table-cell>
          <table:table-cell office:value-type="float" office:value="435.8" calcext:value-type="float">
            <text:p>435.8</text:p>
          </table:table-cell>
        </table:table-row>
        <table:table-row table:style-name="ro1">
          <table:table-cell office:value-type="string" calcext:value-type="string">
            <text:p>knapPI_16_500_1000_86</text:p>
          </table:table-cell>
          <table:table-cell office:value-type="float" office:value="500" calcext:value-type="float">
            <text:p>500</text:p>
          </table:table-cell>
          <table:table-cell office:value-type="float" office:value="204313" calcext:value-type="float">
            <text:p>204313</text:p>
          </table:table-cell>
          <table:table-cell table:formula="of:=[.C87]*[.B87]" office:value-type="float" office:value="102156500" calcext:value-type="float">
            <text:p>1.022E+08</text:p>
          </table:table-cell>
          <table:table-cell office:value-type="float" office:value="355300" calcext:value-type="float">
            <text:p>355300</text:p>
          </table:table-cell>
          <table:table-cell office:value-type="float" office:value="431.586" calcext:value-type="float">
            <text:p>431.586</text:p>
          </table:table-cell>
        </table:table-row>
        <table:table-row table:style-name="ro1">
          <table:table-cell office:value-type="string" calcext:value-type="string">
            <text:p>knapPI_16_500_1000_87</text:p>
          </table:table-cell>
          <table:table-cell office:value-type="float" office:value="500" calcext:value-type="float">
            <text:p>500</text:p>
          </table:table-cell>
          <table:table-cell office:value-type="float" office:value="217368" calcext:value-type="float">
            <text:p>217368</text:p>
          </table:table-cell>
          <table:table-cell table:formula="of:=[.C88]*[.B88]" office:value-type="float" office:value="108684000" calcext:value-type="float">
            <text:p>1.087E+08</text:p>
          </table:table-cell>
          <table:table-cell office:value-type="float" office:value="366961" calcext:value-type="float">
            <text:p>366961</text:p>
          </table:table-cell>
          <table:table-cell office:value-type="float" office:value="467.649" calcext:value-type="float">
            <text:p>467.649</text:p>
          </table:table-cell>
        </table:table-row>
        <table:table-row table:style-name="ro1">
          <table:table-cell office:value-type="string" calcext:value-type="string">
            <text:p>knapPI_16_500_1000_88</text:p>
          </table:table-cell>
          <table:table-cell office:value-type="float" office:value="500" calcext:value-type="float">
            <text:p>500</text:p>
          </table:table-cell>
          <table:table-cell office:value-type="float" office:value="220695" calcext:value-type="float">
            <text:p>220695</text:p>
          </table:table-cell>
          <table:table-cell table:formula="of:=[.C89]*[.B89]" office:value-type="float" office:value="110347500" calcext:value-type="float">
            <text:p>1.103E+08</text:p>
          </table:table-cell>
          <table:table-cell office:value-type="float" office:value="374055" calcext:value-type="float">
            <text:p>374055</text:p>
          </table:table-cell>
          <table:table-cell office:value-type="float" office:value="463.556" calcext:value-type="float">
            <text:p>463.556</text:p>
          </table:table-cell>
        </table:table-row>
        <table:table-row table:style-name="ro1">
          <table:table-cell office:value-type="string" calcext:value-type="string">
            <text:p>knapPI_16_500_1000_89</text:p>
          </table:table-cell>
          <table:table-cell office:value-type="float" office:value="500" calcext:value-type="float">
            <text:p>500</text:p>
          </table:table-cell>
          <table:table-cell office:value-type="float" office:value="230962" calcext:value-type="float">
            <text:p>230962</text:p>
          </table:table-cell>
          <table:table-cell table:formula="of:=[.C90]*[.B90]" office:value-type="float" office:value="115481000" calcext:value-type="float">
            <text:p>1.155E+08</text:p>
          </table:table-cell>
          <table:table-cell office:value-type="float" office:value="382599" calcext:value-type="float">
            <text:p>382599</text:p>
          </table:table-cell>
          <table:table-cell office:value-type="float" office:value="501.208" calcext:value-type="float">
            <text:p>501.208</text:p>
          </table:table-cell>
        </table:table-row>
        <table:table-row table:style-name="ro1">
          <table:table-cell office:value-type="string" calcext:value-type="string">
            <text:p>knapPI_16_500_1000_90</text:p>
          </table:table-cell>
          <table:table-cell office:value-type="float" office:value="500" calcext:value-type="float">
            <text:p>500</text:p>
          </table:table-cell>
          <table:table-cell office:value-type="float" office:value="224239" calcext:value-type="float">
            <text:p>224239</text:p>
          </table:table-cell>
          <table:table-cell table:formula="of:=[.C91]*[.B91]" office:value-type="float" office:value="112119500" calcext:value-type="float">
            <text:p>1.121E+08</text:p>
          </table:table-cell>
          <table:table-cell office:value-type="float" office:value="379749" calcext:value-type="float">
            <text:p>379749</text:p>
          </table:table-cell>
          <table:table-cell office:value-type="float" office:value="470.755" calcext:value-type="float">
            <text:p>470.755</text:p>
          </table:table-cell>
        </table:table-row>
        <table:table-row table:style-name="ro1">
          <table:table-cell office:value-type="string" calcext:value-type="string">
            <text:p>knapPI_16_500_1000_91</text:p>
          </table:table-cell>
          <table:table-cell office:value-type="float" office:value="500" calcext:value-type="float">
            <text:p>500</text:p>
          </table:table-cell>
          <table:table-cell office:value-type="float" office:value="232696" calcext:value-type="float">
            <text:p>232696</text:p>
          </table:table-cell>
          <table:table-cell table:formula="of:=[.C92]*[.B92]" office:value-type="float" office:value="116348000" calcext:value-type="float">
            <text:p>1.163E+08</text:p>
          </table:table-cell>
          <table:table-cell office:value-type="float" office:value="389386" calcext:value-type="float">
            <text:p>389386</text:p>
          </table:table-cell>
          <table:table-cell office:value-type="float" office:value="502.27" calcext:value-type="float">
            <text:p>502.27</text:p>
          </table:table-cell>
        </table:table-row>
        <table:table-row table:style-name="ro1">
          <table:table-cell office:value-type="string" calcext:value-type="string">
            <text:p>knapPI_16_500_1000_92</text:p>
          </table:table-cell>
          <table:table-cell office:value-type="float" office:value="500" calcext:value-type="float">
            <text:p>500</text:p>
          </table:table-cell>
          <table:table-cell office:value-type="float" office:value="235208" calcext:value-type="float">
            <text:p>235208</text:p>
          </table:table-cell>
          <table:table-cell table:formula="of:=[.C93]*[.B93]" office:value-type="float" office:value="117604000" calcext:value-type="float">
            <text:p>1.176E+08</text:p>
          </table:table-cell>
          <table:table-cell office:value-type="float" office:value="389614" calcext:value-type="float">
            <text:p>389614</text:p>
          </table:table-cell>
          <table:table-cell office:value-type="float" office:value="496.618" calcext:value-type="float">
            <text:p>496.618</text:p>
          </table:table-cell>
        </table:table-row>
        <table:table-row table:style-name="ro1">
          <table:table-cell office:value-type="string" calcext:value-type="string">
            <text:p>knapPI_16_500_1000_93</text:p>
          </table:table-cell>
          <table:table-cell office:value-type="float" office:value="500" calcext:value-type="float">
            <text:p>500</text:p>
          </table:table-cell>
          <table:table-cell office:value-type="float" office:value="226381" calcext:value-type="float">
            <text:p>226381</text:p>
          </table:table-cell>
          <table:table-cell table:formula="of:=[.C94]*[.B94]" office:value-type="float" office:value="113190500" calcext:value-type="float">
            <text:p>1.132E+08</text:p>
          </table:table-cell>
          <table:table-cell office:value-type="float" office:value="382873" calcext:value-type="float">
            <text:p>382873</text:p>
          </table:table-cell>
          <table:table-cell office:value-type="float" office:value="483.297" calcext:value-type="float">
            <text:p>483.297</text:p>
          </table:table-cell>
        </table:table-row>
        <table:table-row table:style-name="ro1">
          <table:table-cell office:value-type="string" calcext:value-type="string">
            <text:p>knapPI_16_500_1000_94</text:p>
          </table:table-cell>
          <table:table-cell office:value-type="float" office:value="500" calcext:value-type="float">
            <text:p>500</text:p>
          </table:table-cell>
          <table:table-cell office:value-type="float" office:value="230527" calcext:value-type="float">
            <text:p>230527</text:p>
          </table:table-cell>
          <table:table-cell table:formula="of:=[.C95]*[.B95]" office:value-type="float" office:value="115263500" calcext:value-type="float">
            <text:p>1.153E+08</text:p>
          </table:table-cell>
          <table:table-cell office:value-type="float" office:value="387353" calcext:value-type="float">
            <text:p>387353</text:p>
          </table:table-cell>
          <table:table-cell office:value-type="float" office:value="487.462" calcext:value-type="float">
            <text:p>487.462</text:p>
          </table:table-cell>
        </table:table-row>
        <table:table-row table:style-name="ro1">
          <table:table-cell office:value-type="string" calcext:value-type="string">
            <text:p>knapPI_16_500_1000_95</text:p>
          </table:table-cell>
          <table:table-cell office:value-type="float" office:value="500" calcext:value-type="float">
            <text:p>500</text:p>
          </table:table-cell>
          <table:table-cell office:value-type="float" office:value="237882" calcext:value-type="float">
            <text:p>237882</text:p>
          </table:table-cell>
          <table:table-cell table:formula="of:=[.C96]*[.B96]" office:value-type="float" office:value="118941000" calcext:value-type="float">
            <text:p>1.189E+08</text:p>
          </table:table-cell>
          <table:table-cell office:value-type="float" office:value="394976" calcext:value-type="float">
            <text:p>394976</text:p>
          </table:table-cell>
          <table:table-cell office:value-type="float" office:value="517.77" calcext:value-type="float">
            <text:p>517.77</text:p>
          </table:table-cell>
        </table:table-row>
        <table:table-row table:style-name="ro1">
          <table:table-cell office:value-type="string" calcext:value-type="string">
            <text:p>knapPI_16_500_1000_96</text:p>
          </table:table-cell>
          <table:table-cell office:value-type="float" office:value="500" calcext:value-type="float">
            <text:p>500</text:p>
          </table:table-cell>
          <table:table-cell office:value-type="float" office:value="227770" calcext:value-type="float">
            <text:p>227770</text:p>
          </table:table-cell>
          <table:table-cell table:formula="of:=[.C97]*[.B97]" office:value-type="float" office:value="113885000" calcext:value-type="float">
            <text:p>1.139E+08</text:p>
          </table:table-cell>
          <table:table-cell office:value-type="float" office:value="387160" calcext:value-type="float">
            <text:p>387160</text:p>
          </table:table-cell>
          <table:table-cell office:value-type="float" office:value="474.36" calcext:value-type="float">
            <text:p>474.36</text:p>
          </table:table-cell>
        </table:table-row>
        <table:table-row table:style-name="ro1">
          <table:table-cell office:value-type="string" calcext:value-type="string">
            <text:p>knapPI_16_500_1000_97</text:p>
          </table:table-cell>
          <table:table-cell office:value-type="float" office:value="500" calcext:value-type="float">
            <text:p>500</text:p>
          </table:table-cell>
          <table:table-cell office:value-type="float" office:value="232606" calcext:value-type="float">
            <text:p>232606</text:p>
          </table:table-cell>
          <table:table-cell table:formula="of:=[.C98]*[.B98]" office:value-type="float" office:value="116303000" calcext:value-type="float">
            <text:p>1.163E+08</text:p>
          </table:table-cell>
          <table:table-cell office:value-type="float" office:value="391317" calcext:value-type="float">
            <text:p>391317</text:p>
          </table:table-cell>
          <table:table-cell office:value-type="float" office:value="502.529" calcext:value-type="float">
            <text:p>502.529</text:p>
          </table:table-cell>
        </table:table-row>
        <table:table-row table:style-name="ro1">
          <table:table-cell office:value-type="string" calcext:value-type="string">
            <text:p>knapPI_16_500_1000_98</text:p>
          </table:table-cell>
          <table:table-cell office:value-type="float" office:value="500" calcext:value-type="float">
            <text:p>500</text:p>
          </table:table-cell>
          <table:table-cell office:value-type="float" office:value="242556" calcext:value-type="float">
            <text:p>242556</text:p>
          </table:table-cell>
          <table:table-cell table:formula="of:=[.C99]*[.B99]" office:value-type="float" office:value="121278000" calcext:value-type="float">
            <text:p>1.213E+08</text:p>
          </table:table-cell>
          <table:table-cell office:value-type="float" office:value="399535" calcext:value-type="float">
            <text:p>399535</text:p>
          </table:table-cell>
          <table:table-cell office:value-type="float" office:value="509.988" calcext:value-type="float">
            <text:p>509.988</text:p>
          </table:table-cell>
        </table:table-row>
        <table:table-row table:style-name="ro1">
          <table:table-cell office:value-type="string" calcext:value-type="string">
            <text:p>knapPI_16_500_1000_99</text:p>
          </table:table-cell>
          <table:table-cell office:value-type="float" office:value="500" calcext:value-type="float">
            <text:p>500</text:p>
          </table:table-cell>
          <table:table-cell office:value-type="float" office:value="250031" calcext:value-type="float">
            <text:p>250031</text:p>
          </table:table-cell>
          <table:table-cell table:formula="of:=[.C100]*[.B100]" office:value-type="float" office:value="125015500" calcext:value-type="float">
            <text:p>1.250E+08</text:p>
          </table:table-cell>
          <table:table-cell office:value-type="float" office:value="407843" calcext:value-type="float">
            <text:p>407843</text:p>
          </table:table-cell>
          <table:table-cell office:value-type="float" office:value="537.313" calcext:value-type="float">
            <text:p>537.313</text:p>
          </table:table-cell>
        </table:table-row>
        <table:table-row table:style-name="ro1">
          <table:table-cell office:value-type="string" calcext:value-type="string">
            <text:p>knapPI_16_500_1000_100</text:p>
          </table:table-cell>
          <table:table-cell office:value-type="float" office:value="500" calcext:value-type="float">
            <text:p>500</text:p>
          </table:table-cell>
          <table:table-cell office:value-type="float" office:value="247502" calcext:value-type="float">
            <text:p>247502</text:p>
          </table:table-cell>
          <table:table-cell table:formula="of:=[.C101]*[.B101]" office:value-type="float" office:value="123751000" calcext:value-type="float">
            <text:p>1.238E+08</text:p>
          </table:table-cell>
          <table:table-cell office:value-type="float" office:value="405705" calcext:value-type="float">
            <text:p>405705</text:p>
          </table:table-cell>
          <table:table-cell office:value-type="float" office:value="518.671" calcext:value-type="float">
            <text:p>518.671</text:p>
          </table:table-cell>
        </table:table-row>
        <table:table-row table:style-name="ro1">
          <table:table-cell office:value-type="string" calcext:value-type="string">
            <text:p>knapPI_16_1000_1000_1</text:p>
          </table:table-cell>
          <table:table-cell office:value-type="float" office:value="1000" calcext:value-type="float">
            <text:p>1000</text:p>
          </table:table-cell>
          <table:table-cell office:value-type="float" office:value="4816" calcext:value-type="float">
            <text:p>4816</text:p>
          </table:table-cell>
          <table:table-cell table:formula="of:=[.C102]*[.B102]" office:value-type="float" office:value="4816000" calcext:value-type="float">
            <text:p>4.816E+06</text:p>
          </table:table-cell>
          <table:table-cell office:value-type="float" office:value="27147" calcext:value-type="float">
            <text:p>27147</text:p>
          </table:table-cell>
          <table:table-cell office:value-type="float" office:value="43.0388" calcext:value-type="float">
            <text:p>43.0388</text:p>
          </table:table-cell>
        </table:table-row>
        <table:table-row table:style-name="ro1">
          <table:table-cell office:value-type="string" calcext:value-type="string">
            <text:p>knapPI_16_1000_1000_2</text:p>
          </table:table-cell>
          <table:table-cell office:value-type="float" office:value="1000" calcext:value-type="float">
            <text:p>1000</text:p>
          </table:table-cell>
          <table:table-cell office:value-type="float" office:value="9935" calcext:value-type="float">
            <text:p>9935</text:p>
          </table:table-cell>
          <table:table-cell table:formula="of:=[.C103]*[.B103]" office:value-type="float" office:value="9935000" calcext:value-type="float">
            <text:p>9.935E+06</text:p>
          </table:table-cell>
          <table:table-cell office:value-type="float" office:value="44773" calcext:value-type="float">
            <text:p>44773</text:p>
          </table:table-cell>
          <table:table-cell office:value-type="float" office:value="91.288" calcext:value-type="float">
            <text:p>91.288</text:p>
          </table:table-cell>
        </table:table-row>
        <table:table-row table:style-name="ro1">
          <table:table-cell office:value-type="string" calcext:value-type="string">
            <text:p>knapPI_16_1000_1000_3</text:p>
          </table:table-cell>
          <table:table-cell office:value-type="float" office:value="1000" calcext:value-type="float">
            <text:p>1000</text:p>
          </table:table-cell>
          <table:table-cell office:value-type="float" office:value="14783" calcext:value-type="float">
            <text:p>14783</text:p>
          </table:table-cell>
          <table:table-cell table:formula="of:=[.C104]*[.B104]" office:value-type="float" office:value="14783000" calcext:value-type="float">
            <text:p>1.478E+07</text:p>
          </table:table-cell>
          <table:table-cell office:value-type="float" office:value="64241" calcext:value-type="float">
            <text:p>64241</text:p>
          </table:table-cell>
          <table:table-cell office:value-type="float" office:value="134.631" calcext:value-type="float">
            <text:p>134.631</text:p>
          </table:table-cell>
        </table:table-row>
        <table:table-row table:style-name="ro1">
          <table:table-cell office:value-type="string" calcext:value-type="string">
            <text:p>knapPI_16_1000_1000_4</text:p>
          </table:table-cell>
          <table:table-cell office:value-type="float" office:value="1000" calcext:value-type="float">
            <text:p>1000</text:p>
          </table:table-cell>
          <table:table-cell office:value-type="float" office:value="19934" calcext:value-type="float">
            <text:p>19934</text:p>
          </table:table-cell>
          <table:table-cell table:formula="of:=[.C105]*[.B105]" office:value-type="float" office:value="19934000" calcext:value-type="float">
            <text:p>1.993E+07</text:p>
          </table:table-cell>
          <table:table-cell office:value-type="float" office:value="77577" calcext:value-type="float">
            <text:p>77577</text:p>
          </table:table-cell>
          <table:table-cell office:value-type="float" office:value="184.236" calcext:value-type="float">
            <text:p>184.236</text:p>
          </table:table-cell>
        </table:table-row>
        <table:table-row table:style-name="ro1">
          <table:table-cell office:value-type="string" calcext:value-type="string">
            <text:p>knapPI_16_1000_1000_5</text:p>
          </table:table-cell>
          <table:table-cell office:value-type="float" office:value="1000" calcext:value-type="float">
            <text:p>1000</text:p>
          </table:table-cell>
          <table:table-cell office:value-type="float" office:value="25686" calcext:value-type="float">
            <text:p>25686</text:p>
          </table:table-cell>
          <table:table-cell table:formula="of:=[.C106]*[.B106]" office:value-type="float" office:value="25686000" calcext:value-type="float">
            <text:p>2.569E+07</text:p>
          </table:table-cell>
          <table:table-cell office:value-type="float" office:value="91854" calcext:value-type="float">
            <text:p>91854</text:p>
          </table:table-cell>
          <table:table-cell office:value-type="float" office:value="233.421" calcext:value-type="float">
            <text:p>233.421</text:p>
          </table:table-cell>
        </table:table-row>
        <table:table-row table:style-name="ro1">
          <table:table-cell office:value-type="string" calcext:value-type="string">
            <text:p>knapPI_16_1000_1000_6</text:p>
          </table:table-cell>
          <table:table-cell office:value-type="float" office:value="1000" calcext:value-type="float">
            <text:p>1000</text:p>
          </table:table-cell>
          <table:table-cell office:value-type="float" office:value="29901" calcext:value-type="float">
            <text:p>29901</text:p>
          </table:table-cell>
          <table:table-cell table:formula="of:=[.C107]*[.B107]" office:value-type="float" office:value="29901000" calcext:value-type="float">
            <text:p>2.990E+07</text:p>
          </table:table-cell>
          <table:table-cell office:value-type="float" office:value="103984" calcext:value-type="float">
            <text:p>103984</text:p>
          </table:table-cell>
          <table:table-cell office:value-type="float" office:value="276.409" calcext:value-type="float">
            <text:p>276.409</text:p>
          </table:table-cell>
        </table:table-row>
        <table:table-row table:style-name="ro1">
          <table:table-cell office:value-type="string" calcext:value-type="string">
            <text:p>knapPI_16_1000_1000_7</text:p>
          </table:table-cell>
          <table:table-cell office:value-type="float" office:value="1000" calcext:value-type="float">
            <text:p>1000</text:p>
          </table:table-cell>
          <table:table-cell office:value-type="float" office:value="34874" calcext:value-type="float">
            <text:p>34874</text:p>
          </table:table-cell>
          <table:table-cell table:formula="of:=[.C108]*[.B108]" office:value-type="float" office:value="34874000" calcext:value-type="float">
            <text:p>3.487E+07</text:p>
          </table:table-cell>
          <table:table-cell office:value-type="float" office:value="117358" calcext:value-type="float">
            <text:p>117358</text:p>
          </table:table-cell>
          <table:table-cell office:value-type="float" office:value="316.069" calcext:value-type="float">
            <text:p>316.069</text:p>
          </table:table-cell>
        </table:table-row>
        <table:table-row table:style-name="ro1">
          <table:table-cell office:value-type="string" calcext:value-type="string">
            <text:p>knapPI_16_1000_1000_8</text:p>
          </table:table-cell>
          <table:table-cell office:value-type="float" office:value="1000" calcext:value-type="float">
            <text:p>1000</text:p>
          </table:table-cell>
          <table:table-cell office:value-type="float" office:value="39745" calcext:value-type="float">
            <text:p>39745</text:p>
          </table:table-cell>
          <table:table-cell table:formula="of:=[.C109]*[.B109]" office:value-type="float" office:value="39745000" calcext:value-type="float">
            <text:p>3.975E+07</text:p>
          </table:table-cell>
          <table:table-cell office:value-type="float" office:value="128687" calcext:value-type="float">
            <text:p>128687</text:p>
          </table:table-cell>
          <table:table-cell office:value-type="float" office:value="367.454" calcext:value-type="float">
            <text:p>367.454</text:p>
          </table:table-cell>
        </table:table-row>
        <table:table-row table:style-name="ro1">
          <table:table-cell office:value-type="string" calcext:value-type="string">
            <text:p>knapPI_16_1000_1000_9</text:p>
          </table:table-cell>
          <table:table-cell office:value-type="float" office:value="1000" calcext:value-type="float">
            <text:p>1000</text:p>
          </table:table-cell>
          <table:table-cell office:value-type="float" office:value="43658" calcext:value-type="float">
            <text:p>43658</text:p>
          </table:table-cell>
          <table:table-cell table:formula="of:=[.C110]*[.B110]" office:value-type="float" office:value="43658000" calcext:value-type="float">
            <text:p>4.366E+07</text:p>
          </table:table-cell>
          <table:table-cell office:value-type="float" office:value="142105" calcext:value-type="float">
            <text:p>142105</text:p>
          </table:table-cell>
          <table:table-cell office:value-type="float" office:value="397.3" calcext:value-type="float">
            <text:p>397.3</text:p>
          </table:table-cell>
        </table:table-row>
        <table:table-row table:style-name="ro1">
          <table:table-cell office:value-type="string" calcext:value-type="string">
            <text:p>knapPI_16_1000_1000_10</text:p>
          </table:table-cell>
          <table:table-cell office:value-type="float" office:value="1000" calcext:value-type="float">
            <text:p>1000</text:p>
          </table:table-cell>
          <table:table-cell office:value-type="float" office:value="51742" calcext:value-type="float">
            <text:p>51742</text:p>
          </table:table-cell>
          <table:table-cell table:formula="of:=[.C111]*[.B111]" office:value-type="float" office:value="51742000" calcext:value-type="float">
            <text:p>5.174E+07</text:p>
          </table:table-cell>
          <table:table-cell office:value-type="float" office:value="152950" calcext:value-type="float">
            <text:p>152950</text:p>
          </table:table-cell>
          <table:table-cell office:value-type="float" office:value="478.532" calcext:value-type="float">
            <text:p>478.532</text:p>
          </table:table-cell>
        </table:table-row>
        <table:table-row table:style-name="ro1">
          <table:table-cell office:value-type="string" calcext:value-type="string">
            <text:p>knapPI_16_1000_1000_11</text:p>
          </table:table-cell>
          <table:table-cell office:value-type="float" office:value="1000" calcext:value-type="float">
            <text:p>1000</text:p>
          </table:table-cell>
          <table:table-cell office:value-type="float" office:value="54704" calcext:value-type="float">
            <text:p>54704</text:p>
          </table:table-cell>
          <table:table-cell table:formula="of:=[.C112]*[.B112]" office:value-type="float" office:value="54704000" calcext:value-type="float">
            <text:p>5.470E+07</text:p>
          </table:table-cell>
          <table:table-cell office:value-type="float" office:value="161880" calcext:value-type="float">
            <text:p>161880</text:p>
          </table:table-cell>
          <table:table-cell office:value-type="float" office:value="498.185" calcext:value-type="float">
            <text:p>498.185</text:p>
          </table:table-cell>
        </table:table-row>
        <table:table-row table:style-name="ro1">
          <table:table-cell office:value-type="string" calcext:value-type="string">
            <text:p>knapPI_16_1000_1000_12</text:p>
          </table:table-cell>
          <table:table-cell office:value-type="float" office:value="1000" calcext:value-type="float">
            <text:p>1000</text:p>
          </table:table-cell>
          <table:table-cell office:value-type="float" office:value="60486" calcext:value-type="float">
            <text:p>60486</text:p>
          </table:table-cell>
          <table:table-cell table:formula="of:=[.C113]*[.B113]" office:value-type="float" office:value="60486000" calcext:value-type="float">
            <text:p>6.049E+07</text:p>
          </table:table-cell>
          <table:table-cell office:value-type="float" office:value="176357" calcext:value-type="float">
            <text:p>176357</text:p>
          </table:table-cell>
          <table:table-cell office:value-type="float" office:value="558.776" calcext:value-type="float">
            <text:p>558.776</text:p>
          </table:table-cell>
        </table:table-row>
        <table:table-row table:style-name="ro1">
          <table:table-cell office:value-type="string" calcext:value-type="string">
            <text:p>knapPI_16_1000_1000_13</text:p>
          </table:table-cell>
          <table:table-cell office:value-type="float" office:value="1000" calcext:value-type="float">
            <text:p>1000</text:p>
          </table:table-cell>
          <table:table-cell office:value-type="float" office:value="64459" calcext:value-type="float">
            <text:p>64459</text:p>
          </table:table-cell>
          <table:table-cell table:formula="of:=[.C114]*[.B114]" office:value-type="float" office:value="64459000" calcext:value-type="float">
            <text:p>6.446E+07</text:p>
          </table:table-cell>
          <table:table-cell office:value-type="float" office:value="188698" calcext:value-type="float">
            <text:p>188698</text:p>
          </table:table-cell>
          <table:table-cell office:value-type="float" office:value="586.601" calcext:value-type="float">
            <text:p>586.601</text:p>
          </table:table-cell>
        </table:table-row>
        <table:table-row table:style-name="ro1">
          <table:table-cell office:value-type="string" calcext:value-type="string">
            <text:p>knapPI_16_1000_1000_14</text:p>
          </table:table-cell>
          <table:table-cell office:value-type="float" office:value="1000" calcext:value-type="float">
            <text:p>1000</text:p>
          </table:table-cell>
          <table:table-cell office:value-type="float" office:value="68453" calcext:value-type="float">
            <text:p>68453</text:p>
          </table:table-cell>
          <table:table-cell table:formula="of:=[.C115]*[.B115]" office:value-type="float" office:value="68453000" calcext:value-type="float">
            <text:p>6.845E+07</text:p>
          </table:table-cell>
          <table:table-cell office:value-type="float" office:value="195723" calcext:value-type="float">
            <text:p>195723</text:p>
          </table:table-cell>
          <table:table-cell office:value-type="float" office:value="631.337" calcext:value-type="float">
            <text:p>631.337</text:p>
          </table:table-cell>
        </table:table-row>
        <table:table-row table:style-name="ro1">
          <table:table-cell office:value-type="string" calcext:value-type="string">
            <text:p>knapPI_16_1000_1000_15</text:p>
          </table:table-cell>
          <table:table-cell office:value-type="float" office:value="1000" calcext:value-type="float">
            <text:p>1000</text:p>
          </table:table-cell>
          <table:table-cell office:value-type="float" office:value="74540" calcext:value-type="float">
            <text:p>74540</text:p>
          </table:table-cell>
          <table:table-cell table:formula="of:=[.C116]*[.B116]" office:value-type="float" office:value="74540000" calcext:value-type="float">
            <text:p>7.454E+07</text:p>
          </table:table-cell>
          <table:table-cell office:value-type="float" office:value="206924" calcext:value-type="float">
            <text:p>206924</text:p>
          </table:table-cell>
          <table:table-cell office:value-type="float" office:value="678.279" calcext:value-type="float">
            <text:p>678.279</text:p>
          </table:table-cell>
        </table:table-row>
        <table:table-row table:style-name="ro1">
          <table:table-cell office:value-type="string" calcext:value-type="string">
            <text:p>knapPI_16_1000_1000_16</text:p>
          </table:table-cell>
          <table:table-cell office:value-type="float" office:value="1000" calcext:value-type="float">
            <text:p>1000</text:p>
          </table:table-cell>
          <table:table-cell office:value-type="float" office:value="79859" calcext:value-type="float">
            <text:p>79859</text:p>
          </table:table-cell>
          <table:table-cell table:formula="of:=[.C117]*[.B117]" office:value-type="float" office:value="79859000" calcext:value-type="float">
            <text:p>7.986E+07</text:p>
          </table:table-cell>
          <table:table-cell office:value-type="float" office:value="215452" calcext:value-type="float">
            <text:p>215452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knapPI_16_1000_1000_17</text:p>
          </table:table-cell>
          <table:table-cell office:value-type="float" office:value="1000" calcext:value-type="float">
            <text:p>1000</text:p>
          </table:table-cell>
          <table:table-cell office:value-type="float" office:value="84100" calcext:value-type="float">
            <text:p>84100</text:p>
          </table:table-cell>
          <table:table-cell table:formula="of:=[.C118]*[.B118]" office:value-type="float" office:value="84100000" calcext:value-type="float">
            <text:p>8.410E+07</text:p>
          </table:table-cell>
          <table:table-cell office:value-type="float" office:value="223903" calcext:value-type="float">
            <text:p>223903</text:p>
          </table:table-cell>
          <table:table-cell office:value-type="float" office:value="764.763" calcext:value-type="float">
            <text:p>764.763</text:p>
          </table:table-cell>
        </table:table-row>
        <table:table-row table:style-name="ro1">
          <table:table-cell office:value-type="string" calcext:value-type="string">
            <text:p>knapPI_16_1000_1000_18</text:p>
          </table:table-cell>
          <table:table-cell office:value-type="float" office:value="1000" calcext:value-type="float">
            <text:p>1000</text:p>
          </table:table-cell>
          <table:table-cell office:value-type="float" office:value="88771" calcext:value-type="float">
            <text:p>88771</text:p>
          </table:table-cell>
          <table:table-cell table:formula="of:=[.C119]*[.B119]" office:value-type="float" office:value="88771000" calcext:value-type="float">
            <text:p>8.877E+07</text:p>
          </table:table-cell>
          <table:table-cell office:value-type="float" office:value="235108" calcext:value-type="float">
            <text:p>235108</text:p>
          </table:table-cell>
          <table:table-cell office:value-type="float" office:value="820.567" calcext:value-type="float">
            <text:p>820.567</text:p>
          </table:table-cell>
        </table:table-row>
        <table:table-row table:style-name="ro1">
          <table:table-cell office:value-type="string" calcext:value-type="string">
            <text:p>knapPI_16_1000_1000_19</text:p>
          </table:table-cell>
          <table:table-cell office:value-type="float" office:value="1000" calcext:value-type="float">
            <text:p>1000</text:p>
          </table:table-cell>
          <table:table-cell office:value-type="float" office:value="93213" calcext:value-type="float">
            <text:p>93213</text:p>
          </table:table-cell>
          <table:table-cell table:formula="of:=[.C120]*[.B120]" office:value-type="float" office:value="93213000" calcext:value-type="float">
            <text:p>9.321E+07</text:p>
          </table:table-cell>
          <table:table-cell office:value-type="float" office:value="243892" calcext:value-type="float">
            <text:p>243892</text:p>
          </table:table-cell>
          <table:table-cell office:value-type="float" office:value="847.36" calcext:value-type="float">
            <text:p>847.36</text:p>
          </table:table-cell>
        </table:table-row>
        <table:table-row table:style-name="ro1">
          <table:table-cell office:value-type="string" calcext:value-type="string">
            <text:p>knapPI_16_1000_1000_20</text:p>
          </table:table-cell>
          <table:table-cell office:value-type="float" office:value="1000" calcext:value-type="float">
            <text:p>1000</text:p>
          </table:table-cell>
          <table:table-cell office:value-type="float" office:value="99818" calcext:value-type="float">
            <text:p>99818</text:p>
          </table:table-cell>
          <table:table-cell table:formula="of:=[.C121]*[.B121]" office:value-type="float" office:value="99818000" calcext:value-type="float">
            <text:p>9.982E+07</text:p>
          </table:table-cell>
          <table:table-cell office:value-type="float" office:value="253472" calcext:value-type="float">
            <text:p>253472</text:p>
          </table:table-cell>
          <table:table-cell office:value-type="float" office:value="922.298" calcext:value-type="float">
            <text:p>922.298</text:p>
          </table:table-cell>
        </table:table-row>
        <table:table-row table:style-name="ro1">
          <table:table-cell office:value-type="string" calcext:value-type="string">
            <text:p>knapPI_16_1000_1000_21</text:p>
          </table:table-cell>
          <table:table-cell office:value-type="float" office:value="1000" calcext:value-type="float">
            <text:p>1000</text:p>
          </table:table-cell>
          <table:table-cell office:value-type="float" office:value="106435" calcext:value-type="float">
            <text:p>106435</text:p>
          </table:table-cell>
          <table:table-cell table:formula="of:=[.C122]*[.B122]" office:value-type="float" office:value="106435000" calcext:value-type="float">
            <text:p>1.064E+08</text:p>
          </table:table-cell>
          <table:table-cell office:value-type="float" office:value="265133" calcext:value-type="float">
            <text:p>265133</text:p>
          </table:table-cell>
          <table:table-cell office:value-type="float" office:value="966.458" calcext:value-type="float">
            <text:p>966.458</text:p>
          </table:table-cell>
        </table:table-row>
        <table:table-row table:style-name="ro1">
          <table:table-cell office:value-type="string" calcext:value-type="string">
            <text:p>knapPI_16_1000_1000_22</text:p>
          </table:table-cell>
          <table:table-cell office:value-type="float" office:value="1000" calcext:value-type="float">
            <text:p>1000</text:p>
          </table:table-cell>
          <table:table-cell office:value-type="float" office:value="111504" calcext:value-type="float">
            <text:p>111504</text:p>
          </table:table-cell>
          <table:table-cell table:formula="of:=[.C123]*[.B123]" office:value-type="float" office:value="111504000" calcext:value-type="float">
            <text:p>1.115E+08</text:p>
          </table:table-cell>
          <table:table-cell office:value-type="float" office:value="273466" calcext:value-type="float">
            <text:p>273466</text:p>
          </table:table-cell>
          <table:table-cell office:value-type="float" office:value="1030.71" calcext:value-type="float">
            <text:p>1030.71</text:p>
          </table:table-cell>
        </table:table-row>
        <table:table-row table:style-name="ro1">
          <table:table-cell office:value-type="string" calcext:value-type="string">
            <text:p>knapPI_16_1000_1000_23</text:p>
          </table:table-cell>
          <table:table-cell office:value-type="float" office:value="1000" calcext:value-type="float">
            <text:p>1000</text:p>
          </table:table-cell>
          <table:table-cell office:value-type="float" office:value="115309" calcext:value-type="float">
            <text:p>115309</text:p>
          </table:table-cell>
          <table:table-cell table:formula="of:=[.C124]*[.B124]" office:value-type="float" office:value="115309000" calcext:value-type="float">
            <text:p>1.153E+08</text:p>
          </table:table-cell>
          <table:table-cell office:value-type="float" office:value="282749" calcext:value-type="float">
            <text:p>282749</text:p>
          </table:table-cell>
          <table:table-cell office:value-type="float" office:value="1047.27" calcext:value-type="float">
            <text:p>1047.27</text:p>
          </table:table-cell>
        </table:table-row>
        <table:table-row table:style-name="ro1">
          <table:table-cell office:value-type="string" calcext:value-type="string">
            <text:p>knapPI_16_1000_1000_24</text:p>
          </table:table-cell>
          <table:table-cell office:value-type="float" office:value="1000" calcext:value-type="float">
            <text:p>1000</text:p>
          </table:table-cell>
          <table:table-cell office:value-type="float" office:value="120945" calcext:value-type="float">
            <text:p>120945</text:p>
          </table:table-cell>
          <table:table-cell table:formula="of:=[.C125]*[.B125]" office:value-type="float" office:value="120945000" calcext:value-type="float">
            <text:p>1.209E+08</text:p>
          </table:table-cell>
          <table:table-cell office:value-type="float" office:value="289838" calcext:value-type="float">
            <text:p>289838</text:p>
          </table:table-cell>
          <table:table-cell office:value-type="float" office:value="1118.63" calcext:value-type="float">
            <text:p>1118.63</text:p>
          </table:table-cell>
        </table:table-row>
        <table:table-row table:style-name="ro1">
          <table:table-cell office:value-type="string" calcext:value-type="string">
            <text:p>knapPI_16_1000_1000_25</text:p>
          </table:table-cell>
          <table:table-cell office:value-type="float" office:value="1000" calcext:value-type="float">
            <text:p>1000</text:p>
          </table:table-cell>
          <table:table-cell office:value-type="float" office:value="125225" calcext:value-type="float">
            <text:p>125225</text:p>
          </table:table-cell>
          <table:table-cell table:formula="of:=[.C126]*[.B126]" office:value-type="float" office:value="125225000" calcext:value-type="float">
            <text:p>1.252E+08</text:p>
          </table:table-cell>
          <table:table-cell office:value-type="float" office:value="300774" calcext:value-type="float">
            <text:p>300774</text:p>
          </table:table-cell>
          <table:table-cell office:value-type="float" office:value="1139.61" calcext:value-type="float">
            <text:p>1139.61</text:p>
          </table:table-cell>
        </table:table-row>
        <table:table-row table:style-name="ro1">
          <table:table-cell office:value-type="string" calcext:value-type="string">
            <text:p>knapPI_16_1000_1000_26</text:p>
          </table:table-cell>
          <table:table-cell office:value-type="float" office:value="1000" calcext:value-type="float">
            <text:p>1000</text:p>
          </table:table-cell>
          <table:table-cell office:value-type="float" office:value="128320" calcext:value-type="float">
            <text:p>128320</text:p>
          </table:table-cell>
          <table:table-cell table:formula="of:=[.C127]*[.B127]" office:value-type="float" office:value="128320000" calcext:value-type="float">
            <text:p>1.283E+08</text:p>
          </table:table-cell>
          <table:table-cell office:value-type="float" office:value="308310" calcext:value-type="float">
            <text:p>308310</text:p>
          </table:table-cell>
          <table:table-cell office:value-type="float" office:value="1185.74" calcext:value-type="float">
            <text:p>1185.74</text:p>
          </table:table-cell>
        </table:table-row>
        <table:table-row table:style-name="ro1">
          <table:table-cell office:value-type="string" calcext:value-type="string">
            <text:p>knapPI_16_1000_1000_27</text:p>
          </table:table-cell>
          <table:table-cell office:value-type="float" office:value="1000" calcext:value-type="float">
            <text:p>1000</text:p>
          </table:table-cell>
          <table:table-cell office:value-type="float" office:value="138321" calcext:value-type="float">
            <text:p>138321</text:p>
          </table:table-cell>
          <table:table-cell table:formula="of:=[.C128]*[.B128]" office:value-type="float" office:value="138321000" calcext:value-type="float">
            <text:p>1.383E+08</text:p>
          </table:table-cell>
          <table:table-cell office:value-type="float" office:value="317614" calcext:value-type="float">
            <text:p>317614</text:p>
          </table:table-cell>
          <table:table-cell office:value-type="float" office:value="1257.34" calcext:value-type="float">
            <text:p>1257.34</text:p>
          </table:table-cell>
        </table:table-row>
        <table:table-row table:style-name="ro1">
          <table:table-cell office:value-type="string" calcext:value-type="string">
            <text:p>knapPI_16_1000_1000_28</text:p>
          </table:table-cell>
          <table:table-cell office:value-type="float" office:value="1000" calcext:value-type="float">
            <text:p>1000</text:p>
          </table:table-cell>
          <table:table-cell office:value-type="float" office:value="136381" calcext:value-type="float">
            <text:p>136381</text:p>
          </table:table-cell>
          <table:table-cell table:formula="of:=[.C129]*[.B129]" office:value-type="float" office:value="136381000" calcext:value-type="float">
            <text:p>1.364E+08</text:p>
          </table:table-cell>
          <table:table-cell office:value-type="float" office:value="324396" calcext:value-type="float">
            <text:p>324396</text:p>
          </table:table-cell>
          <table:table-cell office:value-type="float" office:value="1259.99" calcext:value-type="float">
            <text:p>1259.99</text:p>
          </table:table-cell>
        </table:table-row>
        <table:table-row table:style-name="ro1">
          <table:table-cell office:value-type="string" calcext:value-type="string">
            <text:p>knapPI_16_1000_1000_29</text:p>
          </table:table-cell>
          <table:table-cell office:value-type="float" office:value="1000" calcext:value-type="float">
            <text:p>1000</text:p>
          </table:table-cell>
          <table:table-cell office:value-type="float" office:value="140520" calcext:value-type="float">
            <text:p>140520</text:p>
          </table:table-cell>
          <table:table-cell table:formula="of:=[.C130]*[.B130]" office:value-type="float" office:value="140520000" calcext:value-type="float">
            <text:p>1.405E+08</text:p>
          </table:table-cell>
          <table:table-cell office:value-type="float" office:value="333207" calcext:value-type="float">
            <text:p>333207</text:p>
          </table:table-cell>
          <table:table-cell office:value-type="float" office:value="1254.37" calcext:value-type="float">
            <text:p>1254.37</text:p>
          </table:table-cell>
        </table:table-row>
        <table:table-row table:style-name="ro1">
          <table:table-cell office:value-type="string" calcext:value-type="string">
            <text:p>knapPI_16_1000_1000_30</text:p>
          </table:table-cell>
          <table:table-cell office:value-type="float" office:value="1000" calcext:value-type="float">
            <text:p>1000</text:p>
          </table:table-cell>
          <table:table-cell office:value-type="float" office:value="149730" calcext:value-type="float">
            <text:p>149730</text:p>
          </table:table-cell>
          <table:table-cell table:formula="of:=[.C131]*[.B131]" office:value-type="float" office:value="149730000" calcext:value-type="float">
            <text:p>1.497E+08</text:p>
          </table:table-cell>
          <table:table-cell office:value-type="float" office:value="343958" calcext:value-type="float">
            <text:p>343958</text:p>
          </table:table-cell>
          <table:table-cell office:value-type="float" office:value="1383.02" calcext:value-type="float">
            <text:p>1383.02</text:p>
          </table:table-cell>
        </table:table-row>
        <table:table-row table:style-name="ro1">
          <table:table-cell office:value-type="string" calcext:value-type="string">
            <text:p>knapPI_16_1000_1000_31</text:p>
          </table:table-cell>
          <table:table-cell office:value-type="float" office:value="1000" calcext:value-type="float">
            <text:p>1000</text:p>
          </table:table-cell>
          <table:table-cell office:value-type="float" office:value="152876" calcext:value-type="float">
            <text:p>152876</text:p>
          </table:table-cell>
          <table:table-cell table:formula="of:=[.C132]*[.B132]" office:value-type="float" office:value="152876000" calcext:value-type="float">
            <text:p>1.529E+08</text:p>
          </table:table-cell>
          <table:table-cell office:value-type="float" office:value="348271" calcext:value-type="float">
            <text:p>348271</text:p>
          </table:table-cell>
          <table:table-cell office:value-type="float" office:value="1365.08" calcext:value-type="float">
            <text:p>1365.08</text:p>
          </table:table-cell>
        </table:table-row>
        <table:table-row table:style-name="ro1">
          <table:table-cell office:value-type="string" calcext:value-type="string">
            <text:p>knapPI_16_1000_1000_32</text:p>
          </table:table-cell>
          <table:table-cell office:value-type="float" office:value="1000" calcext:value-type="float">
            <text:p>1000</text:p>
          </table:table-cell>
          <table:table-cell office:value-type="float" office:value="161927" calcext:value-type="float">
            <text:p>161927</text:p>
          </table:table-cell>
          <table:table-cell table:formula="of:=[.C133]*[.B133]" office:value-type="float" office:value="161927000" calcext:value-type="float">
            <text:p>1.619E+08</text:p>
          </table:table-cell>
          <table:table-cell office:value-type="float" office:value="359771" calcext:value-type="float">
            <text:p>359771</text:p>
          </table:table-cell>
          <table:table-cell office:value-type="float" office:value="1494.98" calcext:value-type="float">
            <text:p>1494.98</text:p>
          </table:table-cell>
        </table:table-row>
        <table:table-row table:style-name="ro1">
          <table:table-cell office:value-type="string" calcext:value-type="string">
            <text:p>knapPI_16_1000_1000_33</text:p>
          </table:table-cell>
          <table:table-cell office:value-type="float" office:value="1000" calcext:value-type="float">
            <text:p>1000</text:p>
          </table:table-cell>
          <table:table-cell office:value-type="float" office:value="165525" calcext:value-type="float">
            <text:p>165525</text:p>
          </table:table-cell>
          <table:table-cell table:formula="of:=[.C134]*[.B134]" office:value-type="float" office:value="165525000" calcext:value-type="float">
            <text:p>1.655E+08</text:p>
          </table:table-cell>
          <table:table-cell office:value-type="float" office:value="369272" calcext:value-type="float">
            <text:p>369272</text:p>
          </table:table-cell>
          <table:table-cell office:value-type="float" office:value="1485.2" calcext:value-type="float">
            <text:p>1485.2</text:p>
          </table:table-cell>
        </table:table-row>
        <table:table-row table:style-name="ro1">
          <table:table-cell office:value-type="string" calcext:value-type="string">
            <text:p>knapPI_16_1000_1000_34</text:p>
          </table:table-cell>
          <table:table-cell office:value-type="float" office:value="1000" calcext:value-type="float">
            <text:p>1000</text:p>
          </table:table-cell>
          <table:table-cell office:value-type="float" office:value="169920" calcext:value-type="float">
            <text:p>169920</text:p>
          </table:table-cell>
          <table:table-cell table:formula="of:=[.C135]*[.B135]" office:value-type="float" office:value="169920000" calcext:value-type="float">
            <text:p>1.699E+08</text:p>
          </table:table-cell>
          <table:table-cell office:value-type="float" office:value="376422" calcext:value-type="float">
            <text:p>376422</text:p>
          </table:table-cell>
          <table:table-cell office:value-type="float" office:value="1569.77" calcext:value-type="float">
            <text:p>1569.77</text:p>
          </table:table-cell>
        </table:table-row>
        <table:table-row table:style-name="ro1">
          <table:table-cell office:value-type="string" calcext:value-type="string">
            <text:p>knapPI_16_1000_1000_35</text:p>
          </table:table-cell>
          <table:table-cell office:value-type="float" office:value="1000" calcext:value-type="float">
            <text:p>1000</text:p>
          </table:table-cell>
          <table:table-cell office:value-type="float" office:value="174914" calcext:value-type="float">
            <text:p>174914</text:p>
          </table:table-cell>
          <table:table-cell table:formula="of:=[.C136]*[.B136]" office:value-type="float" office:value="174914000" calcext:value-type="float">
            <text:p>1.749E+08</text:p>
          </table:table-cell>
          <table:table-cell office:value-type="float" office:value="384776" calcext:value-type="float">
            <text:p>384776</text:p>
          </table:table-cell>
          <table:table-cell office:value-type="float" office:value="1586.94" calcext:value-type="float">
            <text:p>1586.94</text:p>
          </table:table-cell>
        </table:table-row>
        <table:table-row table:style-name="ro1">
          <table:table-cell office:value-type="string" calcext:value-type="string">
            <text:p>knapPI_16_1000_1000_36</text:p>
          </table:table-cell>
          <table:table-cell office:value-type="float" office:value="1000" calcext:value-type="float">
            <text:p>1000</text:p>
          </table:table-cell>
          <table:table-cell office:value-type="float" office:value="170078" calcext:value-type="float">
            <text:p>170078</text:p>
          </table:table-cell>
          <table:table-cell table:formula="of:=[.C137]*[.B137]" office:value-type="float" office:value="170078000" calcext:value-type="float">
            <text:p>1.701E+08</text:p>
          </table:table-cell>
          <table:table-cell office:value-type="float" office:value="385526" calcext:value-type="float">
            <text:p>385526</text:p>
          </table:table-cell>
          <table:table-cell office:value-type="float" office:value="1556.06" calcext:value-type="float">
            <text:p>1556.06</text:p>
          </table:table-cell>
        </table:table-row>
        <table:table-row table:style-name="ro1">
          <table:table-cell office:value-type="string" calcext:value-type="string">
            <text:p>knapPI_16_1000_1000_37</text:p>
          </table:table-cell>
          <table:table-cell office:value-type="float" office:value="1000" calcext:value-type="float">
            <text:p>1000</text:p>
          </table:table-cell>
          <table:table-cell office:value-type="float" office:value="185354" calcext:value-type="float">
            <text:p>185354</text:p>
          </table:table-cell>
          <table:table-cell table:formula="of:=[.C138]*[.B138]" office:value-type="float" office:value="185354000" calcext:value-type="float">
            <text:p>1.854E+08</text:p>
          </table:table-cell>
          <table:table-cell office:value-type="float" office:value="398087" calcext:value-type="float">
            <text:p>398087</text:p>
          </table:table-cell>
          <table:table-cell office:value-type="float" office:value="1665.11" calcext:value-type="float">
            <text:p>1665.11</text:p>
          </table:table-cell>
        </table:table-row>
        <table:table-row table:style-name="ro1">
          <table:table-cell office:value-type="string" calcext:value-type="string">
            <text:p>knapPI_16_1000_1000_38</text:p>
          </table:table-cell>
          <table:table-cell office:value-type="float" office:value="1000" calcext:value-type="float">
            <text:p>1000</text:p>
          </table:table-cell>
          <table:table-cell office:value-type="float" office:value="184324" calcext:value-type="float">
            <text:p>184324</text:p>
          </table:table-cell>
          <table:table-cell table:formula="of:=[.C139]*[.B139]" office:value-type="float" office:value="184324000" calcext:value-type="float">
            <text:p>1.843E+08</text:p>
          </table:table-cell>
          <table:table-cell office:value-type="float" office:value="402896" calcext:value-type="float">
            <text:p>402896</text:p>
          </table:table-cell>
          <table:table-cell office:value-type="float" office:value="1673.57" calcext:value-type="float">
            <text:p>1673.57</text:p>
          </table:table-cell>
        </table:table-row>
        <table:table-row table:style-name="ro1">
          <table:table-cell office:value-type="string" calcext:value-type="string">
            <text:p>knapPI_16_1000_1000_39</text:p>
          </table:table-cell>
          <table:table-cell office:value-type="float" office:value="1000" calcext:value-type="float">
            <text:p>1000</text:p>
          </table:table-cell>
          <table:table-cell office:value-type="float" office:value="195061" calcext:value-type="float">
            <text:p>195061</text:p>
          </table:table-cell>
          <table:table-cell table:formula="of:=[.C140]*[.B140]" office:value-type="float" office:value="195061000" calcext:value-type="float">
            <text:p>1.951E+08</text:p>
          </table:table-cell>
          <table:table-cell office:value-type="float" office:value="417051" calcext:value-type="float">
            <text:p>417051</text:p>
          </table:table-cell>
          <table:table-cell office:value-type="float" office:value="1747.57" calcext:value-type="float">
            <text:p>1747.57</text:p>
          </table:table-cell>
        </table:table-row>
        <table:table-row table:style-name="ro1">
          <table:table-cell office:value-type="string" calcext:value-type="string">
            <text:p>knapPI_16_1000_1000_40</text:p>
          </table:table-cell>
          <table:table-cell office:value-type="float" office:value="1000" calcext:value-type="float">
            <text:p>1000</text:p>
          </table:table-cell>
          <table:table-cell office:value-type="float" office:value="200090" calcext:value-type="float">
            <text:p>200090</text:p>
          </table:table-cell>
          <table:table-cell table:formula="of:=[.C141]*[.B141]" office:value-type="float" office:value="200090000" calcext:value-type="float">
            <text:p>2.001E+08</text:p>
          </table:table-cell>
          <table:table-cell office:value-type="float" office:value="422845" calcext:value-type="float">
            <text:p>422845</text:p>
          </table:table-cell>
          <table:table-cell office:value-type="float" office:value="1817.91" calcext:value-type="float">
            <text:p>1817.91</text:p>
          </table:table-cell>
        </table:table-row>
        <table:table-row table:style-name="ro1">
          <table:table-cell office:value-type="string" calcext:value-type="string">
            <text:p>knapPI_16_1000_1000_41</text:p>
          </table:table-cell>
          <table:table-cell office:value-type="float" office:value="1000" calcext:value-type="float">
            <text:p>1000</text:p>
          </table:table-cell>
          <table:table-cell office:value-type="float" office:value="206477" calcext:value-type="float">
            <text:p>206477</text:p>
          </table:table-cell>
          <table:table-cell table:formula="of:=[.C142]*[.B142]" office:value-type="float" office:value="206477000" calcext:value-type="float">
            <text:p>2.065E+08</text:p>
          </table:table-cell>
          <table:table-cell office:value-type="float" office:value="430737" calcext:value-type="float">
            <text:p>430737</text:p>
          </table:table-cell>
          <table:table-cell office:value-type="float" office:value="1847.57" calcext:value-type="float">
            <text:p>1847.57</text:p>
          </table:table-cell>
        </table:table-row>
        <table:table-row table:style-name="ro1">
          <table:table-cell office:value-type="string" calcext:value-type="string">
            <text:p>knapPI_16_1000_1000_42</text:p>
          </table:table-cell>
          <table:table-cell office:value-type="float" office:value="1000" calcext:value-type="float">
            <text:p>1000</text:p>
          </table:table-cell>
          <table:table-cell office:value-type="float" office:value="205903" calcext:value-type="float">
            <text:p>205903</text:p>
          </table:table-cell>
          <table:table-cell table:formula="of:=[.C143]*[.B143]" office:value-type="float" office:value="205903000" calcext:value-type="float">
            <text:p>2.059E+08</text:p>
          </table:table-cell>
          <table:table-cell office:value-type="float" office:value="435631" calcext:value-type="float">
            <text:p>435631</text:p>
          </table:table-cell>
          <table:table-cell office:value-type="float" office:value="1872.01" calcext:value-type="float">
            <text:p>1872.01</text:p>
          </table:table-cell>
        </table:table-row>
        <table:table-row table:style-name="ro1">
          <table:table-cell office:value-type="string" calcext:value-type="string">
            <text:p>knapPI_16_1000_1000_43</text:p>
          </table:table-cell>
          <table:table-cell office:value-type="float" office:value="1000" calcext:value-type="float">
            <text:p>1000</text:p>
          </table:table-cell>
          <table:table-cell office:value-type="float" office:value="209703" calcext:value-type="float">
            <text:p>209703</text:p>
          </table:table-cell>
          <table:table-cell table:formula="of:=[.C144]*[.B144]" office:value-type="float" office:value="209703000" calcext:value-type="float">
            <text:p>2.097E+08</text:p>
          </table:table-cell>
          <table:table-cell office:value-type="float" office:value="442581" calcext:value-type="float">
            <text:p>442581</text:p>
          </table:table-cell>
          <table:table-cell office:value-type="float" office:value="1881.51" calcext:value-type="float">
            <text:p>1881.51</text:p>
          </table:table-cell>
        </table:table-row>
        <table:table-row table:style-name="ro1">
          <table:table-cell office:value-type="string" calcext:value-type="string">
            <text:p>knapPI_16_1000_1000_44</text:p>
          </table:table-cell>
          <table:table-cell office:value-type="float" office:value="1000" calcext:value-type="float">
            <text:p>1000</text:p>
          </table:table-cell>
          <table:table-cell office:value-type="float" office:value="220318" calcext:value-type="float">
            <text:p>220318</text:p>
          </table:table-cell>
          <table:table-cell table:formula="of:=[.C145]*[.B145]" office:value-type="float" office:value="220318000" calcext:value-type="float">
            <text:p>2.203E+08</text:p>
          </table:table-cell>
          <table:table-cell office:value-type="float" office:value="453487" calcext:value-type="float">
            <text:p>453487</text:p>
          </table:table-cell>
          <table:table-cell office:value-type="float" office:value="2004.44" calcext:value-type="float">
            <text:p>2004.44</text:p>
          </table:table-cell>
        </table:table-row>
        <table:table-row table:style-name="ro1">
          <table:table-cell office:value-type="string" calcext:value-type="string">
            <text:p>knapPI_16_1000_1000_45</text:p>
          </table:table-cell>
          <table:table-cell office:value-type="float" office:value="1000" calcext:value-type="float">
            <text:p>1000</text:p>
          </table:table-cell>
          <table:table-cell office:value-type="float" office:value="220088" calcext:value-type="float">
            <text:p>220088</text:p>
          </table:table-cell>
          <table:table-cell table:formula="of:=[.C146]*[.B146]" office:value-type="float" office:value="220088000" calcext:value-type="float">
            <text:p>2.201E+08</text:p>
          </table:table-cell>
          <table:table-cell office:value-type="float" office:value="457152" calcext:value-type="float">
            <text:p>457152</text:p>
          </table:table-cell>
          <table:table-cell office:value-type="float" office:value="1970.26" calcext:value-type="float">
            <text:p>1970.26</text:p>
          </table:table-cell>
        </table:table-row>
        <table:table-row table:style-name="ro1">
          <table:table-cell office:value-type="string" calcext:value-type="string">
            <text:p>knapPI_16_1000_1000_46</text:p>
          </table:table-cell>
          <table:table-cell office:value-type="float" office:value="1000" calcext:value-type="float">
            <text:p>1000</text:p>
          </table:table-cell>
          <table:table-cell office:value-type="float" office:value="226923" calcext:value-type="float">
            <text:p>226923</text:p>
          </table:table-cell>
          <table:table-cell table:formula="of:=[.C147]*[.B147]" office:value-type="float" office:value="226923000" calcext:value-type="float">
            <text:p>2.269E+08</text:p>
          </table:table-cell>
          <table:table-cell office:value-type="float" office:value="466802" calcext:value-type="float">
            <text:p>466802</text:p>
          </table:table-cell>
          <table:table-cell office:value-type="float" office:value="2069.3" calcext:value-type="float">
            <text:p>2069.3</text:p>
          </table:table-cell>
        </table:table-row>
        <table:table-row table:style-name="ro1">
          <table:table-cell office:value-type="string" calcext:value-type="string">
            <text:p>knapPI_16_1000_1000_47</text:p>
          </table:table-cell>
          <table:table-cell office:value-type="float" office:value="1000" calcext:value-type="float">
            <text:p>1000</text:p>
          </table:table-cell>
          <table:table-cell office:value-type="float" office:value="222465" calcext:value-type="float">
            <text:p>222465</text:p>
          </table:table-cell>
          <table:table-cell table:formula="of:=[.C148]*[.B148]" office:value-type="float" office:value="222465000" calcext:value-type="float">
            <text:p>2.225E+08</text:p>
          </table:table-cell>
          <table:table-cell office:value-type="float" office:value="467889" calcext:value-type="float">
            <text:p>467889</text:p>
          </table:table-cell>
          <table:table-cell office:value-type="float" office:value="1990.82" calcext:value-type="float">
            <text:p>1990.82</text:p>
          </table:table-cell>
        </table:table-row>
        <table:table-row table:style-name="ro1">
          <table:table-cell office:value-type="string" calcext:value-type="string">
            <text:p>knapPI_16_1000_1000_48</text:p>
          </table:table-cell>
          <table:table-cell office:value-type="float" office:value="1000" calcext:value-type="float">
            <text:p>1000</text:p>
          </table:table-cell>
          <table:table-cell office:value-type="float" office:value="243712" calcext:value-type="float">
            <text:p>243712</text:p>
          </table:table-cell>
          <table:table-cell table:formula="of:=[.C149]*[.B149]" office:value-type="float" office:value="243712000" calcext:value-type="float">
            <text:p>2.437E+08</text:p>
          </table:table-cell>
          <table:table-cell office:value-type="float" office:value="485977" calcext:value-type="float">
            <text:p>485977</text:p>
          </table:table-cell>
          <table:table-cell office:value-type="float" office:value="2223.43" calcext:value-type="float">
            <text:p>2223.43</text:p>
          </table:table-cell>
        </table:table-row>
        <table:table-row table:style-name="ro1">
          <table:table-cell office:value-type="string" calcext:value-type="string">
            <text:p>knapPI_16_1000_1000_49</text:p>
          </table:table-cell>
          <table:table-cell office:value-type="float" office:value="1000" calcext:value-type="float">
            <text:p>1000</text:p>
          </table:table-cell>
          <table:table-cell office:value-type="float" office:value="240625" calcext:value-type="float">
            <text:p>240625</text:p>
          </table:table-cell>
          <table:table-cell table:formula="of:=[.C150]*[.B150]" office:value-type="float" office:value="240625000" calcext:value-type="float">
            <text:p>2.406E+08</text:p>
          </table:table-cell>
          <table:table-cell office:value-type="float" office:value="484860" calcext:value-type="float">
            <text:p>484860</text:p>
          </table:table-cell>
          <table:table-cell office:value-type="float" office:value="2154.62" calcext:value-type="float">
            <text:p>2154.62</text:p>
          </table:table-cell>
        </table:table-row>
        <table:table-row table:style-name="ro1">
          <table:table-cell office:value-type="string" calcext:value-type="string">
            <text:p>knapPI_16_1000_1000_50</text:p>
          </table:table-cell>
          <table:table-cell office:value-type="float" office:value="1000" calcext:value-type="float">
            <text:p>1000</text:p>
          </table:table-cell>
          <table:table-cell office:value-type="float" office:value="252984" calcext:value-type="float">
            <text:p>252984</text:p>
          </table:table-cell>
          <table:table-cell table:formula="of:=[.C151]*[.B151]" office:value-type="float" office:value="252984000" calcext:value-type="float">
            <text:p>2.530E+08</text:p>
          </table:table-cell>
          <table:table-cell office:value-type="float" office:value="500177" calcext:value-type="float">
            <text:p>500177</text:p>
          </table:table-cell>
          <table:table-cell office:value-type="float" office:value="2303.92" calcext:value-type="float">
            <text:p>2303.92</text:p>
          </table:table-cell>
        </table:table-row>
        <table:table-row table:style-name="ro1">
          <table:table-cell office:value-type="string" calcext:value-type="string">
            <text:p>knapPI_16_100_1000_1</text:p>
          </table:table-cell>
          <table:table-cell office:value-type="float" office:value="100" calcext:value-type="float">
            <text:p>100</text:p>
          </table:table-cell>
          <table:table-cell office:value-type="float" office:value="997" calcext:value-type="float">
            <text:p>997</text:p>
          </table:table-cell>
          <table:table-cell table:formula="of:=[.C152]*[.B152]" office:value-type="float" office:value="99700" calcext:value-type="float">
            <text:p>9.970E+04</text:p>
          </table:table-cell>
          <table:table-cell office:value-type="float" office:value="4400" calcext:value-type="float">
            <text:p>4400</text:p>
          </table:table-cell>
          <table:table-cell office:value-type="float" office:value="0.083952" calcext:value-type="float">
            <text:p>0.083952</text:p>
          </table:table-cell>
        </table:table-row>
        <table:table-row table:style-name="ro1">
          <table:table-cell office:value-type="string" calcext:value-type="string">
            <text:p>knapPI_16_100_1000_2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formula="of:=[.C153]*[.B153]" office:value-type="float" office:value="99200" calcext:value-type="float">
            <text:p>9.920E+04</text:p>
          </table:table-cell>
          <table:table-cell office:value-type="float" office:value="3898" calcext:value-type="float">
            <text:p>3898</text:p>
          </table:table-cell>
          <table:table-cell office:value-type="float" office:value="0.088005" calcext:value-type="float">
            <text:p>0.088005</text:p>
          </table:table-cell>
        </table:table-row>
        <table:table-row table:style-name="ro1">
          <table:table-cell office:value-type="string" calcext:value-type="string">
            <text:p>knapPI_16_100_1000_3</text:p>
          </table:table-cell>
          <table:table-cell office:value-type="float" office:value="100" calcext:value-type="float">
            <text:p>100</text:p>
          </table:table-cell>
          <table:table-cell office:value-type="float" office:value="1465" calcext:value-type="float">
            <text:p>1465</text:p>
          </table:table-cell>
          <table:table-cell table:formula="of:=[.C154]*[.B154]" office:value-type="float" office:value="146500" calcext:value-type="float">
            <text:p>1.465E+05</text:p>
          </table:table-cell>
          <table:table-cell office:value-type="float" office:value="6166" calcext:value-type="float">
            <text:p>6166</text:p>
          </table:table-cell>
          <table:table-cell office:value-type="float" office:value="0.137963" calcext:value-type="float">
            <text:p>0.137963</text:p>
          </table:table-cell>
        </table:table-row>
        <table:table-row table:style-name="ro1">
          <table:table-cell office:value-type="string" calcext:value-type="string">
            <text:p>knapPI_16_100_1000_4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C155]*[.B155]" office:value-type="float" office:value="203400" calcext:value-type="float">
            <text:p>2.034E+05</text:p>
          </table:table-cell>
          <table:table-cell office:value-type="float" office:value="8018" calcext:value-type="float">
            <text:p>8018</text:p>
          </table:table-cell>
          <table:table-cell office:value-type="float" office:value="0.182354" calcext:value-type="float">
            <text:p>0.182354</text:p>
          </table:table-cell>
        </table:table-row>
        <table:table-row table:style-name="ro1">
          <table:table-cell office:value-type="string" calcext:value-type="string">
            <text:p>knapPI_16_100_1000_5</text:p>
          </table:table-cell>
          <table:table-cell office:value-type="float" office:value="100" calcext:value-type="float">
            <text:p>100</text:p>
          </table:table-cell>
          <table:table-cell office:value-type="float" office:value="2213" calcext:value-type="float">
            <text:p>2213</text:p>
          </table:table-cell>
          <table:table-cell table:formula="of:=[.C156]*[.B156]" office:value-type="float" office:value="221300" calcext:value-type="float">
            <text:p>2.213E+05</text:p>
          </table:table-cell>
          <table:table-cell office:value-type="float" office:value="8569" calcext:value-type="float">
            <text:p>8569</text:p>
          </table:table-cell>
          <table:table-cell office:value-type="float" office:value="0.201428" calcext:value-type="float">
            <text:p>0.201428</text:p>
          </table:table-cell>
        </table:table-row>
        <table:table-row table:style-name="ro1">
          <table:table-cell office:value-type="string" calcext:value-type="string">
            <text:p>knapPI_16_100_1000_6</text:p>
          </table:table-cell>
          <table:table-cell office:value-type="float" office:value="100" calcext:value-type="float">
            <text:p>100</text:p>
          </table:table-cell>
          <table:table-cell office:value-type="float" office:value="3011" calcext:value-type="float">
            <text:p>3011</text:p>
          </table:table-cell>
          <table:table-cell table:formula="of:=[.C157]*[.B157]" office:value-type="float" office:value="301100" calcext:value-type="float">
            <text:p>3.011E+05</text:p>
          </table:table-cell>
          <table:table-cell office:value-type="float" office:value="9881" calcext:value-type="float">
            <text:p>9881</text:p>
          </table:table-cell>
          <table:table-cell office:value-type="float" office:value="0.270105" calcext:value-type="float">
            <text:p>0.270105</text:p>
          </table:table-cell>
        </table:table-row>
        <table:table-row table:style-name="ro1">
          <table:table-cell office:value-type="string" calcext:value-type="string">
            <text:p>knapPI_16_100_1000_7</text:p>
          </table:table-cell>
          <table:table-cell office:value-type="float" office:value="100" calcext:value-type="float">
            <text:p>100</text:p>
          </table:table-cell>
          <table:table-cell office:value-type="float" office:value="3491" calcext:value-type="float">
            <text:p>3491</text:p>
          </table:table-cell>
          <table:table-cell table:formula="of:=[.C158]*[.B158]" office:value-type="float" office:value="349100" calcext:value-type="float">
            <text:p>3.491E+05</text:p>
          </table:table-cell>
          <table:table-cell office:value-type="float" office:value="11296" calcext:value-type="float">
            <text:p>11296</text:p>
          </table:table-cell>
          <table:table-cell office:value-type="float" office:value="0.322083" calcext:value-type="float">
            <text:p>0.322083</text:p>
          </table:table-cell>
        </table:table-row>
        <table:table-row table:style-name="ro1">
          <table:table-cell office:value-type="string" calcext:value-type="string">
            <text:p>knapPI_16_100_1000_8</text:p>
          </table:table-cell>
          <table:table-cell office:value-type="float" office:value="100" calcext:value-type="float">
            <text:p>100</text:p>
          </table:table-cell>
          <table:table-cell office:value-type="float" office:value="4122" calcext:value-type="float">
            <text:p>4122</text:p>
          </table:table-cell>
          <table:table-cell table:formula="of:=[.C159]*[.B159]" office:value-type="float" office:value="412200" calcext:value-type="float">
            <text:p>4.122E+05</text:p>
          </table:table-cell>
          <table:table-cell office:value-type="float" office:value="12663" calcext:value-type="float">
            <text:p>12663</text:p>
          </table:table-cell>
          <table:table-cell office:value-type="float" office:value="0.364786" calcext:value-type="float">
            <text:p>0.364786</text:p>
          </table:table-cell>
        </table:table-row>
        <table:table-row table:style-name="ro1">
          <table:table-cell office:value-type="string" calcext:value-type="string">
            <text:p>knapPI_16_100_1000_9</text:p>
          </table:table-cell>
          <table:table-cell office:value-type="float" office:value="100" calcext:value-type="float">
            <text:p>100</text:p>
          </table:table-cell>
          <table:table-cell office:value-type="float" office:value="3897" calcext:value-type="float">
            <text:p>3897</text:p>
          </table:table-cell>
          <table:table-cell table:formula="of:=[.C160]*[.B160]" office:value-type="float" office:value="389700" calcext:value-type="float">
            <text:p>3.897E+05</text:p>
          </table:table-cell>
          <table:table-cell office:value-type="float" office:value="13595" calcext:value-type="float">
            <text:p>13595</text:p>
          </table:table-cell>
          <table:table-cell office:value-type="float" office:value="0.363706" calcext:value-type="float">
            <text:p>0.363706</text:p>
          </table:table-cell>
        </table:table-row>
        <table:table-row table:style-name="ro1">
          <table:table-cell office:value-type="string" calcext:value-type="string">
            <text:p>knapPI_16_100_1000_10</text:p>
          </table:table-cell>
          <table:table-cell office:value-type="float" office:value="100" calcext:value-type="float">
            <text:p>100</text:p>
          </table:table-cell>
          <table:table-cell office:value-type="float" office:value="5341" calcext:value-type="float">
            <text:p>5341</text:p>
          </table:table-cell>
          <table:table-cell table:formula="of:=[.C161]*[.B161]" office:value-type="float" office:value="534100" calcext:value-type="float">
            <text:p>5.341E+05</text:p>
          </table:table-cell>
          <table:table-cell office:value-type="float" office:value="15108" calcext:value-type="float">
            <text:p>15108</text:p>
          </table:table-cell>
          <table:table-cell office:value-type="float" office:value="0.486676" calcext:value-type="float">
            <text:p>0.486676</text:p>
          </table:table-cell>
        </table:table-row>
        <table:table-row table:style-name="ro1">
          <table:table-cell office:value-type="string" calcext:value-type="string">
            <text:p>knapPI_16_100_1000_11</text:p>
          </table:table-cell>
          <table:table-cell office:value-type="float" office:value="100" calcext:value-type="float">
            <text:p>100</text:p>
          </table:table-cell>
          <table:table-cell office:value-type="float" office:value="5368" calcext:value-type="float">
            <text:p>5368</text:p>
          </table:table-cell>
          <table:table-cell table:formula="of:=[.C162]*[.B162]" office:value-type="float" office:value="536800" calcext:value-type="float">
            <text:p>5.368E+05</text:p>
          </table:table-cell>
          <table:table-cell office:value-type="float" office:value="15700" calcext:value-type="float">
            <text:p>15700</text:p>
          </table:table-cell>
          <table:table-cell office:value-type="float" office:value="0.479602" calcext:value-type="float">
            <text:p>0.479602</text:p>
          </table:table-cell>
        </table:table-row>
        <table:table-row table:style-name="ro1">
          <table:table-cell office:value-type="string" calcext:value-type="string">
            <text:p>knapPI_16_100_1000_12</text:p>
          </table:table-cell>
          <table:table-cell office:value-type="float" office:value="100" calcext:value-type="float">
            <text:p>100</text:p>
          </table:table-cell>
          <table:table-cell office:value-type="float" office:value="6244" calcext:value-type="float">
            <text:p>6244</text:p>
          </table:table-cell>
          <table:table-cell table:formula="of:=[.C163]*[.B163]" office:value-type="float" office:value="624400" calcext:value-type="float">
            <text:p>6.244E+05</text:p>
          </table:table-cell>
          <table:table-cell office:value-type="float" office:value="17269" calcext:value-type="float">
            <text:p>17269</text:p>
          </table:table-cell>
          <table:table-cell office:value-type="float" office:value="0.593017" calcext:value-type="float">
            <text:p>0.593017</text:p>
          </table:table-cell>
        </table:table-row>
        <table:table-row table:style-name="ro1">
          <table:table-cell office:value-type="string" calcext:value-type="string">
            <text:p>knapPI_16_100_1000_13</text:p>
          </table:table-cell>
          <table:table-cell office:value-type="float" office:value="100" calcext:value-type="float">
            <text:p>100</text:p>
          </table:table-cell>
          <table:table-cell office:value-type="float" office:value="6679" calcext:value-type="float">
            <text:p>6679</text:p>
          </table:table-cell>
          <table:table-cell table:formula="of:=[.C164]*[.B164]" office:value-type="float" office:value="667900" calcext:value-type="float">
            <text:p>6.679E+05</text:p>
          </table:table-cell>
          <table:table-cell office:value-type="float" office:value="19405" calcext:value-type="float">
            <text:p>19405</text:p>
          </table:table-cell>
          <table:table-cell office:value-type="float" office:value="0.614428" calcext:value-type="float">
            <text:p>0.614428</text:p>
          </table:table-cell>
        </table:table-row>
        <table:table-row table:style-name="ro1">
          <table:table-cell office:value-type="string" calcext:value-type="string">
            <text:p>knapPI_16_100_1000_14</text:p>
          </table:table-cell>
          <table:table-cell office:value-type="float" office:value="100" calcext:value-type="float">
            <text:p>100</text:p>
          </table:table-cell>
          <table:table-cell office:value-type="float" office:value="7368" calcext:value-type="float">
            <text:p>7368</text:p>
          </table:table-cell>
          <table:table-cell table:formula="of:=[.C165]*[.B165]" office:value-type="float" office:value="736800" calcext:value-type="float">
            <text:p>7.368E+05</text:p>
          </table:table-cell>
          <table:table-cell office:value-type="float" office:value="19797" calcext:value-type="float">
            <text:p>19797</text:p>
          </table:table-cell>
          <table:table-cell office:value-type="float" office:value="0.670782" calcext:value-type="float">
            <text:p>0.670782</text:p>
          </table:table-cell>
        </table:table-row>
        <table:table-row table:style-name="ro1">
          <table:table-cell office:value-type="string" calcext:value-type="string">
            <text:p>knapPI_16_100_1000_15</text:p>
          </table:table-cell>
          <table:table-cell office:value-type="float" office:value="100" calcext:value-type="float">
            <text:p>100</text:p>
          </table:table-cell>
          <table:table-cell office:value-type="float" office:value="8398" calcext:value-type="float">
            <text:p>8398</text:p>
          </table:table-cell>
          <table:table-cell table:formula="of:=[.C166]*[.B166]" office:value-type="float" office:value="839800" calcext:value-type="float">
            <text:p>8.398E+05</text:p>
          </table:table-cell>
          <table:table-cell office:value-type="float" office:value="20555" calcext:value-type="float">
            <text:p>20555</text:p>
          </table:table-cell>
          <table:table-cell office:value-type="float" office:value="0.785852" calcext:value-type="float">
            <text:p>0.785852</text:p>
          </table:table-cell>
        </table:table-row>
        <table:table-row table:style-name="ro1">
          <table:table-cell office:value-type="string" calcext:value-type="string">
            <text:p>knapPI_16_100_1000_16</text:p>
          </table:table-cell>
          <table:table-cell office:value-type="float" office:value="100" calcext:value-type="float">
            <text:p>100</text:p>
          </table:table-cell>
          <table:table-cell office:value-type="float" office:value="7853" calcext:value-type="float">
            <text:p>7853</text:p>
          </table:table-cell>
          <table:table-cell table:formula="of:=[.C167]*[.B167]" office:value-type="float" office:value="785300" calcext:value-type="float">
            <text:p>7.853E+05</text:p>
          </table:table-cell>
          <table:table-cell office:value-type="float" office:value="21850" calcext:value-type="float">
            <text:p>21850</text:p>
          </table:table-cell>
          <table:table-cell office:value-type="float" office:value="0.70593" calcext:value-type="float">
            <text:p>0.70593</text:p>
          </table:table-cell>
        </table:table-row>
        <table:table-row table:style-name="ro1">
          <table:table-cell office:value-type="string" calcext:value-type="string">
            <text:p>knapPI_16_100_1000_17</text:p>
          </table:table-cell>
          <table:table-cell office:value-type="float" office:value="100" calcext:value-type="float">
            <text:p>100</text:p>
          </table:table-cell>
          <table:table-cell office:value-type="float" office:value="8223" calcext:value-type="float">
            <text:p>8223</text:p>
          </table:table-cell>
          <table:table-cell table:formula="of:=[.C168]*[.B168]" office:value-type="float" office:value="822300" calcext:value-type="float">
            <text:p>8.223E+05</text:p>
          </table:table-cell>
          <table:table-cell office:value-type="float" office:value="22650" calcext:value-type="float">
            <text:p>22650</text:p>
          </table:table-cell>
          <table:table-cell office:value-type="float" office:value="0.767444" calcext:value-type="float">
            <text:p>0.767444</text:p>
          </table:table-cell>
        </table:table-row>
        <table:table-row table:style-name="ro1">
          <table:table-cell office:value-type="string" calcext:value-type="string">
            <text:p>knapPI_16_100_1000_18</text:p>
          </table:table-cell>
          <table:table-cell office:value-type="float" office:value="100" calcext:value-type="float">
            <text:p>100</text:p>
          </table:table-cell>
          <table:table-cell office:value-type="float" office:value="8933" calcext:value-type="float">
            <text:p>8933</text:p>
          </table:table-cell>
          <table:table-cell table:formula="of:=[.C169]*[.B169]" office:value-type="float" office:value="893300" calcext:value-type="float">
            <text:p>8.933E+05</text:p>
          </table:table-cell>
          <table:table-cell office:value-type="float" office:value="23627" calcext:value-type="float">
            <text:p>23627</text:p>
          </table:table-cell>
          <table:table-cell office:value-type="float" office:value="0.819215" calcext:value-type="float">
            <text:p>0.819215</text:p>
          </table:table-cell>
        </table:table-row>
        <table:table-row table:style-name="ro1">
          <table:table-cell office:value-type="string" calcext:value-type="string">
            <text:p>knapPI_16_100_1000_19</text:p>
          </table:table-cell>
          <table:table-cell office:value-type="float" office:value="100" calcext:value-type="float">
            <text:p>100</text:p>
          </table:table-cell>
          <table:table-cell office:value-type="float" office:value="9238" calcext:value-type="float">
            <text:p>9238</text:p>
          </table:table-cell>
          <table:table-cell table:formula="of:=[.C170]*[.B170]" office:value-type="float" office:value="923800" calcext:value-type="float">
            <text:p>9.238E+05</text:p>
          </table:table-cell>
          <table:table-cell office:value-type="float" office:value="23806" calcext:value-type="float">
            <text:p>23806</text:p>
          </table:table-cell>
          <table:table-cell office:value-type="float" office:value="0.856363" calcext:value-type="float">
            <text:p>0.856363</text:p>
          </table:table-cell>
        </table:table-row>
        <table:table-row table:style-name="ro1">
          <table:table-cell office:value-type="string" calcext:value-type="string">
            <text:p>knapPI_16_100_1000_20</text:p>
          </table:table-cell>
          <table:table-cell office:value-type="float" office:value="100" calcext:value-type="float">
            <text:p>100</text:p>
          </table:table-cell>
          <table:table-cell office:value-type="float" office:value="10672" calcext:value-type="float">
            <text:p>10672</text:p>
          </table:table-cell>
          <table:table-cell table:formula="of:=[.C171]*[.B171]" office:value-type="float" office:value="1067200" calcext:value-type="float">
            <text:p>1.067E+06</text:p>
          </table:table-cell>
          <table:table-cell office:value-type="float" office:value="25491" calcext:value-type="float">
            <text:p>25491</text:p>
          </table:table-cell>
          <table:table-cell office:value-type="float" office:value="0.972154" calcext:value-type="float">
            <text:p>0.972154</text:p>
          </table:table-cell>
        </table:table-row>
        <table:table-row table:style-name="ro1">
          <table:table-cell office:value-type="string" calcext:value-type="string">
            <text:p>knapPI_16_100_1000_21</text:p>
          </table:table-cell>
          <table:table-cell office:value-type="float" office:value="100" calcext:value-type="float">
            <text:p>100</text:p>
          </table:table-cell>
          <table:table-cell office:value-type="float" office:value="11130" calcext:value-type="float">
            <text:p>11130</text:p>
          </table:table-cell>
          <table:table-cell table:formula="of:=[.C172]*[.B172]" office:value-type="float" office:value="1113000" calcext:value-type="float">
            <text:p>1.113E+06</text:p>
          </table:table-cell>
          <table:table-cell office:value-type="float" office:value="25705" calcext:value-type="float">
            <text:p>25705</text:p>
          </table:table-cell>
          <table:table-cell office:value-type="float" office:value="1.03832" calcext:value-type="float">
            <text:p>1.03832</text:p>
          </table:table-cell>
        </table:table-row>
        <table:table-row table:style-name="ro1">
          <table:table-cell office:value-type="string" calcext:value-type="string">
            <text:p>knapPI_16_100_1000_22</text:p>
          </table:table-cell>
          <table:table-cell office:value-type="float" office:value="100" calcext:value-type="float">
            <text:p>100</text:p>
          </table:table-cell>
          <table:table-cell office:value-type="float" office:value="10540" calcext:value-type="float">
            <text:p>10540</text:p>
          </table:table-cell>
          <table:table-cell table:formula="of:=[.C173]*[.B173]" office:value-type="float" office:value="1054000" calcext:value-type="float">
            <text:p>1.054E+06</text:p>
          </table:table-cell>
          <table:table-cell office:value-type="float" office:value="27136" calcext:value-type="float">
            <text:p>27136</text:p>
          </table:table-cell>
          <table:table-cell office:value-type="float" office:value="0.955856" calcext:value-type="float">
            <text:p>0.955856</text:p>
          </table:table-cell>
        </table:table-row>
        <table:table-row table:style-name="ro1">
          <table:table-cell office:value-type="string" calcext:value-type="string">
            <text:p>knapPI_16_100_1000_23</text:p>
          </table:table-cell>
          <table:table-cell office:value-type="float" office:value="100" calcext:value-type="float">
            <text:p>100</text:p>
          </table:table-cell>
          <table:table-cell office:value-type="float" office:value="11724" calcext:value-type="float">
            <text:p>11724</text:p>
          </table:table-cell>
          <table:table-cell table:formula="of:=[.C174]*[.B174]" office:value-type="float" office:value="1172400" calcext:value-type="float">
            <text:p>1.172E+06</text:p>
          </table:table-cell>
          <table:table-cell office:value-type="float" office:value="27776" calcext:value-type="float">
            <text:p>27776</text:p>
          </table:table-cell>
          <table:table-cell office:value-type="float" office:value="1.07274" calcext:value-type="float">
            <text:p>1.07274</text:p>
          </table:table-cell>
        </table:table-row>
        <table:table-row table:style-name="ro1">
          <table:table-cell office:value-type="string" calcext:value-type="string">
            <text:p>knapPI_16_100_1000_24</text:p>
          </table:table-cell>
          <table:table-cell office:value-type="float" office:value="100" calcext:value-type="float">
            <text:p>100</text:p>
          </table:table-cell>
          <table:table-cell office:value-type="float" office:value="12157" calcext:value-type="float">
            <text:p>12157</text:p>
          </table:table-cell>
          <table:table-cell table:formula="of:=[.C175]*[.B175]" office:value-type="float" office:value="1215700" calcext:value-type="float">
            <text:p>1.216E+06</text:p>
          </table:table-cell>
          <table:table-cell office:value-type="float" office:value="28727" calcext:value-type="float">
            <text:p>28727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 office:value-type="string" calcext:value-type="string">
            <text:p>knapPI_16_100_1000_25</text:p>
          </table:table-cell>
          <table:table-cell office:value-type="float" office:value="100" calcext:value-type="float">
            <text:p>100</text:p>
          </table:table-cell>
          <table:table-cell office:value-type="float" office:value="12092" calcext:value-type="float">
            <text:p>12092</text:p>
          </table:table-cell>
          <table:table-cell table:formula="of:=[.C176]*[.B176]" office:value-type="float" office:value="1209200" calcext:value-type="float">
            <text:p>1.209E+06</text:p>
          </table:table-cell>
          <table:table-cell office:value-type="float" office:value="30277" calcext:value-type="float">
            <text:p>30277</text:p>
          </table:table-cell>
          <table:table-cell office:value-type="float" office:value="1.09606" calcext:value-type="float">
            <text:p>1.09606</text:p>
          </table:table-cell>
        </table:table-row>
        <table:table-row table:style-name="ro1">
          <table:table-cell office:value-type="string" calcext:value-type="string">
            <text:p>knapPI_16_100_1000_26</text:p>
          </table:table-cell>
          <table:table-cell office:value-type="float" office:value="100" calcext:value-type="float">
            <text:p>100</text:p>
          </table:table-cell>
          <table:table-cell office:value-type="float" office:value="11976" calcext:value-type="float">
            <text:p>11976</text:p>
          </table:table-cell>
          <table:table-cell table:formula="of:=[.C177]*[.B177]" office:value-type="float" office:value="1197600" calcext:value-type="float">
            <text:p>1.198E+06</text:p>
          </table:table-cell>
          <table:table-cell office:value-type="float" office:value="30128" calcext:value-type="float">
            <text:p>30128</text:p>
          </table:table-cell>
          <table:table-cell office:value-type="float" office:value="1.08708" calcext:value-type="float">
            <text:p>1.08708</text:p>
          </table:table-cell>
        </table:table-row>
        <table:table-row table:style-name="ro1">
          <table:table-cell office:value-type="string" calcext:value-type="string">
            <text:p>knapPI_16_100_1000_27</text:p>
          </table:table-cell>
          <table:table-cell office:value-type="float" office:value="100" calcext:value-type="float">
            <text:p>100</text:p>
          </table:table-cell>
          <table:table-cell office:value-type="float" office:value="14794" calcext:value-type="float">
            <text:p>14794</text:p>
          </table:table-cell>
          <table:table-cell table:formula="of:=[.C178]*[.B178]" office:value-type="float" office:value="1479400" calcext:value-type="float">
            <text:p>1.479E+06</text:p>
          </table:table-cell>
          <table:table-cell office:value-type="float" office:value="31981" calcext:value-type="float">
            <text:p>31981</text:p>
          </table:table-cell>
          <table:table-cell office:value-type="float" office:value="1.32993" calcext:value-type="float">
            <text:p>1.32993</text:p>
          </table:table-cell>
        </table:table-row>
        <table:table-row table:style-name="ro1">
          <table:table-cell office:value-type="string" calcext:value-type="string">
            <text:p>knapPI_16_100_1000_28</text:p>
          </table:table-cell>
          <table:table-cell office:value-type="float" office:value="100" calcext:value-type="float">
            <text:p>100</text:p>
          </table:table-cell>
          <table:table-cell office:value-type="float" office:value="12398" calcext:value-type="float">
            <text:p>12398</text:p>
          </table:table-cell>
          <table:table-cell table:formula="of:=[.C179]*[.B179]" office:value-type="float" office:value="1239800" calcext:value-type="float">
            <text:p>1.240E+06</text:p>
          </table:table-cell>
          <table:table-cell office:value-type="float" office:value="32206" calcext:value-type="float">
            <text:p>32206</text:p>
          </table:table-cell>
          <table:table-cell office:value-type="float" office:value="1.12017" calcext:value-type="float">
            <text:p>1.12017</text:p>
          </table:table-cell>
        </table:table-row>
        <table:table-row table:style-name="ro1">
          <table:table-cell office:value-type="string" calcext:value-type="string">
            <text:p>knapPI_16_100_1000_29</text:p>
          </table:table-cell>
          <table:table-cell office:value-type="float" office:value="100" calcext:value-type="float">
            <text:p>100</text:p>
          </table:table-cell>
          <table:table-cell office:value-type="float" office:value="14086" calcext:value-type="float">
            <text:p>14086</text:p>
          </table:table-cell>
          <table:table-cell table:formula="of:=[.C180]*[.B180]" office:value-type="float" office:value="1408600" calcext:value-type="float">
            <text:p>1.409E+06</text:p>
          </table:table-cell>
          <table:table-cell office:value-type="float" office:value="33340" calcext:value-type="float">
            <text:p>33340</text:p>
          </table:table-cell>
          <table:table-cell office:value-type="float" office:value="1.28298" calcext:value-type="float">
            <text:p>1.28298</text:p>
          </table:table-cell>
        </table:table-row>
        <table:table-row table:style-name="ro1">
          <table:table-cell office:value-type="string" calcext:value-type="string">
            <text:p>knapPI_16_100_1000_30</text:p>
          </table:table-cell>
          <table:table-cell office:value-type="float" office:value="100" calcext:value-type="float">
            <text:p>100</text:p>
          </table:table-cell>
          <table:table-cell office:value-type="float" office:value="15856" calcext:value-type="float">
            <text:p>15856</text:p>
          </table:table-cell>
          <table:table-cell table:formula="of:=[.C181]*[.B181]" office:value-type="float" office:value="1585600" calcext:value-type="float">
            <text:p>1.586E+06</text:p>
          </table:table-cell>
          <table:table-cell office:value-type="float" office:value="34928" calcext:value-type="float">
            <text:p>34928</text:p>
          </table:table-cell>
          <table:table-cell office:value-type="float" office:value="1.41419" calcext:value-type="float">
            <text:p>1.41419</text:p>
          </table:table-cell>
        </table:table-row>
        <table:table-row table:style-name="ro1">
          <table:table-cell office:value-type="string" calcext:value-type="string">
            <text:p>knapPI_16_100_1000_31</text:p>
          </table:table-cell>
          <table:table-cell office:value-type="float" office:value="100" calcext:value-type="float">
            <text:p>100</text:p>
          </table:table-cell>
          <table:table-cell office:value-type="float" office:value="15783" calcext:value-type="float">
            <text:p>15783</text:p>
          </table:table-cell>
          <table:table-cell table:formula="of:=[.C182]*[.B182]" office:value-type="float" office:value="1578300" calcext:value-type="float">
            <text:p>1.578E+06</text:p>
          </table:table-cell>
          <table:table-cell office:value-type="float" office:value="34713" calcext:value-type="float">
            <text:p>34713</text:p>
          </table:table-cell>
          <table:table-cell office:value-type="float" office:value="1.44193" calcext:value-type="float">
            <text:p>1.44193</text:p>
          </table:table-cell>
        </table:table-row>
        <table:table-row table:style-name="ro1">
          <table:table-cell office:value-type="string" calcext:value-type="string">
            <text:p>knapPI_16_100_1000_32</text:p>
          </table:table-cell>
          <table:table-cell office:value-type="float" office:value="100" calcext:value-type="float">
            <text:p>100</text:p>
          </table:table-cell>
          <table:table-cell office:value-type="float" office:value="15444" calcext:value-type="float">
            <text:p>15444</text:p>
          </table:table-cell>
          <table:table-cell table:formula="of:=[.C183]*[.B183]" office:value-type="float" office:value="1544400" calcext:value-type="float">
            <text:p>1.544E+06</text:p>
          </table:table-cell>
          <table:table-cell office:value-type="float" office:value="35469" calcext:value-type="float">
            <text:p>35469</text:p>
          </table:table-cell>
          <table:table-cell office:value-type="float" office:value="1.40743" calcext:value-type="float">
            <text:p>1.40743</text:p>
          </table:table-cell>
        </table:table-row>
        <table:table-row table:style-name="ro1">
          <table:table-cell office:value-type="string" calcext:value-type="string">
            <text:p>knapPI_16_100_1000_33</text:p>
          </table:table-cell>
          <table:table-cell office:value-type="float" office:value="100" calcext:value-type="float">
            <text:p>100</text:p>
          </table:table-cell>
          <table:table-cell office:value-type="float" office:value="16442" calcext:value-type="float">
            <text:p>16442</text:p>
          </table:table-cell>
          <table:table-cell table:formula="of:=[.C184]*[.B184]" office:value-type="float" office:value="1644200" calcext:value-type="float">
            <text:p>1.644E+06</text:p>
          </table:table-cell>
          <table:table-cell office:value-type="float" office:value="36287" calcext:value-type="float">
            <text:p>36287</text:p>
          </table:table-cell>
          <table:table-cell office:value-type="float" office:value="1.49746" calcext:value-type="float">
            <text:p>1.49746</text:p>
          </table:table-cell>
        </table:table-row>
        <table:table-row table:style-name="ro1">
          <table:table-cell office:value-type="string" calcext:value-type="string">
            <text:p>knapPI_16_100_1000_34</text:p>
          </table:table-cell>
          <table:table-cell office:value-type="float" office:value="100" calcext:value-type="float">
            <text:p>100</text:p>
          </table:table-cell>
          <table:table-cell office:value-type="float" office:value="17722" calcext:value-type="float">
            <text:p>17722</text:p>
          </table:table-cell>
          <table:table-cell table:formula="of:=[.C185]*[.B185]" office:value-type="float" office:value="1772200" calcext:value-type="float">
            <text:p>1.772E+06</text:p>
          </table:table-cell>
          <table:table-cell office:value-type="float" office:value="37511" calcext:value-type="float">
            <text:p>37511</text:p>
          </table:table-cell>
          <table:table-cell office:value-type="float" office:value="1.58339" calcext:value-type="float">
            <text:p>1.58339</text:p>
          </table:table-cell>
        </table:table-row>
        <table:table-row table:style-name="ro1">
          <table:table-cell office:value-type="string" calcext:value-type="string">
            <text:p>knapPI_16_100_1000_35</text:p>
          </table:table-cell>
          <table:table-cell office:value-type="float" office:value="100" calcext:value-type="float">
            <text:p>100</text:p>
          </table:table-cell>
          <table:table-cell office:value-type="float" office:value="16544" calcext:value-type="float">
            <text:p>16544</text:p>
          </table:table-cell>
          <table:table-cell table:formula="of:=[.C186]*[.B186]" office:value-type="float" office:value="1654400" calcext:value-type="float">
            <text:p>1.654E+06</text:p>
          </table:table-cell>
          <table:table-cell office:value-type="float" office:value="37205" calcext:value-type="float">
            <text:p>37205</text:p>
          </table:table-cell>
          <table:table-cell office:value-type="float" office:value="1.49953" calcext:value-type="float">
            <text:p>1.49953</text:p>
          </table:table-cell>
        </table:table-row>
        <table:table-row table:style-name="ro1">
          <table:table-cell office:value-type="string" calcext:value-type="string">
            <text:p>knapPI_16_100_1000_36</text:p>
          </table:table-cell>
          <table:table-cell office:value-type="float" office:value="100" calcext:value-type="float">
            <text:p>100</text:p>
          </table:table-cell>
          <table:table-cell office:value-type="float" office:value="15686" calcext:value-type="float">
            <text:p>15686</text:p>
          </table:table-cell>
          <table:table-cell table:formula="of:=[.C187]*[.B187]" office:value-type="float" office:value="1568600" calcext:value-type="float">
            <text:p>1.569E+06</text:p>
          </table:table-cell>
          <table:table-cell office:value-type="float" office:value="37130" calcext:value-type="float">
            <text:p>37130</text:p>
          </table:table-cell>
          <table:table-cell office:value-type="float" office:value="1.43108" calcext:value-type="float">
            <text:p>1.43108</text:p>
          </table:table-cell>
        </table:table-row>
        <table:table-row table:style-name="ro1">
          <table:table-cell office:value-type="string" calcext:value-type="string">
            <text:p>knapPI_16_100_1000_37</text:p>
          </table:table-cell>
          <table:table-cell office:value-type="float" office:value="100" calcext:value-type="float">
            <text:p>100</text:p>
          </table:table-cell>
          <table:table-cell office:value-type="float" office:value="18939" calcext:value-type="float">
            <text:p>18939</text:p>
          </table:table-cell>
          <table:table-cell table:formula="of:=[.C188]*[.B188]" office:value-type="float" office:value="1893900" calcext:value-type="float">
            <text:p>1.894E+06</text:p>
          </table:table-cell>
          <table:table-cell office:value-type="float" office:value="39808" calcext:value-type="float">
            <text:p>39808</text:p>
          </table:table-cell>
          <table:table-cell office:value-type="float" office:value="1.72484" calcext:value-type="float">
            <text:p>1.72484</text:p>
          </table:table-cell>
        </table:table-row>
        <table:table-row table:style-name="ro1">
          <table:table-cell office:value-type="string" calcext:value-type="string">
            <text:p>knapPI_16_100_1000_38</text:p>
          </table:table-cell>
          <table:table-cell office:value-type="float" office:value="100" calcext:value-type="float">
            <text:p>100</text:p>
          </table:table-cell>
          <table:table-cell office:value-type="float" office:value="18889" calcext:value-type="float">
            <text:p>18889</text:p>
          </table:table-cell>
          <table:table-cell table:formula="of:=[.C189]*[.B189]" office:value-type="float" office:value="1888900" calcext:value-type="float">
            <text:p>1.889E+06</text:p>
          </table:table-cell>
          <table:table-cell office:value-type="float" office:value="39775" calcext:value-type="float">
            <text:p>39775</text:p>
          </table:table-cell>
          <table:table-cell office:value-type="float" office:value="1.68632" calcext:value-type="float">
            <text:p>1.68632</text:p>
          </table:table-cell>
        </table:table-row>
        <table:table-row table:style-name="ro1">
          <table:table-cell office:value-type="string" calcext:value-type="string">
            <text:p>knapPI_16_100_1000_39</text:p>
          </table:table-cell>
          <table:table-cell office:value-type="float" office:value="100" calcext:value-type="float">
            <text:p>100</text:p>
          </table:table-cell>
          <table:table-cell office:value-type="float" office:value="21240" calcext:value-type="float">
            <text:p>21240</text:p>
          </table:table-cell>
          <table:table-cell table:formula="of:=[.C190]*[.B190]" office:value-type="float" office:value="2124000" calcext:value-type="float">
            <text:p>2.124E+06</text:p>
          </table:table-cell>
          <table:table-cell office:value-type="float" office:value="42135" calcext:value-type="float">
            <text:p>42135</text:p>
          </table:table-cell>
          <table:table-cell office:value-type="float" office:value="1.92875" calcext:value-type="float">
            <text:p>1.92875</text:p>
          </table:table-cell>
        </table:table-row>
        <table:table-row table:style-name="ro1">
          <table:table-cell office:value-type="string" calcext:value-type="string">
            <text:p>knapPI_16_100_1000_40</text:p>
          </table:table-cell>
          <table:table-cell office:value-type="float" office:value="100" calcext:value-type="float">
            <text:p>100</text:p>
          </table:table-cell>
          <table:table-cell office:value-type="float" office:value="19140" calcext:value-type="float">
            <text:p>19140</text:p>
          </table:table-cell>
          <table:table-cell table:formula="of:=[.C191]*[.B191]" office:value-type="float" office:value="1914000" calcext:value-type="float">
            <text:p>1.914E+06</text:p>
          </table:table-cell>
          <table:table-cell office:value-type="float" office:value="41378" calcext:value-type="float">
            <text:p>41378</text:p>
          </table:table-cell>
          <table:table-cell office:value-type="float" office:value="1.72361" calcext:value-type="float">
            <text:p>1.72361</text:p>
          </table:table-cell>
        </table:table-row>
        <table:table-row table:style-name="ro1">
          <table:table-cell office:value-type="string" calcext:value-type="string">
            <text:p>knapPI_16_100_1000_41</text:p>
          </table:table-cell>
          <table:table-cell office:value-type="float" office:value="100" calcext:value-type="float">
            <text:p>100</text:p>
          </table:table-cell>
          <table:table-cell office:value-type="float" office:value="22981" calcext:value-type="float">
            <text:p>22981</text:p>
          </table:table-cell>
          <table:table-cell table:formula="of:=[.C192]*[.B192]" office:value-type="float" office:value="2298100" calcext:value-type="float">
            <text:p>2.298E+06</text:p>
          </table:table-cell>
          <table:table-cell office:value-type="float" office:value="43747" calcext:value-type="float">
            <text:p>43747</text:p>
          </table:table-cell>
          <table:table-cell office:value-type="float" office:value="2.12804" calcext:value-type="float">
            <text:p>2.12804</text:p>
          </table:table-cell>
        </table:table-row>
        <table:table-row table:style-name="ro1">
          <table:table-cell office:value-type="string" calcext:value-type="string">
            <text:p>knapPI_16_100_1000_42</text:p>
          </table:table-cell>
          <table:table-cell office:value-type="float" office:value="100" calcext:value-type="float">
            <text:p>100</text:p>
          </table:table-cell>
          <table:table-cell office:value-type="float" office:value="22451" calcext:value-type="float">
            <text:p>22451</text:p>
          </table:table-cell>
          <table:table-cell table:formula="of:=[.C193]*[.B193]" office:value-type="float" office:value="2245100" calcext:value-type="float">
            <text:p>2.245E+06</text:p>
          </table:table-cell>
          <table:table-cell office:value-type="float" office:value="44057" calcext:value-type="float">
            <text:p>44057</text:p>
          </table:table-cell>
          <table:table-cell office:value-type="float" office:value="2.03171" calcext:value-type="float">
            <text:p>2.03171</text:p>
          </table:table-cell>
        </table:table-row>
        <table:table-row table:style-name="ro1">
          <table:table-cell office:value-type="string" calcext:value-type="string">
            <text:p>knapPI_16_100_1000_43</text:p>
          </table:table-cell>
          <table:table-cell office:value-type="float" office:value="100" calcext:value-type="float">
            <text:p>100</text:p>
          </table:table-cell>
          <table:table-cell office:value-type="float" office:value="21804" calcext:value-type="float">
            <text:p>21804</text:p>
          </table:table-cell>
          <table:table-cell table:formula="of:=[.C194]*[.B194]" office:value-type="float" office:value="2180400" calcext:value-type="float">
            <text:p>2.180E+06</text:p>
          </table:table-cell>
          <table:table-cell office:value-type="float" office:value="44225" calcext:value-type="float">
            <text:p>44225</text:p>
          </table:table-cell>
          <table:table-cell office:value-type="float" office:value="1.98836" calcext:value-type="float">
            <text:p>1.98836</text:p>
          </table:table-cell>
        </table:table-row>
        <table:table-row table:style-name="ro1">
          <table:table-cell office:value-type="string" calcext:value-type="string">
            <text:p>knapPI_16_100_1000_44</text:p>
          </table:table-cell>
          <table:table-cell office:value-type="float" office:value="100" calcext:value-type="float">
            <text:p>100</text:p>
          </table:table-cell>
          <table:table-cell office:value-type="float" office:value="22323" calcext:value-type="float">
            <text:p>22323</text:p>
          </table:table-cell>
          <table:table-cell table:formula="of:=[.C195]*[.B195]" office:value-type="float" office:value="2232300" calcext:value-type="float">
            <text:p>2.232E+06</text:p>
          </table:table-cell>
          <table:table-cell office:value-type="float" office:value="45186" calcext:value-type="float">
            <text:p>45186</text:p>
          </table:table-cell>
          <table:table-cell office:value-type="float" office:value="2.03392" calcext:value-type="float">
            <text:p>2.03392</text:p>
          </table:table-cell>
        </table:table-row>
        <table:table-row table:style-name="ro1">
          <table:table-cell office:value-type="string" calcext:value-type="string">
            <text:p>knapPI_16_100_1000_45</text:p>
          </table:table-cell>
          <table:table-cell office:value-type="float" office:value="100" calcext:value-type="float">
            <text:p>100</text:p>
          </table:table-cell>
          <table:table-cell office:value-type="float" office:value="20885" calcext:value-type="float">
            <text:p>20885</text:p>
          </table:table-cell>
          <table:table-cell table:formula="of:=[.C196]*[.B196]" office:value-type="float" office:value="2088500" calcext:value-type="float">
            <text:p>2.089E+06</text:p>
          </table:table-cell>
          <table:table-cell office:value-type="float" office:value="44750" calcext:value-type="float">
            <text:p>44750</text:p>
          </table:table-cell>
          <table:table-cell office:value-type="float" office:value="1.89868" calcext:value-type="float">
            <text:p>1.89868</text:p>
          </table:table-cell>
        </table:table-row>
        <table:table-row table:style-name="ro1">
          <table:table-cell office:value-type="string" calcext:value-type="string">
            <text:p>knapPI_16_100_1000_46</text:p>
          </table:table-cell>
          <table:table-cell office:value-type="float" office:value="100" calcext:value-type="float">
            <text:p>100</text:p>
          </table:table-cell>
          <table:table-cell office:value-type="float" office:value="23613" calcext:value-type="float">
            <text:p>23613</text:p>
          </table:table-cell>
          <table:table-cell table:formula="of:=[.C197]*[.B197]" office:value-type="float" office:value="2361300" calcext:value-type="float">
            <text:p>2.361E+06</text:p>
          </table:table-cell>
          <table:table-cell office:value-type="float" office:value="47628" calcext:value-type="float">
            <text:p>47628</text:p>
          </table:table-cell>
          <table:table-cell office:value-type="float" office:value="2.13814" calcext:value-type="float">
            <text:p>2.13814</text:p>
          </table:table-cell>
        </table:table-row>
        <table:table-row table:style-name="ro1">
          <table:table-cell office:value-type="string" calcext:value-type="string">
            <text:p>knapPI_16_100_1000_47</text:p>
          </table:table-cell>
          <table:table-cell office:value-type="float" office:value="100" calcext:value-type="float">
            <text:p>100</text:p>
          </table:table-cell>
          <table:table-cell office:value-type="float" office:value="22232" calcext:value-type="float">
            <text:p>22232</text:p>
          </table:table-cell>
          <table:table-cell table:formula="of:=[.C198]*[.B198]" office:value-type="float" office:value="2223200" calcext:value-type="float">
            <text:p>2.223E+06</text:p>
          </table:table-cell>
          <table:table-cell office:value-type="float" office:value="46987" calcext:value-type="float">
            <text:p>46987</text:p>
          </table:table-cell>
          <table:table-cell office:value-type="float" office:value="2.01116" calcext:value-type="float">
            <text:p>2.01116</text:p>
          </table:table-cell>
        </table:table-row>
        <table:table-row table:style-name="ro1">
          <table:table-cell office:value-type="string" calcext:value-type="string">
            <text:p>knapPI_16_100_1000_48</text:p>
          </table:table-cell>
          <table:table-cell office:value-type="float" office:value="100" calcext:value-type="float">
            <text:p>100</text:p>
          </table:table-cell>
          <table:table-cell office:value-type="float" office:value="24116" calcext:value-type="float">
            <text:p>24116</text:p>
          </table:table-cell>
          <table:table-cell table:formula="of:=[.C199]*[.B199]" office:value-type="float" office:value="2411600" calcext:value-type="float">
            <text:p>2.412E+06</text:p>
          </table:table-cell>
          <table:table-cell office:value-type="float" office:value="47812" calcext:value-type="float">
            <text:p>47812</text:p>
          </table:table-cell>
          <table:table-cell office:value-type="float" office:value="2.16265" calcext:value-type="float">
            <text:p>2.16265</text:p>
          </table:table-cell>
        </table:table-row>
        <table:table-row table:style-name="ro1">
          <table:table-cell office:value-type="string" calcext:value-type="string">
            <text:p>knapPI_16_100_1000_49</text:p>
          </table:table-cell>
          <table:table-cell office:value-type="float" office:value="100" calcext:value-type="float">
            <text:p>100</text:p>
          </table:table-cell>
          <table:table-cell office:value-type="float" office:value="21899" calcext:value-type="float">
            <text:p>21899</text:p>
          </table:table-cell>
          <table:table-cell table:formula="of:=[.C200]*[.B200]" office:value-type="float" office:value="2189900" calcext:value-type="float">
            <text:p>2.190E+06</text:p>
          </table:table-cell>
          <table:table-cell office:value-type="float" office:value="45983" calcext:value-type="float">
            <text:p>45983</text:p>
          </table:table-cell>
          <table:table-cell office:value-type="float" office:value="1.97294" calcext:value-type="float">
            <text:p>1.97294</text:p>
          </table:table-cell>
        </table:table-row>
        <table:table-row table:style-name="ro1">
          <table:table-cell office:value-type="string" calcext:value-type="string">
            <text:p>knapPI_16_100_1000_50</text:p>
          </table:table-cell>
          <table:table-cell office:value-type="float" office:value="100" calcext:value-type="float">
            <text:p>100</text:p>
          </table:table-cell>
          <table:table-cell office:value-type="float" office:value="23670" calcext:value-type="float">
            <text:p>23670</text:p>
          </table:table-cell>
          <table:table-cell table:formula="of:=[.C201]*[.B201]" office:value-type="float" office:value="2367000" calcext:value-type="float">
            <text:p>2.367E+06</text:p>
          </table:table-cell>
          <table:table-cell office:value-type="float" office:value="48693" calcext:value-type="float">
            <text:p>48693</text:p>
          </table:table-cell>
          <table:table-cell office:value-type="float" office:value="2.13186" calcext:value-type="float">
            <text:p>2.13186</text:p>
          </table:table-cell>
        </table:table-row>
        <table:table-row table:style-name="ro1">
          <table:table-cell office:value-type="string" calcext:value-type="string">
            <text:p>knapPI_16_100_1000_51</text:p>
          </table:table-cell>
          <table:table-cell office:value-type="float" office:value="100" calcext:value-type="float">
            <text:p>100</text:p>
          </table:table-cell>
          <table:table-cell office:value-type="float" office:value="24314" calcext:value-type="float">
            <text:p>24314</text:p>
          </table:table-cell>
          <table:table-cell table:formula="of:=[.C202]*[.B202]" office:value-type="float" office:value="2431400" calcext:value-type="float">
            <text:p>2.431E+06</text:p>
          </table:table-cell>
          <table:table-cell office:value-type="float" office:value="49078" calcext:value-type="float">
            <text:p>49078</text:p>
          </table:table-cell>
          <table:table-cell office:value-type="float" office:value="2.21632" calcext:value-type="float">
            <text:p>2.21632</text:p>
          </table:table-cell>
        </table:table-row>
        <table:table-row table:style-name="ro1">
          <table:table-cell office:value-type="string" calcext:value-type="string">
            <text:p>knapPI_16_100_1000_52</text:p>
          </table:table-cell>
          <table:table-cell office:value-type="float" office:value="100" calcext:value-type="float">
            <text:p>100</text:p>
          </table:table-cell>
          <table:table-cell office:value-type="float" office:value="26559" calcext:value-type="float">
            <text:p>26559</text:p>
          </table:table-cell>
          <table:table-cell table:formula="of:=[.C203]*[.B203]" office:value-type="float" office:value="2655900" calcext:value-type="float">
            <text:p>2.656E+06</text:p>
          </table:table-cell>
          <table:table-cell office:value-type="float" office:value="50042" calcext:value-type="float">
            <text:p>50042</text:p>
          </table:table-cell>
          <table:table-cell office:value-type="float" office:value="2.43196" calcext:value-type="float">
            <text:p>2.43196</text:p>
          </table:table-cell>
        </table:table-row>
        <table:table-row table:style-name="ro1">
          <table:table-cell office:value-type="string" calcext:value-type="string">
            <text:p>knapPI_16_100_1000_53</text:p>
          </table:table-cell>
          <table:table-cell office:value-type="float" office:value="100" calcext:value-type="float">
            <text:p>100</text:p>
          </table:table-cell>
          <table:table-cell office:value-type="float" office:value="26449" calcext:value-type="float">
            <text:p>26449</text:p>
          </table:table-cell>
          <table:table-cell table:formula="of:=[.C204]*[.B204]" office:value-type="float" office:value="2644900" calcext:value-type="float">
            <text:p>2.645E+06</text:p>
          </table:table-cell>
          <table:table-cell office:value-type="float" office:value="51112" calcext:value-type="float">
            <text:p>51112</text:p>
          </table:table-cell>
          <table:table-cell office:value-type="float" office:value="2.46145" calcext:value-type="float">
            <text:p>2.46145</text:p>
          </table:table-cell>
        </table:table-row>
        <table:table-row table:style-name="ro1">
          <table:table-cell office:value-type="string" calcext:value-type="string">
            <text:p>knapPI_16_100_1000_54</text:p>
          </table:table-cell>
          <table:table-cell office:value-type="float" office:value="100" calcext:value-type="float">
            <text:p>100</text:p>
          </table:table-cell>
          <table:table-cell office:value-type="float" office:value="27655" calcext:value-type="float">
            <text:p>27655</text:p>
          </table:table-cell>
          <table:table-cell table:formula="of:=[.C205]*[.B205]" office:value-type="float" office:value="2765500" calcext:value-type="float">
            <text:p>2.766E+06</text:p>
          </table:table-cell>
          <table:table-cell office:value-type="float" office:value="52486" calcext:value-type="float">
            <text:p>52486</text:p>
          </table:table-cell>
          <table:table-cell office:value-type="float" office:value="2.54969" calcext:value-type="float">
            <text:p>2.54969</text:p>
          </table:table-cell>
        </table:table-row>
        <table:table-row table:style-name="ro1">
          <table:table-cell office:value-type="string" calcext:value-type="string">
            <text:p>knapPI_16_100_1000_55</text:p>
          </table:table-cell>
          <table:table-cell office:value-type="float" office:value="100" calcext:value-type="float">
            <text:p>100</text:p>
          </table:table-cell>
          <table:table-cell office:value-type="float" office:value="28765" calcext:value-type="float">
            <text:p>28765</text:p>
          </table:table-cell>
          <table:table-cell table:formula="of:=[.C206]*[.B206]" office:value-type="float" office:value="2876500" calcext:value-type="float">
            <text:p>2.877E+06</text:p>
          </table:table-cell>
          <table:table-cell office:value-type="float" office:value="54958" calcext:value-type="float">
            <text:p>54958</text:p>
          </table:table-cell>
          <table:table-cell office:value-type="float" office:value="2.65155" calcext:value-type="float">
            <text:p>2.65155</text:p>
          </table:table-cell>
        </table:table-row>
        <table:table-row table:style-name="ro1">
          <table:table-cell office:value-type="string" calcext:value-type="string">
            <text:p>knapPI_16_100_1000_56</text:p>
          </table:table-cell>
          <table:table-cell office:value-type="float" office:value="100" calcext:value-type="float">
            <text:p>100</text:p>
          </table:table-cell>
          <table:table-cell office:value-type="float" office:value="26858" calcext:value-type="float">
            <text:p>26858</text:p>
          </table:table-cell>
          <table:table-cell table:formula="of:=[.C207]*[.B207]" office:value-type="float" office:value="2685800" calcext:value-type="float">
            <text:p>2.686E+06</text:p>
          </table:table-cell>
          <table:table-cell office:value-type="float" office:value="52737" calcext:value-type="float">
            <text:p>52737</text:p>
          </table:table-cell>
          <table:table-cell office:value-type="float" office:value="2.44532" calcext:value-type="float">
            <text:p>2.44532</text:p>
          </table:table-cell>
        </table:table-row>
        <table:table-row table:style-name="ro1">
          <table:table-cell office:value-type="string" calcext:value-type="string">
            <text:p>knapPI_16_100_1000_57</text:p>
          </table:table-cell>
          <table:table-cell office:value-type="float" office:value="100" calcext:value-type="float">
            <text:p>100</text:p>
          </table:table-cell>
          <table:table-cell office:value-type="float" office:value="28427" calcext:value-type="float">
            <text:p>28427</text:p>
          </table:table-cell>
          <table:table-cell table:formula="of:=[.C208]*[.B208]" office:value-type="float" office:value="2842700" calcext:value-type="float">
            <text:p>2.843E+06</text:p>
          </table:table-cell>
          <table:table-cell office:value-type="float" office:value="54559" calcext:value-type="float">
            <text:p>54559</text:p>
          </table:table-cell>
          <table:table-cell office:value-type="float" office:value="2.61061" calcext:value-type="float">
            <text:p>2.61061</text:p>
          </table:table-cell>
        </table:table-row>
        <table:table-row table:style-name="ro1">
          <table:table-cell office:value-type="string" calcext:value-type="string">
            <text:p>knapPI_16_100_1000_58</text:p>
          </table:table-cell>
          <table:table-cell office:value-type="float" office:value="100" calcext:value-type="float">
            <text:p>100</text:p>
          </table:table-cell>
          <table:table-cell office:value-type="float" office:value="27995" calcext:value-type="float">
            <text:p>27995</text:p>
          </table:table-cell>
          <table:table-cell table:formula="of:=[.C209]*[.B209]" office:value-type="float" office:value="2799500" calcext:value-type="float">
            <text:p>2.800E+06</text:p>
          </table:table-cell>
          <table:table-cell office:value-type="float" office:value="54573" calcext:value-type="float">
            <text:p>54573</text:p>
          </table:table-cell>
          <table:table-cell office:value-type="float" office:value="2.55547" calcext:value-type="float">
            <text:p>2.55547</text:p>
          </table:table-cell>
        </table:table-row>
        <table:table-row table:style-name="ro1">
          <table:table-cell office:value-type="string" calcext:value-type="string">
            <text:p>knapPI_16_100_1000_59</text:p>
          </table:table-cell>
          <table:table-cell office:value-type="float" office:value="100" calcext:value-type="float">
            <text:p>100</text:p>
          </table:table-cell>
          <table:table-cell office:value-type="float" office:value="29703" calcext:value-type="float">
            <text:p>29703</text:p>
          </table:table-cell>
          <table:table-cell table:formula="of:=[.C210]*[.B210]" office:value-type="float" office:value="2970300" calcext:value-type="float">
            <text:p>2.970E+06</text:p>
          </table:table-cell>
          <table:table-cell office:value-type="float" office:value="56408" calcext:value-type="float">
            <text:p>56408</text:p>
          </table:table-cell>
          <table:table-cell office:value-type="float" office:value="2.78698" calcext:value-type="float">
            <text:p>2.78698</text:p>
          </table:table-cell>
        </table:table-row>
        <table:table-row table:style-name="ro1">
          <table:table-cell office:value-type="string" calcext:value-type="string">
            <text:p>knapPI_16_100_1000_60</text:p>
          </table:table-cell>
          <table:table-cell office:value-type="float" office:value="100" calcext:value-type="float">
            <text:p>100</text:p>
          </table:table-cell>
          <table:table-cell office:value-type="float" office:value="30892" calcext:value-type="float">
            <text:p>30892</text:p>
          </table:table-cell>
          <table:table-cell table:formula="of:=[.C211]*[.B211]" office:value-type="float" office:value="3089200" calcext:value-type="float">
            <text:p>3.089E+06</text:p>
          </table:table-cell>
          <table:table-cell office:value-type="float" office:value="57808" calcext:value-type="float">
            <text:p>57808</text:p>
          </table:table-cell>
          <table:table-cell office:value-type="float" office:value="2.80005" calcext:value-type="float">
            <text:p>2.80005</text:p>
          </table:table-cell>
        </table:table-row>
        <table:table-row table:style-name="ro1">
          <table:table-cell office:value-type="string" calcext:value-type="string">
            <text:p>knapPI_16_100_1000_61</text:p>
          </table:table-cell>
          <table:table-cell office:value-type="float" office:value="100" calcext:value-type="float">
            <text:p>100</text:p>
          </table:table-cell>
          <table:table-cell office:value-type="float" office:value="29050" calcext:value-type="float">
            <text:p>29050</text:p>
          </table:table-cell>
          <table:table-cell table:formula="of:=[.C212]*[.B212]" office:value-type="float" office:value="2905000" calcext:value-type="float">
            <text:p>2.905E+06</text:p>
          </table:table-cell>
          <table:table-cell office:value-type="float" office:value="56121" calcext:value-type="float">
            <text:p>56121</text:p>
          </table:table-cell>
          <table:table-cell office:value-type="float" office:value="2.69699" calcext:value-type="float">
            <text:p>2.69699</text:p>
          </table:table-cell>
        </table:table-row>
        <table:table-row table:style-name="ro1">
          <table:table-cell office:value-type="string" calcext:value-type="string">
            <text:p>knapPI_16_100_1000_62</text:p>
          </table:table-cell>
          <table:table-cell office:value-type="float" office:value="100" calcext:value-type="float">
            <text:p>100</text:p>
          </table:table-cell>
          <table:table-cell office:value-type="float" office:value="30303" calcext:value-type="float">
            <text:p>30303</text:p>
          </table:table-cell>
          <table:table-cell table:formula="of:=[.C213]*[.B213]" office:value-type="float" office:value="3030300" calcext:value-type="float">
            <text:p>3.030E+06</text:p>
          </table:table-cell>
          <table:table-cell office:value-type="float" office:value="56425" calcext:value-type="float">
            <text:p>56425</text:p>
          </table:table-cell>
          <table:table-cell office:value-type="float" office:value="2.75811" calcext:value-type="float">
            <text:p>2.75811</text:p>
          </table:table-cell>
        </table:table-row>
        <table:table-row table:style-name="ro1">
          <table:table-cell office:value-type="string" calcext:value-type="string">
            <text:p>knapPI_16_100_1000_63</text:p>
          </table:table-cell>
          <table:table-cell office:value-type="float" office:value="100" calcext:value-type="float">
            <text:p>100</text:p>
          </table:table-cell>
          <table:table-cell office:value-type="float" office:value="29686" calcext:value-type="float">
            <text:p>29686</text:p>
          </table:table-cell>
          <table:table-cell table:formula="of:=[.C214]*[.B214]" office:value-type="float" office:value="2968600" calcext:value-type="float">
            <text:p>2.969E+06</text:p>
          </table:table-cell>
          <table:table-cell office:value-type="float" office:value="56898" calcext:value-type="float">
            <text:p>56898</text:p>
          </table:table-cell>
          <table:table-cell office:value-type="float" office:value="2.77645" calcext:value-type="float">
            <text:p>2.77645</text:p>
          </table:table-cell>
        </table:table-row>
        <table:table-row table:style-name="ro1">
          <table:table-cell office:value-type="string" calcext:value-type="string">
            <text:p>knapPI_16_100_1000_64</text:p>
          </table:table-cell>
          <table:table-cell office:value-type="float" office:value="100" calcext:value-type="float">
            <text:p>100</text:p>
          </table:table-cell>
          <table:table-cell office:value-type="float" office:value="33975" calcext:value-type="float">
            <text:p>33975</text:p>
          </table:table-cell>
          <table:table-cell table:formula="of:=[.C215]*[.B215]" office:value-type="float" office:value="3397500" calcext:value-type="float">
            <text:p>3.398E+06</text:p>
          </table:table-cell>
          <table:table-cell office:value-type="float" office:value="59834" calcext:value-type="float">
            <text:p>59834</text:p>
          </table:table-cell>
          <table:table-cell office:value-type="float" office:value="3.12797" calcext:value-type="float">
            <text:p>3.12797</text:p>
          </table:table-cell>
        </table:table-row>
        <table:table-row table:style-name="ro1">
          <table:table-cell office:value-type="string" calcext:value-type="string">
            <text:p>knapPI_16_100_1000_65</text:p>
          </table:table-cell>
          <table:table-cell office:value-type="float" office:value="100" calcext:value-type="float">
            <text:p>100</text:p>
          </table:table-cell>
          <table:table-cell office:value-type="float" office:value="30826" calcext:value-type="float">
            <text:p>30826</text:p>
          </table:table-cell>
          <table:table-cell table:formula="of:=[.C216]*[.B216]" office:value-type="float" office:value="3082600" calcext:value-type="float">
            <text:p>3.083E+06</text:p>
          </table:table-cell>
          <table:table-cell office:value-type="float" office:value="58552" calcext:value-type="float">
            <text:p>58552</text:p>
          </table:table-cell>
          <table:table-cell office:value-type="float" office:value="2.86025" calcext:value-type="float">
            <text:p>2.86025</text:p>
          </table:table-cell>
        </table:table-row>
        <table:table-row table:style-name="ro1">
          <table:table-cell office:value-type="string" calcext:value-type="string">
            <text:p>knapPI_16_100_1000_66</text:p>
          </table:table-cell>
          <table:table-cell office:value-type="float" office:value="100" calcext:value-type="float">
            <text:p>100</text:p>
          </table:table-cell>
          <table:table-cell office:value-type="float" office:value="31548" calcext:value-type="float">
            <text:p>31548</text:p>
          </table:table-cell>
          <table:table-cell table:formula="of:=[.C217]*[.B217]" office:value-type="float" office:value="3154800" calcext:value-type="float">
            <text:p>3.155E+06</text:p>
          </table:table-cell>
          <table:table-cell office:value-type="float" office:value="58971" calcext:value-type="float">
            <text:p>58971</text:p>
          </table:table-cell>
          <table:table-cell office:value-type="float" office:value="2.85614" calcext:value-type="float">
            <text:p>2.85614</text:p>
          </table:table-cell>
        </table:table-row>
        <table:table-row table:style-name="ro1">
          <table:table-cell office:value-type="string" calcext:value-type="string">
            <text:p>knapPI_16_100_1000_67</text:p>
          </table:table-cell>
          <table:table-cell office:value-type="float" office:value="100" calcext:value-type="float">
            <text:p>100</text:p>
          </table:table-cell>
          <table:table-cell office:value-type="float" office:value="31586" calcext:value-type="float">
            <text:p>31586</text:p>
          </table:table-cell>
          <table:table-cell table:formula="of:=[.C218]*[.B218]" office:value-type="float" office:value="3158600" calcext:value-type="float">
            <text:p>3.159E+06</text:p>
          </table:table-cell>
          <table:table-cell office:value-type="float" office:value="58327" calcext:value-type="float">
            <text:p>58327</text:p>
          </table:table-cell>
          <table:table-cell office:value-type="float" office:value="2.90362" calcext:value-type="float">
            <text:p>2.90362</text:p>
          </table:table-cell>
        </table:table-row>
        <table:table-row table:style-name="ro1">
          <table:table-cell office:value-type="string" calcext:value-type="string">
            <text:p>knapPI_16_100_1000_68</text:p>
          </table:table-cell>
          <table:table-cell office:value-type="float" office:value="100" calcext:value-type="float">
            <text:p>100</text:p>
          </table:table-cell>
          <table:table-cell office:value-type="float" office:value="32275" calcext:value-type="float">
            <text:p>32275</text:p>
          </table:table-cell>
          <table:table-cell table:formula="of:=[.C219]*[.B219]" office:value-type="float" office:value="3227500" calcext:value-type="float">
            <text:p>3.228E+06</text:p>
          </table:table-cell>
          <table:table-cell office:value-type="float" office:value="60702" calcext:value-type="float">
            <text:p>60702</text:p>
          </table:table-cell>
          <table:table-cell office:value-type="float" office:value="2.96734" calcext:value-type="float">
            <text:p>2.96734</text:p>
          </table:table-cell>
        </table:table-row>
        <table:table-row table:style-name="ro1">
          <table:table-cell office:value-type="string" calcext:value-type="string">
            <text:p>knapPI_16_100_1000_69</text:p>
          </table:table-cell>
          <table:table-cell office:value-type="float" office:value="100" calcext:value-type="float">
            <text:p>100</text:p>
          </table:table-cell>
          <table:table-cell office:value-type="float" office:value="33385" calcext:value-type="float">
            <text:p>33385</text:p>
          </table:table-cell>
          <table:table-cell table:formula="of:=[.C220]*[.B220]" office:value-type="float" office:value="3338500" calcext:value-type="float">
            <text:p>3.339E+06</text:p>
          </table:table-cell>
          <table:table-cell office:value-type="float" office:value="62283" calcext:value-type="float">
            <text:p>62283</text:p>
          </table:table-cell>
          <table:table-cell office:value-type="float" office:value="3.07798" calcext:value-type="float">
            <text:p>3.07798</text:p>
          </table:table-cell>
        </table:table-row>
        <table:table-row table:style-name="ro1">
          <table:table-cell office:value-type="string" calcext:value-type="string">
            <text:p>knapPI_16_100_1000_70</text:p>
          </table:table-cell>
          <table:table-cell office:value-type="float" office:value="100" calcext:value-type="float">
            <text:p>100</text:p>
          </table:table-cell>
          <table:table-cell office:value-type="float" office:value="34092" calcext:value-type="float">
            <text:p>34092</text:p>
          </table:table-cell>
          <table:table-cell table:formula="of:=[.C221]*[.B221]" office:value-type="float" office:value="3409200" calcext:value-type="float">
            <text:p>3.409E+06</text:p>
          </table:table-cell>
          <table:table-cell office:value-type="float" office:value="61835" calcext:value-type="float">
            <text:p>61835</text:p>
          </table:table-cell>
          <table:table-cell office:value-type="float" office:value="3.08304" calcext:value-type="float">
            <text:p>3.08304</text:p>
          </table:table-cell>
        </table:table-row>
        <table:table-row table:style-name="ro1">
          <table:table-cell office:value-type="string" calcext:value-type="string">
            <text:p>knapPI_16_100_1000_71</text:p>
          </table:table-cell>
          <table:table-cell office:value-type="float" office:value="100" calcext:value-type="float">
            <text:p>100</text:p>
          </table:table-cell>
          <table:table-cell office:value-type="float" office:value="32707" calcext:value-type="float">
            <text:p>32707</text:p>
          </table:table-cell>
          <table:table-cell table:formula="of:=[.C222]*[.B222]" office:value-type="float" office:value="3270700" calcext:value-type="float">
            <text:p>3.271E+06</text:p>
          </table:table-cell>
          <table:table-cell office:value-type="float" office:value="61711" calcext:value-type="float">
            <text:p>61711</text:p>
          </table:table-cell>
          <table:table-cell office:value-type="float" office:value="3.03219" calcext:value-type="float">
            <text:p>3.03219</text:p>
          </table:table-cell>
        </table:table-row>
        <table:table-row table:style-name="ro1">
          <table:table-cell office:value-type="string" calcext:value-type="string">
            <text:p>knapPI_16_100_1000_72</text:p>
          </table:table-cell>
          <table:table-cell office:value-type="float" office:value="100" calcext:value-type="float">
            <text:p>100</text:p>
          </table:table-cell>
          <table:table-cell office:value-type="float" office:value="36791" calcext:value-type="float">
            <text:p>36791</text:p>
          </table:table-cell>
          <table:table-cell table:formula="of:=[.C223]*[.B223]" office:value-type="float" office:value="3679100" calcext:value-type="float">
            <text:p>3.679E+06</text:p>
          </table:table-cell>
          <table:table-cell office:value-type="float" office:value="64519" calcext:value-type="float">
            <text:p>64519</text:p>
          </table:table-cell>
          <table:table-cell office:value-type="float" office:value="3.37769" calcext:value-type="float">
            <text:p>3.37769</text:p>
          </table:table-cell>
        </table:table-row>
        <table:table-row table:style-name="ro1">
          <table:table-cell office:value-type="string" calcext:value-type="string">
            <text:p>knapPI_16_100_1000_73</text:p>
          </table:table-cell>
          <table:table-cell office:value-type="float" office:value="100" calcext:value-type="float">
            <text:p>100</text:p>
          </table:table-cell>
          <table:table-cell office:value-type="float" office:value="36528" calcext:value-type="float">
            <text:p>36528</text:p>
          </table:table-cell>
          <table:table-cell table:formula="of:=[.C224]*[.B224]" office:value-type="float" office:value="3652800" calcext:value-type="float">
            <text:p>3.653E+06</text:p>
          </table:table-cell>
          <table:table-cell office:value-type="float" office:value="64996" calcext:value-type="float">
            <text:p>64996</text:p>
          </table:table-cell>
          <table:table-cell office:value-type="float" office:value="3.37021" calcext:value-type="float">
            <text:p>3.37021</text:p>
          </table:table-cell>
        </table:table-row>
        <table:table-row table:style-name="ro1">
          <table:table-cell office:value-type="string" calcext:value-type="string">
            <text:p>knapPI_16_100_1000_74</text:p>
          </table:table-cell>
          <table:table-cell office:value-type="float" office:value="100" calcext:value-type="float">
            <text:p>100</text:p>
          </table:table-cell>
          <table:table-cell office:value-type="float" office:value="36274" calcext:value-type="float">
            <text:p>36274</text:p>
          </table:table-cell>
          <table:table-cell table:formula="of:=[.C225]*[.B225]" office:value-type="float" office:value="3627400" calcext:value-type="float">
            <text:p>3.627E+06</text:p>
          </table:table-cell>
          <table:table-cell office:value-type="float" office:value="65446" calcext:value-type="float">
            <text:p>65446</text:p>
          </table:table-cell>
          <table:table-cell office:value-type="float" office:value="3.27634" calcext:value-type="float">
            <text:p>3.27634</text:p>
          </table:table-cell>
        </table:table-row>
        <table:table-row table:style-name="ro1">
          <table:table-cell office:value-type="string" calcext:value-type="string">
            <text:p>knapPI_16_100_1000_75</text:p>
          </table:table-cell>
          <table:table-cell office:value-type="float" office:value="100" calcext:value-type="float">
            <text:p>100</text:p>
          </table:table-cell>
          <table:table-cell office:value-type="float" office:value="36754" calcext:value-type="float">
            <text:p>36754</text:p>
          </table:table-cell>
          <table:table-cell table:formula="of:=[.C226]*[.B226]" office:value-type="float" office:value="3675400" calcext:value-type="float">
            <text:p>3.675E+06</text:p>
          </table:table-cell>
          <table:table-cell office:value-type="float" office:value="64257" calcext:value-type="float">
            <text:p>64257</text:p>
          </table:table-cell>
          <table:table-cell office:value-type="float" office:value="3.32008" calcext:value-type="float">
            <text:p>3.32008</text:p>
          </table:table-cell>
        </table:table-row>
        <table:table-row table:style-name="ro1">
          <table:table-cell office:value-type="string" calcext:value-type="string">
            <text:p>knapPI_16_100_1000_76</text:p>
          </table:table-cell>
          <table:table-cell office:value-type="float" office:value="100" calcext:value-type="float">
            <text:p>100</text:p>
          </table:table-cell>
          <table:table-cell office:value-type="float" office:value="37221" calcext:value-type="float">
            <text:p>37221</text:p>
          </table:table-cell>
          <table:table-cell table:formula="of:=[.C227]*[.B227]" office:value-type="float" office:value="3722100" calcext:value-type="float">
            <text:p>3.722E+06</text:p>
          </table:table-cell>
          <table:table-cell office:value-type="float" office:value="66487" calcext:value-type="float">
            <text:p>66487</text:p>
          </table:table-cell>
          <table:table-cell office:value-type="float" office:value="3.35689" calcext:value-type="float">
            <text:p>3.35689</text:p>
          </table:table-cell>
        </table:table-row>
        <table:table-row table:style-name="ro1">
          <table:table-cell office:value-type="string" calcext:value-type="string">
            <text:p>knapPI_16_100_1000_77</text:p>
          </table:table-cell>
          <table:table-cell office:value-type="float" office:value="100" calcext:value-type="float">
            <text:p>100</text:p>
          </table:table-cell>
          <table:table-cell office:value-type="float" office:value="35499" calcext:value-type="float">
            <text:p>35499</text:p>
          </table:table-cell>
          <table:table-cell table:formula="of:=[.C228]*[.B228]" office:value-type="float" office:value="3549900" calcext:value-type="float">
            <text:p>3.550E+06</text:p>
          </table:table-cell>
          <table:table-cell office:value-type="float" office:value="64903" calcext:value-type="float">
            <text:p>64903</text:p>
          </table:table-cell>
          <table:table-cell office:value-type="float" office:value="3.22842" calcext:value-type="float">
            <text:p>3.22842</text:p>
          </table:table-cell>
        </table:table-row>
        <table:table-row table:style-name="ro1">
          <table:table-cell office:value-type="string" calcext:value-type="string">
            <text:p>knapPI_16_100_1000_78</text:p>
          </table:table-cell>
          <table:table-cell office:value-type="float" office:value="100" calcext:value-type="float">
            <text:p>100</text:p>
          </table:table-cell>
          <table:table-cell office:value-type="float" office:value="34034" calcext:value-type="float">
            <text:p>34034</text:p>
          </table:table-cell>
          <table:table-cell table:formula="of:=[.C229]*[.B229]" office:value-type="float" office:value="3403400" calcext:value-type="float">
            <text:p>3.403E+06</text:p>
          </table:table-cell>
          <table:table-cell office:value-type="float" office:value="64572" calcext:value-type="float">
            <text:p>64572</text:p>
          </table:table-cell>
          <table:table-cell office:value-type="float" office:value="3.0332" calcext:value-type="float">
            <text:p>3.0332</text:p>
          </table:table-cell>
        </table:table-row>
        <table:table-row table:style-name="ro1">
          <table:table-cell office:value-type="string" calcext:value-type="string">
            <text:p>knapPI_16_100_1000_79</text:p>
          </table:table-cell>
          <table:table-cell office:value-type="float" office:value="100" calcext:value-type="float">
            <text:p>100</text:p>
          </table:table-cell>
          <table:table-cell office:value-type="float" office:value="40022" calcext:value-type="float">
            <text:p>40022</text:p>
          </table:table-cell>
          <table:table-cell table:formula="of:=[.C230]*[.B230]" office:value-type="float" office:value="4002200" calcext:value-type="float">
            <text:p>4.002E+06</text:p>
          </table:table-cell>
          <table:table-cell office:value-type="float" office:value="68855" calcext:value-type="float">
            <text:p>68855</text:p>
          </table:table-cell>
          <table:table-cell office:value-type="float" office:value="3.69498" calcext:value-type="float">
            <text:p>3.69498</text:p>
          </table:table-cell>
        </table:table-row>
        <table:table-row table:style-name="ro1">
          <table:table-cell office:value-type="string" calcext:value-type="string">
            <text:p>knapPI_16_100_1000_80</text:p>
          </table:table-cell>
          <table:table-cell office:value-type="float" office:value="100" calcext:value-type="float">
            <text:p>100</text:p>
          </table:table-cell>
          <table:table-cell office:value-type="float" office:value="37615" calcext:value-type="float">
            <text:p>37615</text:p>
          </table:table-cell>
          <table:table-cell table:formula="of:=[.C231]*[.B231]" office:value-type="float" office:value="3761500" calcext:value-type="float">
            <text:p>3.762E+06</text:p>
          </table:table-cell>
          <table:table-cell office:value-type="float" office:value="66960" calcext:value-type="float">
            <text:p>66960</text:p>
          </table:table-cell>
          <table:table-cell office:value-type="float" office:value="3.4264" calcext:value-type="float">
            <text:p>3.4264</text:p>
          </table:table-cell>
        </table:table-row>
        <table:table-row table:style-name="ro1">
          <table:table-cell office:value-type="string" calcext:value-type="string">
            <text:p>knapPI_16_100_1000_81</text:p>
          </table:table-cell>
          <table:table-cell office:value-type="float" office:value="100" calcext:value-type="float">
            <text:p>100</text:p>
          </table:table-cell>
          <table:table-cell office:value-type="float" office:value="41565" calcext:value-type="float">
            <text:p>41565</text:p>
          </table:table-cell>
          <table:table-cell table:formula="of:=[.C232]*[.B232]" office:value-type="float" office:value="4156500" calcext:value-type="float">
            <text:p>4.157E+06</text:p>
          </table:table-cell>
          <table:table-cell office:value-type="float" office:value="69938" calcext:value-type="float">
            <text:p>69938</text:p>
          </table:table-cell>
          <table:table-cell office:value-type="float" office:value="3.87471" calcext:value-type="float">
            <text:p>3.87471</text:p>
          </table:table-cell>
        </table:table-row>
        <table:table-row table:style-name="ro1">
          <table:table-cell office:value-type="string" calcext:value-type="string">
            <text:p>knapPI_16_100_1000_82</text:p>
          </table:table-cell>
          <table:table-cell office:value-type="float" office:value="100" calcext:value-type="float">
            <text:p>100</text:p>
          </table:table-cell>
          <table:table-cell office:value-type="float" office:value="41527" calcext:value-type="float">
            <text:p>41527</text:p>
          </table:table-cell>
          <table:table-cell table:formula="of:=[.C233]*[.B233]" office:value-type="float" office:value="4152700" calcext:value-type="float">
            <text:p>4.153E+06</text:p>
          </table:table-cell>
          <table:table-cell office:value-type="float" office:value="70043" calcext:value-type="float">
            <text:p>70043</text:p>
          </table:table-cell>
          <table:table-cell office:value-type="float" office:value="3.73928" calcext:value-type="float">
            <text:p>3.73928</text:p>
          </table:table-cell>
        </table:table-row>
        <table:table-row table:style-name="ro1">
          <table:table-cell office:value-type="string" calcext:value-type="string">
            <text:p>knapPI_16_100_1000_83</text:p>
          </table:table-cell>
          <table:table-cell office:value-type="float" office:value="100" calcext:value-type="float">
            <text:p>100</text:p>
          </table:table-cell>
          <table:table-cell office:value-type="float" office:value="43574" calcext:value-type="float">
            <text:p>43574</text:p>
          </table:table-cell>
          <table:table-cell table:formula="of:=[.C234]*[.B234]" office:value-type="float" office:value="4357400" calcext:value-type="float">
            <text:p>4.357E+06</text:p>
          </table:table-cell>
          <table:table-cell office:value-type="float" office:value="74157" calcext:value-type="float">
            <text:p>74157</text:p>
          </table:table-cell>
          <table:table-cell office:value-type="float" office:value="3.99624" calcext:value-type="float">
            <text:p>3.99624</text:p>
          </table:table-cell>
        </table:table-row>
        <table:table-row table:style-name="ro1">
          <table:table-cell office:value-type="string" calcext:value-type="string">
            <text:p>knapPI_16_100_1000_84</text:p>
          </table:table-cell>
          <table:table-cell office:value-type="float" office:value="100" calcext:value-type="float">
            <text:p>100</text:p>
          </table:table-cell>
          <table:table-cell office:value-type="float" office:value="43042" calcext:value-type="float">
            <text:p>43042</text:p>
          </table:table-cell>
          <table:table-cell table:formula="of:=[.C235]*[.B235]" office:value-type="float" office:value="4304200" calcext:value-type="float">
            <text:p>4.304E+06</text:p>
          </table:table-cell>
          <table:table-cell office:value-type="float" office:value="71676" calcext:value-type="float">
            <text:p>71676</text:p>
          </table:table-cell>
          <table:table-cell office:value-type="float" office:value="3.92846" calcext:value-type="float">
            <text:p>3.92846</text:p>
          </table:table-cell>
        </table:table-row>
        <table:table-row table:style-name="ro1">
          <table:table-cell office:value-type="string" calcext:value-type="string">
            <text:p>knapPI_16_100_1000_85</text:p>
          </table:table-cell>
          <table:table-cell office:value-type="float" office:value="100" calcext:value-type="float">
            <text:p>100</text:p>
          </table:table-cell>
          <table:table-cell office:value-type="float" office:value="41065" calcext:value-type="float">
            <text:p>41065</text:p>
          </table:table-cell>
          <table:table-cell table:formula="of:=[.C236]*[.B236]" office:value-type="float" office:value="4106500" calcext:value-type="float">
            <text:p>4.107E+06</text:p>
          </table:table-cell>
          <table:table-cell office:value-type="float" office:value="71132" calcext:value-type="float">
            <text:p>71132</text:p>
          </table:table-cell>
          <table:table-cell office:value-type="float" office:value="3.72922" calcext:value-type="float">
            <text:p>3.72922</text:p>
          </table:table-cell>
        </table:table-row>
        <table:table-row table:style-name="ro1">
          <table:table-cell office:value-type="string" calcext:value-type="string">
            <text:p>knapPI_16_100_1000_86</text:p>
          </table:table-cell>
          <table:table-cell office:value-type="float" office:value="100" calcext:value-type="float">
            <text:p>100</text:p>
          </table:table-cell>
          <table:table-cell office:value-type="float" office:value="42926" calcext:value-type="float">
            <text:p>42926</text:p>
          </table:table-cell>
          <table:table-cell table:formula="of:=[.C237]*[.B237]" office:value-type="float" office:value="4292600" calcext:value-type="float">
            <text:p>4.293E+06</text:p>
          </table:table-cell>
          <table:table-cell office:value-type="float" office:value="73064" calcext:value-type="float">
            <text:p>73064</text:p>
          </table:table-cell>
          <table:table-cell office:value-type="float" office:value="3.93783" calcext:value-type="float">
            <text:p>3.93783</text:p>
          </table:table-cell>
        </table:table-row>
        <table:table-row table:style-name="ro1">
          <table:table-cell office:value-type="string" calcext:value-type="string">
            <text:p>knapPI_16_100_1000_87</text:p>
          </table:table-cell>
          <table:table-cell office:value-type="float" office:value="100" calcext:value-type="float">
            <text:p>100</text:p>
          </table:table-cell>
          <table:table-cell office:value-type="float" office:value="40223" calcext:value-type="float">
            <text:p>40223</text:p>
          </table:table-cell>
          <table:table-cell table:formula="of:=[.C238]*[.B238]" office:value-type="float" office:value="4022300" calcext:value-type="float">
            <text:p>4.022E+06</text:p>
          </table:table-cell>
          <table:table-cell office:value-type="float" office:value="70599" calcext:value-type="float">
            <text:p>70599</text:p>
          </table:table-cell>
          <table:table-cell office:value-type="float" office:value="3.64926" calcext:value-type="float">
            <text:p>3.64926</text:p>
          </table:table-cell>
        </table:table-row>
        <table:table-row table:style-name="ro1">
          <table:table-cell office:value-type="string" calcext:value-type="string">
            <text:p>knapPI_16_100_1000_88</text:p>
          </table:table-cell>
          <table:table-cell office:value-type="float" office:value="100" calcext:value-type="float">
            <text:p>100</text:p>
          </table:table-cell>
          <table:table-cell office:value-type="float" office:value="46758" calcext:value-type="float">
            <text:p>46758</text:p>
          </table:table-cell>
          <table:table-cell table:formula="of:=[.C239]*[.B239]" office:value-type="float" office:value="4675800" calcext:value-type="float">
            <text:p>4.676E+06</text:p>
          </table:table-cell>
          <table:table-cell office:value-type="float" office:value="77405" calcext:value-type="float">
            <text:p>77405</text:p>
          </table:table-cell>
          <table:table-cell office:value-type="float" office:value="4.28469" calcext:value-type="float">
            <text:p>4.28469</text:p>
          </table:table-cell>
        </table:table-row>
        <table:table-row table:style-name="ro1">
          <table:table-cell office:value-type="string" calcext:value-type="string">
            <text:p>knapPI_16_100_1000_89</text:p>
          </table:table-cell>
          <table:table-cell office:value-type="float" office:value="100" calcext:value-type="float">
            <text:p>100</text:p>
          </table:table-cell>
          <table:table-cell office:value-type="float" office:value="49039" calcext:value-type="float">
            <text:p>49039</text:p>
          </table:table-cell>
          <table:table-cell table:formula="of:=[.C240]*[.B240]" office:value-type="float" office:value="4903900" calcext:value-type="float">
            <text:p>4.904E+06</text:p>
          </table:table-cell>
          <table:table-cell office:value-type="float" office:value="78129" calcext:value-type="float">
            <text:p>78129</text:p>
          </table:table-cell>
          <table:table-cell office:value-type="float" office:value="4.54384" calcext:value-type="float">
            <text:p>4.54384</text:p>
          </table:table-cell>
        </table:table-row>
        <table:table-row table:style-name="ro1">
          <table:table-cell office:value-type="string" calcext:value-type="string">
            <text:p>knapPI_16_100_1000_90</text:p>
          </table:table-cell>
          <table:table-cell office:value-type="float" office:value="100" calcext:value-type="float">
            <text:p>100</text:p>
          </table:table-cell>
          <table:table-cell office:value-type="float" office:value="48409" calcext:value-type="float">
            <text:p>48409</text:p>
          </table:table-cell>
          <table:table-cell table:formula="of:=[.C241]*[.B241]" office:value-type="float" office:value="4840900" calcext:value-type="float">
            <text:p>4.841E+06</text:p>
          </table:table-cell>
          <table:table-cell office:value-type="float" office:value="79230" calcext:value-type="float">
            <text:p>79230</text:p>
          </table:table-cell>
          <table:table-cell office:value-type="float" office:value="4.37625" calcext:value-type="float">
            <text:p>4.37625</text:p>
          </table:table-cell>
        </table:table-row>
        <table:table-row table:style-name="ro1">
          <table:table-cell office:value-type="string" calcext:value-type="string">
            <text:p>knapPI_16_100_1000_91</text:p>
          </table:table-cell>
          <table:table-cell office:value-type="float" office:value="100" calcext:value-type="float">
            <text:p>100</text:p>
          </table:table-cell>
          <table:table-cell office:value-type="float" office:value="44162" calcext:value-type="float">
            <text:p>44162</text:p>
          </table:table-cell>
          <table:table-cell table:formula="of:=[.C242]*[.B242]" office:value-type="float" office:value="4416200" calcext:value-type="float">
            <text:p>4.416E+06</text:p>
          </table:table-cell>
          <table:table-cell office:value-type="float" office:value="75517" calcext:value-type="float">
            <text:p>75517</text:p>
          </table:table-cell>
          <table:table-cell office:value-type="float" office:value="4.0234" calcext:value-type="float">
            <text:p>4.0234</text:p>
          </table:table-cell>
        </table:table-row>
        <table:table-row table:style-name="ro1">
          <table:table-cell office:value-type="string" calcext:value-type="string">
            <text:p>knapPI_16_100_1000_92</text:p>
          </table:table-cell>
          <table:table-cell office:value-type="float" office:value="100" calcext:value-type="float">
            <text:p>100</text:p>
          </table:table-cell>
          <table:table-cell office:value-type="float" office:value="47083" calcext:value-type="float">
            <text:p>47083</text:p>
          </table:table-cell>
          <table:table-cell table:formula="of:=[.C243]*[.B243]" office:value-type="float" office:value="4708300" calcext:value-type="float">
            <text:p>4.708E+06</text:p>
          </table:table-cell>
          <table:table-cell office:value-type="float" office:value="77537" calcext:value-type="float">
            <text:p>77537</text:p>
          </table:table-cell>
          <table:table-cell office:value-type="float" office:value="4.2193" calcext:value-type="float">
            <text:p>4.2193</text:p>
          </table:table-cell>
        </table:table-row>
        <table:table-row table:style-name="ro1">
          <table:table-cell office:value-type="string" calcext:value-type="string">
            <text:p>knapPI_16_100_1000_93</text:p>
          </table:table-cell>
          <table:table-cell office:value-type="float" office:value="100" calcext:value-type="float">
            <text:p>100</text:p>
          </table:table-cell>
          <table:table-cell office:value-type="float" office:value="44820" calcext:value-type="float">
            <text:p>44820</text:p>
          </table:table-cell>
          <table:table-cell table:formula="of:=[.C244]*[.B244]" office:value-type="float" office:value="4482000" calcext:value-type="float">
            <text:p>4.482E+06</text:p>
          </table:table-cell>
          <table:table-cell office:value-type="float" office:value="75141" calcext:value-type="float">
            <text:p>75141</text:p>
          </table:table-cell>
          <table:table-cell office:value-type="float" office:value="4.05948" calcext:value-type="float">
            <text:p>4.05948</text:p>
          </table:table-cell>
        </table:table-row>
        <table:table-row table:style-name="ro1">
          <table:table-cell office:value-type="string" calcext:value-type="string">
            <text:p>knapPI_16_100_1000_94</text:p>
          </table:table-cell>
          <table:table-cell office:value-type="float" office:value="100" calcext:value-type="float">
            <text:p>100</text:p>
          </table:table-cell>
          <table:table-cell office:value-type="float" office:value="48342" calcext:value-type="float">
            <text:p>48342</text:p>
          </table:table-cell>
          <table:table-cell table:formula="of:=[.C245]*[.B245]" office:value-type="float" office:value="4834200" calcext:value-type="float">
            <text:p>4.834E+06</text:p>
          </table:table-cell>
          <table:table-cell office:value-type="float" office:value="79330" calcext:value-type="float">
            <text:p>79330</text:p>
          </table:table-cell>
          <table:table-cell office:value-type="float" office:value="4.31648" calcext:value-type="float">
            <text:p>4.31648</text:p>
          </table:table-cell>
        </table:table-row>
        <table:table-row table:style-name="ro1">
          <table:table-cell office:value-type="string" calcext:value-type="string">
            <text:p>knapPI_16_100_1000_95</text:p>
          </table:table-cell>
          <table:table-cell office:value-type="float" office:value="100" calcext:value-type="float">
            <text:p>100</text:p>
          </table:table-cell>
          <table:table-cell office:value-type="float" office:value="46405" calcext:value-type="float">
            <text:p>46405</text:p>
          </table:table-cell>
          <table:table-cell table:formula="of:=[.C246]*[.B246]" office:value-type="float" office:value="4640500" calcext:value-type="float">
            <text:p>4.641E+06</text:p>
          </table:table-cell>
          <table:table-cell office:value-type="float" office:value="78391" calcext:value-type="float">
            <text:p>78391</text:p>
          </table:table-cell>
          <table:table-cell office:value-type="float" office:value="4.17755" calcext:value-type="float">
            <text:p>4.17755</text:p>
          </table:table-cell>
        </table:table-row>
        <table:table-row table:style-name="ro1">
          <table:table-cell office:value-type="string" calcext:value-type="string">
            <text:p>knapPI_16_100_1000_96</text:p>
          </table:table-cell>
          <table:table-cell office:value-type="float" office:value="100" calcext:value-type="float">
            <text:p>100</text:p>
          </table:table-cell>
          <table:table-cell office:value-type="float" office:value="43344" calcext:value-type="float">
            <text:p>43344</text:p>
          </table:table-cell>
          <table:table-cell table:formula="of:=[.C247]*[.B247]" office:value-type="float" office:value="4334400" calcext:value-type="float">
            <text:p>4.334E+06</text:p>
          </table:table-cell>
          <table:table-cell office:value-type="float" office:value="74706" calcext:value-type="float">
            <text:p>74706</text:p>
          </table:table-cell>
          <table:table-cell office:value-type="float" office:value="3.90984" calcext:value-type="float">
            <text:p>3.90984</text:p>
          </table:table-cell>
        </table:table-row>
        <table:table-row table:style-name="ro1">
          <table:table-cell office:value-type="string" calcext:value-type="string">
            <text:p>knapPI_16_100_1000_97</text:p>
          </table:table-cell>
          <table:table-cell office:value-type="float" office:value="100" calcext:value-type="float">
            <text:p>100</text:p>
          </table:table-cell>
          <table:table-cell office:value-type="float" office:value="47001" calcext:value-type="float">
            <text:p>47001</text:p>
          </table:table-cell>
          <table:table-cell table:formula="of:=[.C248]*[.B248]" office:value-type="float" office:value="4700100" calcext:value-type="float">
            <text:p>4.700E+06</text:p>
          </table:table-cell>
          <table:table-cell office:value-type="float" office:value="77732" calcext:value-type="float">
            <text:p>77732</text:p>
          </table:table-cell>
          <table:table-cell office:value-type="float" office:value="4.20519" calcext:value-type="float">
            <text:p>4.20519</text:p>
          </table:table-cell>
        </table:table-row>
        <table:table-row table:style-name="ro1">
          <table:table-cell office:value-type="string" calcext:value-type="string">
            <text:p>knapPI_16_100_1000_98</text:p>
          </table:table-cell>
          <table:table-cell office:value-type="float" office:value="100" calcext:value-type="float">
            <text:p>100</text:p>
          </table:table-cell>
          <table:table-cell office:value-type="float" office:value="49110" calcext:value-type="float">
            <text:p>49110</text:p>
          </table:table-cell>
          <table:table-cell table:formula="of:=[.C249]*[.B249]" office:value-type="float" office:value="4911000" calcext:value-type="float">
            <text:p>4.911E+06</text:p>
          </table:table-cell>
          <table:table-cell office:value-type="float" office:value="79697" calcext:value-type="float">
            <text:p>79697</text:p>
          </table:table-cell>
          <table:table-cell office:value-type="float" office:value="4.48034" calcext:value-type="float">
            <text:p>4.48034</text:p>
          </table:table-cell>
        </table:table-row>
        <table:table-row table:style-name="ro1">
          <table:table-cell office:value-type="string" calcext:value-type="string">
            <text:p>knapPI_16_100_1000_99</text:p>
          </table:table-cell>
          <table:table-cell office:value-type="float" office:value="100" calcext:value-type="float">
            <text:p>100</text:p>
          </table:table-cell>
          <table:table-cell office:value-type="float" office:value="48907" calcext:value-type="float">
            <text:p>48907</text:p>
          </table:table-cell>
          <table:table-cell table:formula="of:=[.C250]*[.B250]" office:value-type="float" office:value="4890700" calcext:value-type="float">
            <text:p>4.891E+06</text:p>
          </table:table-cell>
          <table:table-cell office:value-type="float" office:value="79762" calcext:value-type="float">
            <text:p>79762</text:p>
          </table:table-cell>
          <table:table-cell office:value-type="float" office:value="4.41246" calcext:value-type="float">
            <text:p>4.41246</text:p>
          </table:table-cell>
        </table:table-row>
        <table:table-row table:style-name="ro1">
          <table:table-cell office:value-type="string" calcext:value-type="string">
            <text:p>knapPI_16_100_1000_100</text:p>
          </table:table-cell>
          <table:table-cell office:value-type="float" office:value="100" calcext:value-type="float">
            <text:p>100</text:p>
          </table:table-cell>
          <table:table-cell office:value-type="float" office:value="52049" calcext:value-type="float">
            <text:p>52049</text:p>
          </table:table-cell>
          <table:table-cell table:formula="of:=[.C251]*[.B251]" office:value-type="float" office:value="5204900" calcext:value-type="float">
            <text:p>5.205E+06</text:p>
          </table:table-cell>
          <table:table-cell office:value-type="float" office:value="82164" calcext:value-type="float">
            <text:p>82164</text:p>
          </table:table-cell>
          <table:table-cell office:value-type="float" office:value="4.70642" calcext:value-type="float">
            <text:p>4.70642</text:p>
          </table:table-cell>
        </table:table-row>
      </table:table>
      <table:named-expressions/>
      <table:database-ranges>
        <table:database-range table:name="__Anonymous_Sheet_DB__0" table:target-range-address="Sheet1.A1:Sheet1.F2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8:56:17.596346785</dc:date>
    <meta:document-statistic meta:table-count="1" meta:cell-count="1506" meta:object-count="0"/>
    <meta:generator>LibreOffice/4.2.8.2$Linux_X86_64 LibreOffice_project/420m0$Build-2</meta:generator>
  </office:meta>
</office:document-meta>
</file>